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6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>1 thread(s)</text:p>
          </table:table-cell>
          <table:table-cell office:value-type="float" office:value="302.93599999999998" table:style-name="ce1">
            <text:p>302.936</text:p>
          </table:table-cell>
          <table:table-cell office:value-type="float" office:value="302.64" table:style-name="ce1">
            <text:p>302.64</text:p>
          </table:table-cell>
          <table:table-cell office:value-type="float" office:value="302.79899999999998" table:style-name="ce1">
            <text:p>302.799</text:p>
          </table:table-cell>
          <table:table-cell office:value-type="float" office:value="302.416" table:style-name="ce1">
            <text:p>302.416</text:p>
          </table:table-cell>
          <table:table-cell office:value-type="float" office:value="302.45600000000002" table:style-name="ce1">
            <text:p>302.456</text:p>
          </table:table-cell>
          <table:table-cell office:value-type="float" office:value="302.70999999999998" table:style-name="ce1">
            <text:p>302.71</text:p>
          </table:table-cell>
          <table:table-cell office:value-type="float" office:value="302.18200000000002" table:style-name="ce1">
            <text:p>302.182</text:p>
          </table:table-cell>
          <table:table-cell office:value-type="float" office:value="302.48899999999998" table:style-name="ce1">
            <text:p>302.489</text:p>
          </table:table-cell>
          <table:table-cell office:value-type="float" office:value="302.464" table:style-name="ce1">
            <text:p>302.464</text:p>
          </table:table-cell>
          <table:table-cell office:value-type="float" office:value="302.75" table:style-name="ce1">
            <text:p>302.75</text:p>
          </table:table-cell>
          <table:table-cell office:value-type="float" office:value="302.53300000000002" table:style-name="ce1">
            <text:p>302.533</text:p>
          </table:table-cell>
          <table:table-cell office:value-type="float" office:value="302.601" table:style-name="ce1">
            <text:p>302.601</text:p>
          </table:table-cell>
          <table:table-cell office:value-type="float" office:value="302.26400000000001" table:style-name="ce1">
            <text:p>302.264</text:p>
          </table:table-cell>
          <table:table-cell office:value-type="float" office:value="302.23700000000002" table:style-name="ce1">
            <text:p>302.237</text:p>
          </table:table-cell>
          <table:table-cell office:value-type="float" office:value="302.3" table:style-name="ce1">
            <text:p>302.3</text:p>
          </table:table-cell>
          <table:table-cell office:value-type="float" office:value="302.29399999999998" table:style-name="ce1">
            <text:p>302.294</text:p>
          </table:table-cell>
          <table:table-cell office:value-type="float" office:value="302.52300000000002" table:style-name="ce1">
            <text:p>302.523</text:p>
          </table:table-cell>
          <table:table-cell office:value-type="float" office:value="302.50900000000001" table:style-name="ce1">
            <text:p>302.509</text:p>
          </table:table-cell>
          <table:table-cell office:value-type="float" office:value="302.55500000000001" table:style-name="ce1">
            <text:p>302.555</text:p>
          </table:table-cell>
          <table:table-cell office:value-type="float" office:value="301.995" table:style-name="ce1">
            <text:p>301.995</text:p>
          </table:table-cell>
          <table:table-cell office:value-type="float" office:value="302.83199999999999" table:style-name="ce1">
            <text:p>302.832</text:p>
          </table:table-cell>
          <table:table-cell office:value-type="float" office:value="302.04000000000002" table:style-name="ce1">
            <text:p>302.04</text:p>
          </table:table-cell>
          <table:table-cell office:value-type="float" office:value="302.51900000000001" table:style-name="ce1">
            <text:p>302.519</text:p>
          </table:table-cell>
          <table:table-cell office:value-type="float" office:value="302.43799999999999" table:style-name="ce1">
            <text:p>302.438</text:p>
          </table:table-cell>
          <table:table-cell office:value-type="float" office:value="302.60500000000002" table:style-name="ce1">
            <text:p>302.605</text:p>
          </table:table-cell>
          <table:table-cell office:value-type="float" office:value="302.15499999999997" table:style-name="ce1">
            <text:p>302.155</text:p>
          </table:table-cell>
          <table:table-cell office:value-type="float" office:value="302.85700000000003" table:style-name="ce1">
            <text:p>302.857</text:p>
          </table:table-cell>
          <table:table-cell office:value-type="float" office:value="302.37799999999999" table:style-name="ce1">
            <text:p>302.378</text:p>
          </table:table-cell>
          <table:table-cell office:value-type="float" office:value="302.36799999999999" table:style-name="ce1">
            <text:p>302.368</text:p>
          </table:table-cell>
          <table:table-cell office:value-type="float" office:value="302.464" table:style-name="ce1">
            <text:p>302.464</text:p>
          </table:table-cell>
          <table:table-cell table:style-name="ce1"/>
          <table:table-cell office:value-type="float" office:value="302.46113793103456" table:formula="of:=AVERAGE([.C2:.AE2])" table:style-name="ce1">
            <text:p>302.461137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2 thread(s)</text:p>
          </table:table-cell>
          <table:table-cell office:value-type="float" office:value="292.11799999999999" table:style-name="ce1">
            <text:p>292.118</text:p>
          </table:table-cell>
          <table:table-cell office:value-type="float" office:value="289.73099999999999" table:style-name="ce1">
            <text:p>289.731</text:p>
          </table:table-cell>
          <table:table-cell office:value-type="float" office:value="289.92399999999998" table:style-name="ce1">
            <text:p>289.924</text:p>
          </table:table-cell>
          <table:table-cell office:value-type="float" office:value="289.78800000000001" table:style-name="ce1">
            <text:p>289.788</text:p>
          </table:table-cell>
          <table:table-cell office:value-type="float" office:value="290.94499999999999" table:style-name="ce1">
            <text:p>290.945</text:p>
          </table:table-cell>
          <table:table-cell office:value-type="float" office:value="289.80700000000002" table:style-name="ce1">
            <text:p>289.807</text:p>
          </table:table-cell>
          <table:table-cell office:value-type="float" office:value="290.93599999999998" table:style-name="ce1">
            <text:p>290.936</text:p>
          </table:table-cell>
          <table:table-cell office:value-type="float" office:value="289.71800000000002" table:style-name="ce1">
            <text:p>289.718</text:p>
          </table:table-cell>
          <table:table-cell office:value-type="float" office:value="289.89100000000002" table:style-name="ce1">
            <text:p>289.891</text:p>
          </table:table-cell>
          <table:table-cell office:value-type="float" office:value="290.23500000000001" table:style-name="ce1">
            <text:p>290.235</text:p>
          </table:table-cell>
          <table:table-cell office:value-type="float" office:value="290.88" table:style-name="ce1">
            <text:p>290.88</text:p>
          </table:table-cell>
          <table:table-cell office:value-type="float" office:value="290.45299999999997" table:style-name="ce1">
            <text:p>290.453</text:p>
          </table:table-cell>
          <table:table-cell office:value-type="float" office:value="290.81" table:style-name="ce1">
            <text:p>290.81</text:p>
          </table:table-cell>
          <table:table-cell office:value-type="float" office:value="291.10000000000002" table:style-name="ce1">
            <text:p>291.1</text:p>
          </table:table-cell>
          <table:table-cell office:value-type="float" office:value="291.03199999999998" table:style-name="ce1">
            <text:p>291.032</text:p>
          </table:table-cell>
          <table:table-cell office:value-type="float" office:value="289.85899999999998" table:style-name="ce1">
            <text:p>289.859</text:p>
          </table:table-cell>
          <table:table-cell office:value-type="float" office:value="290.72399999999999" table:style-name="ce1">
            <text:p>290.724</text:p>
          </table:table-cell>
          <table:table-cell office:value-type="float" office:value="290.8" table:style-name="ce1">
            <text:p>290.8</text:p>
          </table:table-cell>
          <table:table-cell office:value-type="float" office:value="290.92" table:style-name="ce1">
            <text:p>290.92</text:p>
          </table:table-cell>
          <table:table-cell office:value-type="float" office:value="290.72899999999998" table:style-name="ce1">
            <text:p>290.729</text:p>
          </table:table-cell>
          <table:table-cell office:value-type="float" office:value="290.72199999999998" table:style-name="ce1">
            <text:p>290.722</text:p>
          </table:table-cell>
          <table:table-cell office:value-type="float" office:value="291.15199999999999" table:style-name="ce1">
            <text:p>291.152</text:p>
          </table:table-cell>
          <table:table-cell office:value-type="float" office:value="289.738" table:style-name="ce1">
            <text:p>289.738</text:p>
          </table:table-cell>
          <table:table-cell office:value-type="float" office:value="289.67200000000003" table:style-name="ce1">
            <text:p>289.672</text:p>
          </table:table-cell>
          <table:table-cell office:value-type="float" office:value="290.822" table:style-name="ce1">
            <text:p>290.822</text:p>
          </table:table-cell>
          <table:table-cell office:value-type="float" office:value="291.03699999999998" table:style-name="ce1">
            <text:p>291.037</text:p>
          </table:table-cell>
          <table:table-cell office:value-type="float" office:value="289.77999999999997" table:style-name="ce1">
            <text:p>289.78</text:p>
          </table:table-cell>
          <table:table-cell office:value-type="float" office:value="289.76400000000001" table:style-name="ce1">
            <text:p>289.764</text:p>
          </table:table-cell>
          <table:table-cell office:value-type="float" office:value="289.71800000000002" table:style-name="ce1">
            <text:p>289.718</text:p>
          </table:table-cell>
          <table:table-cell office:value-type="float" office:value="289.89" table:style-name="ce1">
            <text:p>289.89</text:p>
          </table:table-cell>
          <table:table-cell table:style-name="ce1"/>
          <table:table-cell office:value-type="float" office:value="290.36472413793109" table:formula="of:=AVERAGE([.C3:.AE3])" table:style-name="ce1">
            <text:p>290.364724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3 thread(s)</text:p>
          </table:table-cell>
          <table:table-cell office:value-type="float" office:value="282.59300000000002" table:style-name="ce1">
            <text:p>282.593</text:p>
          </table:table-cell>
          <table:table-cell office:value-type="float" office:value="281.762" table:style-name="ce1">
            <text:p>281.762</text:p>
          </table:table-cell>
          <table:table-cell office:value-type="float" office:value="281.53199999999998" table:style-name="ce1">
            <text:p>281.532</text:p>
          </table:table-cell>
          <table:table-cell office:value-type="float" office:value="281.178" table:style-name="ce1">
            <text:p>281.178</text:p>
          </table:table-cell>
          <table:table-cell office:value-type="float" office:value="281.14999999999998" table:style-name="ce1">
            <text:p>281.15</text:p>
          </table:table-cell>
          <table:table-cell office:value-type="float" office:value="281.75099999999998" table:style-name="ce1">
            <text:p>281.751</text:p>
          </table:table-cell>
          <table:table-cell office:value-type="float" office:value="282.423" table:style-name="ce1">
            <text:p>282.423</text:p>
          </table:table-cell>
          <table:table-cell office:value-type="float" office:value="281.113" table:style-name="ce1">
            <text:p>281.113</text:p>
          </table:table-cell>
          <table:table-cell office:value-type="float" office:value="281.51100000000002" table:style-name="ce1">
            <text:p>281.511</text:p>
          </table:table-cell>
          <table:table-cell office:value-type="float" office:value="280.94799999999998" table:style-name="ce1">
            <text:p>280.948</text:p>
          </table:table-cell>
          <table:table-cell office:value-type="float" office:value="280.97300000000001" table:style-name="ce1">
            <text:p>280.973</text:p>
          </table:table-cell>
          <table:table-cell office:value-type="float" office:value="281.91699999999997" table:style-name="ce1">
            <text:p>281.917</text:p>
          </table:table-cell>
          <table:table-cell office:value-type="float" office:value="280.98099999999999" table:style-name="ce1">
            <text:p>280.981</text:p>
          </table:table-cell>
          <table:table-cell office:value-type="float" office:value="281.55700000000002" table:style-name="ce1">
            <text:p>281.557</text:p>
          </table:table-cell>
          <table:table-cell office:value-type="float" office:value="281.20400000000001" table:style-name="ce1">
            <text:p>281.204</text:p>
          </table:table-cell>
          <table:table-cell office:value-type="float" office:value="281.13600000000002" table:style-name="ce1">
            <text:p>281.136</text:p>
          </table:table-cell>
          <table:table-cell office:value-type="float" office:value="281.42599999999999" table:style-name="ce1">
            <text:p>281.426</text:p>
          </table:table-cell>
          <table:table-cell office:value-type="float" office:value="281.71600000000001" table:style-name="ce1">
            <text:p>281.716</text:p>
          </table:table-cell>
          <table:table-cell office:value-type="float" office:value="280.69400000000002" table:style-name="ce1">
            <text:p>280.694</text:p>
          </table:table-cell>
          <table:table-cell office:value-type="float" office:value="281.64400000000001" table:style-name="ce1">
            <text:p>281.644</text:p>
          </table:table-cell>
          <table:table-cell office:value-type="float" office:value="281.68400000000003" table:style-name="ce1">
            <text:p>281.684</text:p>
          </table:table-cell>
          <table:table-cell office:value-type="float" office:value="280.80599999999998" table:style-name="ce1">
            <text:p>280.806</text:p>
          </table:table-cell>
          <table:table-cell office:value-type="float" office:value="281.79300000000001" table:style-name="ce1">
            <text:p>281.793</text:p>
          </table:table-cell>
          <table:table-cell office:value-type="float" office:value="281.27100000000002" table:style-name="ce1">
            <text:p>281.271</text:p>
          </table:table-cell>
          <table:table-cell office:value-type="float" office:value="281.45400000000001" table:style-name="ce1">
            <text:p>281.454</text:p>
          </table:table-cell>
          <table:table-cell office:value-type="float" office:value="281.31799999999998" table:style-name="ce1">
            <text:p>281.318</text:p>
          </table:table-cell>
          <table:table-cell office:value-type="float" office:value="280.90300000000002" table:style-name="ce1">
            <text:p>280.903</text:p>
          </table:table-cell>
          <table:table-cell office:value-type="float" office:value="281.51100000000002" table:style-name="ce1">
            <text:p>281.511</text:p>
          </table:table-cell>
          <table:table-cell office:value-type="float" office:value="281.464" table:style-name="ce1">
            <text:p>281.464</text:p>
          </table:table-cell>
          <table:table-cell office:value-type="float" office:value="281.78399999999999" table:style-name="ce1">
            <text:p>281.784</text:p>
          </table:table-cell>
          <table:table-cell table:style-name="ce1"/>
          <table:table-cell office:value-type="float" office:value="281.40013793103446" table:formula="of:=AVERAGE([.C4:.AE4])" table:style-name="ce1">
            <text:p>281.400137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4 thread(s)</text:p>
          </table:table-cell>
          <table:table-cell office:value-type="float" office:value="281.42399999999998" table:style-name="ce1">
            <text:p>281.424</text:p>
          </table:table-cell>
          <table:table-cell office:value-type="float" office:value="279.846" table:style-name="ce1">
            <text:p>279.846</text:p>
          </table:table-cell>
          <table:table-cell office:value-type="float" office:value="278.37700000000001" table:style-name="ce1">
            <text:p>278.377</text:p>
          </table:table-cell>
          <table:table-cell office:value-type="float" office:value="277.86099999999999" table:style-name="ce1">
            <text:p>277.861</text:p>
          </table:table-cell>
          <table:table-cell office:value-type="float" office:value="277.94400000000002" table:style-name="ce1">
            <text:p>277.944</text:p>
          </table:table-cell>
          <table:table-cell office:value-type="float" office:value="279.74900000000002" table:style-name="ce1">
            <text:p>279.749</text:p>
          </table:table-cell>
          <table:table-cell office:value-type="float" office:value="280.06099999999998" table:style-name="ce1">
            <text:p>280.061</text:p>
          </table:table-cell>
          <table:table-cell office:value-type="float" office:value="280.21699999999998" table:style-name="ce1">
            <text:p>280.217</text:p>
          </table:table-cell>
          <table:table-cell office:value-type="float" office:value="280.12099999999998" table:style-name="ce1">
            <text:p>280.121</text:p>
          </table:table-cell>
          <table:table-cell office:value-type="float" office:value="279.93900000000002" table:style-name="ce1">
            <text:p>279.939</text:p>
          </table:table-cell>
          <table:table-cell office:value-type="float" office:value="279.74299999999999" table:style-name="ce1">
            <text:p>279.743</text:p>
          </table:table-cell>
          <table:table-cell office:value-type="float" office:value="279.94099999999997" table:style-name="ce1">
            <text:p>279.941</text:p>
          </table:table-cell>
          <table:table-cell office:value-type="float" office:value="279.779" table:style-name="ce1">
            <text:p>279.779</text:p>
          </table:table-cell>
          <table:table-cell office:value-type="float" office:value="279.87099999999998" table:style-name="ce1">
            <text:p>279.871</text:p>
          </table:table-cell>
          <table:table-cell office:value-type="float" office:value="280.30500000000001" table:style-name="ce1">
            <text:p>280.305</text:p>
          </table:table-cell>
          <table:table-cell office:value-type="float" office:value="279.637" table:style-name="ce1">
            <text:p>279.637</text:p>
          </table:table-cell>
          <table:table-cell office:value-type="float" office:value="279.96800000000002" table:style-name="ce1">
            <text:p>279.968</text:p>
          </table:table-cell>
          <table:table-cell office:value-type="float" office:value="280.26400000000001" table:style-name="ce1">
            <text:p>280.264</text:p>
          </table:table-cell>
          <table:table-cell office:value-type="float" office:value="277.74200000000002" table:style-name="ce1">
            <text:p>277.742</text:p>
          </table:table-cell>
          <table:table-cell office:value-type="float" office:value="278.05900000000003" table:style-name="ce1">
            <text:p>278.059</text:p>
          </table:table-cell>
          <table:table-cell office:value-type="float" office:value="279.85300000000001" table:style-name="ce1">
            <text:p>279.853</text:p>
          </table:table-cell>
          <table:table-cell office:value-type="float" office:value="279.76600000000002" table:style-name="ce1">
            <text:p>279.766</text:p>
          </table:table-cell>
          <table:table-cell office:value-type="float" office:value="279.858" table:style-name="ce1">
            <text:p>279.858</text:p>
          </table:table-cell>
          <table:table-cell office:value-type="float" office:value="279.81299999999999" table:style-name="ce1">
            <text:p>279.813</text:p>
          </table:table-cell>
          <table:table-cell office:value-type="float" office:value="279.80700000000002" table:style-name="ce1">
            <text:p>279.807</text:p>
          </table:table-cell>
          <table:table-cell office:value-type="float" office:value="280.13600000000002" table:style-name="ce1">
            <text:p>280.136</text:p>
          </table:table-cell>
          <table:table-cell office:value-type="float" office:value="280.09199999999998" table:style-name="ce1">
            <text:p>280.092</text:p>
          </table:table-cell>
          <table:table-cell office:value-type="float" office:value="280.20100000000002" table:style-name="ce1">
            <text:p>280.201</text:p>
          </table:table-cell>
          <table:table-cell office:value-type="float" office:value="279.589" table:style-name="ce1">
            <text:p>279.589</text:p>
          </table:table-cell>
          <table:table-cell office:value-type="float" office:value="280.09300000000002" table:style-name="ce1">
            <text:p>280.093</text:p>
          </table:table-cell>
          <table:table-cell table:style-name="ce1"/>
          <table:table-cell office:value-type="float" office:value="279.608" table:formula="of:=AVERAGE([.C5:.AE5])" table:style-name="ce1">
            <text:p>279.60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5 thread(s)</text:p>
          </table:table-cell>
          <table:table-cell office:value-type="float" office:value="278.33" table:style-name="ce1">
            <text:p>278.33</text:p>
          </table:table-cell>
          <table:table-cell office:value-type="float" office:value="277.82799999999997" table:style-name="ce1">
            <text:p>277.828</text:p>
          </table:table-cell>
          <table:table-cell office:value-type="float" office:value="277.33800000000002" table:style-name="ce1">
            <text:p>277.338</text:p>
          </table:table-cell>
          <table:table-cell office:value-type="float" office:value="277.62799999999999" table:style-name="ce1">
            <text:p>277.628</text:p>
          </table:table-cell>
          <table:table-cell office:value-type="float" office:value="277.45499999999998" table:style-name="ce1">
            <text:p>277.455</text:p>
          </table:table-cell>
          <table:table-cell office:value-type="float" office:value="278.214" table:style-name="ce1">
            <text:p>278.214</text:p>
          </table:table-cell>
          <table:table-cell office:value-type="float" office:value="278.49099999999999" table:style-name="ce1">
            <text:p>278.491</text:p>
          </table:table-cell>
          <table:table-cell office:value-type="float" office:value="277.91899999999998" table:style-name="ce1">
            <text:p>277.919</text:p>
          </table:table-cell>
          <table:table-cell office:value-type="float" office:value="278.37599999999998" table:style-name="ce1">
            <text:p>278.376</text:p>
          </table:table-cell>
          <table:table-cell office:value-type="float" office:value="277.65800000000002" table:style-name="ce1">
            <text:p>277.658</text:p>
          </table:table-cell>
          <table:table-cell office:value-type="float" office:value="277.50599999999997" table:style-name="ce1">
            <text:p>277.506</text:p>
          </table:table-cell>
          <table:table-cell office:value-type="float" office:value="277.95400000000001" table:style-name="ce1">
            <text:p>277.954</text:p>
          </table:table-cell>
          <table:table-cell office:value-type="float" office:value="277.52300000000002" table:style-name="ce1">
            <text:p>277.523</text:p>
          </table:table-cell>
          <table:table-cell office:value-type="float" office:value="277.709" table:style-name="ce1">
            <text:p>277.709</text:p>
          </table:table-cell>
          <table:table-cell office:value-type="float" office:value="277.42599999999999" table:style-name="ce1">
            <text:p>277.426</text:p>
          </table:table-cell>
          <table:table-cell office:value-type="float" office:value="277.71899999999999" table:style-name="ce1">
            <text:p>277.719</text:p>
          </table:table-cell>
          <table:table-cell office:value-type="float" office:value="277.62700000000001" table:style-name="ce1">
            <text:p>277.627</text:p>
          </table:table-cell>
          <table:table-cell office:value-type="float" office:value="277.89" table:style-name="ce1">
            <text:p>277.89</text:p>
          </table:table-cell>
          <table:table-cell office:value-type="float" office:value="277.62799999999999" table:style-name="ce1">
            <text:p>277.628</text:p>
          </table:table-cell>
          <table:table-cell office:value-type="float" office:value="277.85599999999999" table:style-name="ce1">
            <text:p>277.856</text:p>
          </table:table-cell>
          <table:table-cell office:value-type="float" office:value="277.70299999999997" table:style-name="ce1">
            <text:p>277.703</text:p>
          </table:table-cell>
          <table:table-cell office:value-type="float" office:value="277.90600000000001" table:style-name="ce1">
            <text:p>277.906</text:p>
          </table:table-cell>
          <table:table-cell office:value-type="float" office:value="277.23700000000002" table:style-name="ce1">
            <text:p>277.237</text:p>
          </table:table-cell>
          <table:table-cell office:value-type="float" office:value="277.42399999999998" table:style-name="ce1">
            <text:p>277.424</text:p>
          </table:table-cell>
          <table:table-cell office:value-type="float" office:value="277.74900000000002" table:style-name="ce1">
            <text:p>277.749</text:p>
          </table:table-cell>
          <table:table-cell office:value-type="float" office:value="278.31400000000002" table:style-name="ce1">
            <text:p>278.314</text:p>
          </table:table-cell>
          <table:table-cell office:value-type="float" office:value="278.50299999999999" table:style-name="ce1">
            <text:p>278.503</text:p>
          </table:table-cell>
          <table:table-cell office:value-type="float" office:value="277.74400000000003" table:style-name="ce1">
            <text:p>277.744</text:p>
          </table:table-cell>
          <table:table-cell office:value-type="float" office:value="277.43900000000002" table:style-name="ce1">
            <text:p>277.439</text:p>
          </table:table-cell>
          <table:table-cell office:value-type="float" office:value="277.46600000000001" table:style-name="ce1">
            <text:p>277.466</text:p>
          </table:table-cell>
          <table:table-cell table:style-name="ce1"/>
          <table:table-cell office:value-type="float" office:value="277.76655172413797" table:formula="of:=AVERAGE([.C6:.AE6])" table:style-name="ce1">
            <text:p>277.766551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6 thread(s)</text:p>
          </table:table-cell>
          <table:table-cell office:value-type="float" office:value="276.89299999999997" table:style-name="ce1">
            <text:p>276.893</text:p>
          </table:table-cell>
          <table:table-cell office:value-type="float" office:value="276.31099999999998" table:style-name="ce1">
            <text:p>276.311</text:p>
          </table:table-cell>
          <table:table-cell office:value-type="float" office:value="275.964" table:style-name="ce1">
            <text:p>275.964</text:p>
          </table:table-cell>
          <table:table-cell office:value-type="float" office:value="276.29000000000002" table:style-name="ce1">
            <text:p>276.29</text:p>
          </table:table-cell>
          <table:table-cell office:value-type="float" office:value="276.31900000000002" table:style-name="ce1">
            <text:p>276.319</text:p>
          </table:table-cell>
          <table:table-cell office:value-type="float" office:value="276.303" table:style-name="ce1">
            <text:p>276.303</text:p>
          </table:table-cell>
          <table:table-cell office:value-type="float" office:value="276.01" table:style-name="ce1">
            <text:p>276.01</text:p>
          </table:table-cell>
          <table:table-cell office:value-type="float" office:value="276.05399999999997" table:style-name="ce1">
            <text:p>276.054</text:p>
          </table:table-cell>
          <table:table-cell office:value-type="float" office:value="276.38299999999998" table:style-name="ce1">
            <text:p>276.383</text:p>
          </table:table-cell>
          <table:table-cell office:value-type="float" office:value="276.07499999999999" table:style-name="ce1">
            <text:p>276.075</text:p>
          </table:table-cell>
          <table:table-cell office:value-type="float" office:value="275.88099999999997" table:style-name="ce1">
            <text:p>275.881</text:p>
          </table:table-cell>
          <table:table-cell office:value-type="float" office:value="276.05900000000003" table:style-name="ce1">
            <text:p>276.059</text:p>
          </table:table-cell>
          <table:table-cell office:value-type="float" office:value="276.27300000000002" table:style-name="ce1">
            <text:p>276.273</text:p>
          </table:table-cell>
          <table:table-cell office:value-type="float" office:value="276.666" table:style-name="ce1">
            <text:p>276.666</text:p>
          </table:table-cell>
          <table:table-cell office:value-type="float" office:value="276.59500000000003" table:style-name="ce1">
            <text:p>276.595</text:p>
          </table:table-cell>
          <table:table-cell office:value-type="float" office:value="276.22199999999998" table:style-name="ce1">
            <text:p>276.222</text:p>
          </table:table-cell>
          <table:table-cell office:value-type="float" office:value="276.11099999999999" table:style-name="ce1">
            <text:p>276.111</text:p>
          </table:table-cell>
          <table:table-cell office:value-type="float" office:value="276.58999999999997" table:style-name="ce1">
            <text:p>276.59</text:p>
          </table:table-cell>
          <table:table-cell office:value-type="float" office:value="276.50099999999998" table:style-name="ce1">
            <text:p>276.501</text:p>
          </table:table-cell>
          <table:table-cell office:value-type="float" office:value="276.71600000000001" table:style-name="ce1">
            <text:p>276.716</text:p>
          </table:table-cell>
          <table:table-cell office:value-type="float" office:value="276.529" table:style-name="ce1">
            <text:p>276.529</text:p>
          </table:table-cell>
          <table:table-cell office:value-type="float" office:value="276.54599999999999" table:style-name="ce1">
            <text:p>276.546</text:p>
          </table:table-cell>
          <table:table-cell office:value-type="float" office:value="276.28100000000001" table:style-name="ce1">
            <text:p>276.281</text:p>
          </table:table-cell>
          <table:table-cell office:value-type="float" office:value="276.05099999999999" table:style-name="ce1">
            <text:p>276.051</text:p>
          </table:table-cell>
          <table:table-cell office:value-type="float" office:value="276.28500000000003" table:style-name="ce1">
            <text:p>276.285</text:p>
          </table:table-cell>
          <table:table-cell office:value-type="float" office:value="276.17200000000003" table:style-name="ce1">
            <text:p>276.172</text:p>
          </table:table-cell>
          <table:table-cell office:value-type="float" office:value="276.30500000000001" table:style-name="ce1">
            <text:p>276.305</text:p>
          </table:table-cell>
          <table:table-cell office:value-type="float" office:value="276.29599999999999" table:style-name="ce1">
            <text:p>276.296</text:p>
          </table:table-cell>
          <table:table-cell office:value-type="float" office:value="276.447" table:style-name="ce1">
            <text:p>276.447</text:p>
          </table:table-cell>
          <table:table-cell office:value-type="float" office:value="276.35599999999999" table:style-name="ce1">
            <text:p>276.356</text:p>
          </table:table-cell>
          <table:table-cell table:style-name="ce1"/>
          <table:table-cell office:value-type="float" office:value="276.2962413793104" table:formula="of:=AVERAGE([.C7:.AE7])" table:style-name="ce1">
            <text:p>276.296241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7 thread(s)</text:p>
          </table:table-cell>
          <table:table-cell office:value-type="float" office:value="276.25" table:style-name="ce1">
            <text:p>276.25</text:p>
          </table:table-cell>
          <table:table-cell office:value-type="float" office:value="275.40199999999999" table:style-name="ce1">
            <text:p>275.402</text:p>
          </table:table-cell>
          <table:table-cell office:value-type="float" office:value="275.55399999999997" table:style-name="ce1">
            <text:p>275.554</text:p>
          </table:table-cell>
          <table:table-cell office:value-type="float" office:value="275.29599999999999" table:style-name="ce1">
            <text:p>275.296</text:p>
          </table:table-cell>
          <table:table-cell office:value-type="float" office:value="275.54300000000001" table:style-name="ce1">
            <text:p>275.543</text:p>
          </table:table-cell>
          <table:table-cell office:value-type="float" office:value="275.06400000000002" table:style-name="ce1">
            <text:p>275.064</text:p>
          </table:table-cell>
          <table:table-cell office:value-type="float" office:value="274.96100000000001" table:style-name="ce1">
            <text:p>274.961</text:p>
          </table:table-cell>
          <table:table-cell office:value-type="float" office:value="275.44299999999998" table:style-name="ce1">
            <text:p>275.443</text:p>
          </table:table-cell>
          <table:table-cell office:value-type="float" office:value="275.54300000000001" table:style-name="ce1">
            <text:p>275.543</text:p>
          </table:table-cell>
          <table:table-cell office:value-type="float" office:value="275.303" table:style-name="ce1">
            <text:p>275.303</text:p>
          </table:table-cell>
          <table:table-cell office:value-type="float" office:value="275.47000000000003" table:style-name="ce1">
            <text:p>275.47</text:p>
          </table:table-cell>
          <table:table-cell office:value-type="float" office:value="275.68900000000002" table:style-name="ce1">
            <text:p>275.689</text:p>
          </table:table-cell>
          <table:table-cell office:value-type="float" office:value="275.20299999999997" table:style-name="ce1">
            <text:p>275.203</text:p>
          </table:table-cell>
          <table:table-cell office:value-type="float" office:value="275.613" table:style-name="ce1">
            <text:p>275.613</text:p>
          </table:table-cell>
          <table:table-cell office:value-type="float" office:value="274.93799999999999" table:style-name="ce1">
            <text:p>274.938</text:p>
          </table:table-cell>
          <table:table-cell office:value-type="float" office:value="275.02499999999998" table:style-name="ce1">
            <text:p>275.025</text:p>
          </table:table-cell>
          <table:table-cell office:value-type="float" office:value="274.87299999999999" table:style-name="ce1">
            <text:p>274.873</text:p>
          </table:table-cell>
          <table:table-cell office:value-type="float" office:value="275.226" table:style-name="ce1">
            <text:p>275.226</text:p>
          </table:table-cell>
          <table:table-cell office:value-type="float" office:value="274.91699999999997" table:style-name="ce1">
            <text:p>274.917</text:p>
          </table:table-cell>
          <table:table-cell office:value-type="float" office:value="275.10500000000002" table:style-name="ce1">
            <text:p>275.105</text:p>
          </table:table-cell>
          <table:table-cell office:value-type="float" office:value="275.37700000000001" table:style-name="ce1">
            <text:p>275.377</text:p>
          </table:table-cell>
          <table:table-cell office:value-type="float" office:value="275.32100000000003" table:style-name="ce1">
            <text:p>275.321</text:p>
          </table:table-cell>
          <table:table-cell office:value-type="float" office:value="275.5" table:style-name="ce1">
            <text:p>275.5</text:p>
          </table:table-cell>
          <table:table-cell office:value-type="float" office:value="275.62200000000001" table:style-name="ce1">
            <text:p>275.622</text:p>
          </table:table-cell>
          <table:table-cell office:value-type="float" office:value="276.262" table:style-name="ce1">
            <text:p>276.262</text:p>
          </table:table-cell>
          <table:table-cell office:value-type="float" office:value="275.24400000000003" table:style-name="ce1">
            <text:p>275.244</text:p>
          </table:table-cell>
          <table:table-cell office:value-type="float" office:value="275.14400000000001" table:style-name="ce1">
            <text:p>275.144</text:p>
          </table:table-cell>
          <table:table-cell office:value-type="float" office:value="275.45499999999998" table:style-name="ce1">
            <text:p>275.455</text:p>
          </table:table-cell>
          <table:table-cell office:value-type="float" office:value="275.32100000000003" table:style-name="ce1">
            <text:p>275.321</text:p>
          </table:table-cell>
          <table:table-cell office:value-type="float" office:value="275.16899999999998" table:style-name="ce1">
            <text:p>275.169</text:p>
          </table:table-cell>
          <table:table-cell table:style-name="ce1"/>
          <table:table-cell office:value-type="float" office:value="275.33044827586207" table:formula="of:=AVERAGE([.C8:.AE8])" table:style-name="ce1">
            <text:p>275.330448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8 thread(s)</text:p>
          </table:table-cell>
          <table:table-cell office:value-type="float" office:value="277.19299999999998" table:style-name="ce1">
            <text:p>277.193</text:p>
          </table:table-cell>
          <table:table-cell office:value-type="float" office:value="274.31299999999999" table:style-name="ce1">
            <text:p>274.313</text:p>
          </table:table-cell>
          <table:table-cell office:value-type="float" office:value="276.21199999999999" table:style-name="ce1">
            <text:p>276.212</text:p>
          </table:table-cell>
          <table:table-cell office:value-type="float" office:value="276.35199999999998" table:style-name="ce1">
            <text:p>276.352</text:p>
          </table:table-cell>
          <table:table-cell office:value-type="float" office:value="274.649" table:style-name="ce1">
            <text:p>274.649</text:p>
          </table:table-cell>
          <table:table-cell office:value-type="float" office:value="275.78699999999998" table:style-name="ce1">
            <text:p>275.787</text:p>
          </table:table-cell>
          <table:table-cell office:value-type="float" office:value="275.79199999999997" table:style-name="ce1">
            <text:p>275.792</text:p>
          </table:table-cell>
          <table:table-cell office:value-type="float" office:value="276.56900000000002" table:style-name="ce1">
            <text:p>276.569</text:p>
          </table:table-cell>
          <table:table-cell office:value-type="float" office:value="276.15699999999998" table:style-name="ce1">
            <text:p>276.157</text:p>
          </table:table-cell>
          <table:table-cell office:value-type="float" office:value="276.58999999999997" table:style-name="ce1">
            <text:p>276.59</text:p>
          </table:table-cell>
          <table:table-cell office:value-type="float" office:value="274.00099999999998" table:style-name="ce1">
            <text:p>274.001</text:p>
          </table:table-cell>
          <table:table-cell office:value-type="float" office:value="276.49400000000003" table:style-name="ce1">
            <text:p>276.494</text:p>
          </table:table-cell>
          <table:table-cell office:value-type="float" office:value="275.822" table:style-name="ce1">
            <text:p>275.822</text:p>
          </table:table-cell>
          <table:table-cell office:value-type="float" office:value="273.94200000000001" table:style-name="ce1">
            <text:p>273.942</text:p>
          </table:table-cell>
          <table:table-cell office:value-type="float" office:value="275.72000000000003" table:style-name="ce1">
            <text:p>275.72</text:p>
          </table:table-cell>
          <table:table-cell office:value-type="float" office:value="275.88799999999998" table:style-name="ce1">
            <text:p>275.888</text:p>
          </table:table-cell>
          <table:table-cell office:value-type="float" office:value="274.33699999999999" table:style-name="ce1">
            <text:p>274.337</text:p>
          </table:table-cell>
          <table:table-cell office:value-type="float" office:value="276.25599999999997" table:style-name="ce1">
            <text:p>276.256</text:p>
          </table:table-cell>
          <table:table-cell office:value-type="float" office:value="274.10700000000003" table:style-name="ce1">
            <text:p>274.107</text:p>
          </table:table-cell>
          <table:table-cell office:value-type="float" office:value="274.2" table:style-name="ce1">
            <text:p>274.2</text:p>
          </table:table-cell>
          <table:table-cell office:value-type="float" office:value="274.44900000000001" table:style-name="ce1">
            <text:p>274.449</text:p>
          </table:table-cell>
          <table:table-cell office:value-type="float" office:value="274.56" table:style-name="ce1">
            <text:p>274.56</text:p>
          </table:table-cell>
          <table:table-cell office:value-type="float" office:value="276.197" table:style-name="ce1">
            <text:p>276.197</text:p>
          </table:table-cell>
          <table:table-cell office:value-type="float" office:value="276.12900000000002" table:style-name="ce1">
            <text:p>276.129</text:p>
          </table:table-cell>
          <table:table-cell office:value-type="float" office:value="276.74700000000001" table:style-name="ce1">
            <text:p>276.747</text:p>
          </table:table-cell>
          <table:table-cell office:value-type="float" office:value="276.50599999999997" table:style-name="ce1">
            <text:p>276.506</text:p>
          </table:table-cell>
          <table:table-cell office:value-type="float" office:value="276.25700000000001" table:style-name="ce1">
            <text:p>276.257</text:p>
          </table:table-cell>
          <table:table-cell office:value-type="float" office:value="273.95699999999999" table:style-name="ce1">
            <text:p>273.957</text:p>
          </table:table-cell>
          <table:table-cell office:value-type="float" office:value="275.971" table:style-name="ce1">
            <text:p>275.971</text:p>
          </table:table-cell>
          <table:table-cell office:value-type="float" office:value="274.26299999999998" table:style-name="ce1">
            <text:p>274.263</text:p>
          </table:table-cell>
          <table:table-cell table:style-name="ce1"/>
          <table:table-cell office:value-type="float" office:value="275.45600000000002" table:formula="of:=AVERAGE([.C9:.AE9])" table:style-name="ce1">
            <text:p>275.45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9 thread(s)</text:p>
          </table:table-cell>
          <table:table-cell office:value-type="float" office:value="277.755" table:style-name="ce1">
            <text:p>277.755</text:p>
          </table:table-cell>
          <table:table-cell office:value-type="float" office:value="277.44600000000003" table:style-name="ce1">
            <text:p>277.446</text:p>
          </table:table-cell>
          <table:table-cell office:value-type="float" office:value="277.166" table:style-name="ce1">
            <text:p>277.166</text:p>
          </table:table-cell>
          <table:table-cell office:value-type="float" office:value="277.755" table:style-name="ce1">
            <text:p>277.755</text:p>
          </table:table-cell>
          <table:table-cell office:value-type="float" office:value="277.64" table:style-name="ce1">
            <text:p>277.64</text:p>
          </table:table-cell>
          <table:table-cell office:value-type="float" office:value="277.36099999999999" table:style-name="ce1">
            <text:p>277.361</text:p>
          </table:table-cell>
          <table:table-cell office:value-type="float" office:value="277.40499999999997" table:style-name="ce1">
            <text:p>277.405</text:p>
          </table:table-cell>
          <table:table-cell office:value-type="float" office:value="277.12200000000001" table:style-name="ce1">
            <text:p>277.122</text:p>
          </table:table-cell>
          <table:table-cell office:value-type="float" office:value="277.74400000000003" table:style-name="ce1">
            <text:p>277.744</text:p>
          </table:table-cell>
          <table:table-cell office:value-type="float" office:value="277.59800000000001" table:style-name="ce1">
            <text:p>277.598</text:p>
          </table:table-cell>
          <table:table-cell office:value-type="float" office:value="277.43599999999998" table:style-name="ce1">
            <text:p>277.436</text:p>
          </table:table-cell>
          <table:table-cell office:value-type="float" office:value="277.23700000000002" table:style-name="ce1">
            <text:p>277.237</text:p>
          </table:table-cell>
          <table:table-cell office:value-type="float" office:value="277.471" table:style-name="ce1">
            <text:p>277.471</text:p>
          </table:table-cell>
          <table:table-cell office:value-type="float" office:value="277.50400000000002" table:style-name="ce1">
            <text:p>277.504</text:p>
          </table:table-cell>
          <table:table-cell office:value-type="float" office:value="277.42500000000001" table:style-name="ce1">
            <text:p>277.425</text:p>
          </table:table-cell>
          <table:table-cell office:value-type="float" office:value="277.47699999999998" table:style-name="ce1">
            <text:p>277.477</text:p>
          </table:table-cell>
          <table:table-cell office:value-type="float" office:value="277.72000000000003" table:style-name="ce1">
            <text:p>277.72</text:p>
          </table:table-cell>
          <table:table-cell office:value-type="float" office:value="277.529" table:style-name="ce1">
            <text:p>277.529</text:p>
          </table:table-cell>
          <table:table-cell office:value-type="float" office:value="277.262" table:style-name="ce1">
            <text:p>277.262</text:p>
          </table:table-cell>
          <table:table-cell office:value-type="float" office:value="277.67200000000003" table:style-name="ce1">
            <text:p>277.672</text:p>
          </table:table-cell>
          <table:table-cell office:value-type="float" office:value="277.21499999999997" table:style-name="ce1">
            <text:p>277.215</text:p>
          </table:table-cell>
          <table:table-cell office:value-type="float" office:value="277.346" table:style-name="ce1">
            <text:p>277.346</text:p>
          </table:table-cell>
          <table:table-cell office:value-type="float" office:value="277.32299999999998" table:style-name="ce1">
            <text:p>277.323</text:p>
          </table:table-cell>
          <table:table-cell office:value-type="float" office:value="277.24200000000002" table:style-name="ce1">
            <text:p>277.242</text:p>
          </table:table-cell>
          <table:table-cell office:value-type="float" office:value="277.23899999999998" table:style-name="ce1">
            <text:p>277.239</text:p>
          </table:table-cell>
          <table:table-cell office:value-type="float" office:value="277.25299999999999" table:style-name="ce1">
            <text:p>277.253</text:p>
          </table:table-cell>
          <table:table-cell office:value-type="float" office:value="277.50900000000001" table:style-name="ce1">
            <text:p>277.509</text:p>
          </table:table-cell>
          <table:table-cell office:value-type="float" office:value="277.49200000000002" table:style-name="ce1">
            <text:p>277.492</text:p>
          </table:table-cell>
          <table:table-cell office:value-type="float" office:value="277.608" table:style-name="ce1">
            <text:p>277.608</text:p>
          </table:table-cell>
          <table:table-cell office:value-type="float" office:value="277.46499999999997" table:style-name="ce1">
            <text:p>277.465</text:p>
          </table:table-cell>
          <table:table-cell table:style-name="ce1"/>
          <table:table-cell office:value-type="float" office:value="277.43662068965517" table:formula="of:=AVERAGE([.C10:.AE10])" table:style-name="ce1">
            <text:p>277.436620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0 thread(s)</text:p>
          </table:table-cell>
          <table:table-cell office:value-type="float" office:value="277.18299999999999" table:style-name="ce1">
            <text:p>277.183</text:p>
          </table:table-cell>
          <table:table-cell office:value-type="float" office:value="278.79000000000002" table:style-name="ce1">
            <text:p>278.79</text:p>
          </table:table-cell>
          <table:table-cell office:value-type="float" office:value="276.88600000000002" table:style-name="ce1">
            <text:p>276.886</text:p>
          </table:table-cell>
          <table:table-cell office:value-type="float" office:value="277.351" table:style-name="ce1">
            <text:p>277.351</text:p>
          </table:table-cell>
          <table:table-cell office:value-type="float" office:value="276.52999999999997" table:style-name="ce1">
            <text:p>276.53</text:p>
          </table:table-cell>
          <table:table-cell office:value-type="float" office:value="277.02100000000002" table:style-name="ce1">
            <text:p>277.021</text:p>
          </table:table-cell>
          <table:table-cell office:value-type="float" office:value="277.63099999999997" table:style-name="ce1">
            <text:p>277.631</text:p>
          </table:table-cell>
          <table:table-cell office:value-type="float" office:value="277.52600000000001" table:style-name="ce1">
            <text:p>277.526</text:p>
          </table:table-cell>
          <table:table-cell office:value-type="float" office:value="278.07900000000001" table:style-name="ce1">
            <text:p>278.079</text:p>
          </table:table-cell>
          <table:table-cell office:value-type="float" office:value="276.971" table:style-name="ce1">
            <text:p>276.971</text:p>
          </table:table-cell>
          <table:table-cell office:value-type="float" office:value="276.54199999999997" table:style-name="ce1">
            <text:p>276.542</text:p>
          </table:table-cell>
          <table:table-cell office:value-type="float" office:value="276.58699999999999" table:style-name="ce1">
            <text:p>276.587</text:p>
          </table:table-cell>
          <table:table-cell office:value-type="float" office:value="277.97699999999998" table:style-name="ce1">
            <text:p>277.977</text:p>
          </table:table-cell>
          <table:table-cell office:value-type="float" office:value="277.03800000000001" table:style-name="ce1">
            <text:p>277.038</text:p>
          </table:table-cell>
          <table:table-cell office:value-type="float" office:value="277.40499999999997" table:style-name="ce1">
            <text:p>277.405</text:p>
          </table:table-cell>
          <table:table-cell office:value-type="float" office:value="276.53199999999998" table:style-name="ce1">
            <text:p>276.532</text:p>
          </table:table-cell>
          <table:table-cell office:value-type="float" office:value="276.36399999999998" table:style-name="ce1">
            <text:p>276.364</text:p>
          </table:table-cell>
          <table:table-cell office:value-type="float" office:value="276.92700000000002" table:style-name="ce1">
            <text:p>276.927</text:p>
          </table:table-cell>
          <table:table-cell office:value-type="float" office:value="276.69499999999999" table:style-name="ce1">
            <text:p>276.695</text:p>
          </table:table-cell>
          <table:table-cell office:value-type="float" office:value="276.51600000000002" table:style-name="ce1">
            <text:p>276.516</text:p>
          </table:table-cell>
          <table:table-cell office:value-type="float" office:value="277.029" table:style-name="ce1">
            <text:p>277.029</text:p>
          </table:table-cell>
          <table:table-cell office:value-type="float" office:value="276.95499999999998" table:style-name="ce1">
            <text:p>276.955</text:p>
          </table:table-cell>
          <table:table-cell office:value-type="float" office:value="277.66300000000001" table:style-name="ce1">
            <text:p>277.663</text:p>
          </table:table-cell>
          <table:table-cell office:value-type="float" office:value="277.71699999999998" table:style-name="ce1">
            <text:p>277.717</text:p>
          </table:table-cell>
          <table:table-cell office:value-type="float" office:value="277.041" table:style-name="ce1">
            <text:p>277.041</text:p>
          </table:table-cell>
          <table:table-cell office:value-type="float" office:value="276.791" table:style-name="ce1">
            <text:p>276.791</text:p>
          </table:table-cell>
          <table:table-cell office:value-type="float" office:value="277.21499999999997" table:style-name="ce1">
            <text:p>277.215</text:p>
          </table:table-cell>
          <table:table-cell office:value-type="float" office:value="276.8" table:style-name="ce1">
            <text:p>276.8</text:p>
          </table:table-cell>
          <table:table-cell office:value-type="float" office:value="277.28899999999999" table:style-name="ce1">
            <text:p>277.289</text:p>
          </table:table-cell>
          <table:table-cell office:value-type="float" office:value="277.27600000000001" table:style-name="ce1">
            <text:p>277.276</text:p>
          </table:table-cell>
          <table:table-cell table:style-name="ce1"/>
          <table:table-cell office:value-type="float" office:value="277.14289655172411" table:formula="of:=AVERAGE([.C11:.AE11])" table:style-name="ce1">
            <text:p>277.1428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1 thread(s)</text:p>
          </table:table-cell>
          <table:table-cell office:value-type="float" office:value="277.10300000000001" table:style-name="ce1">
            <text:p>277.103</text:p>
          </table:table-cell>
          <table:table-cell office:value-type="float" office:value="277.03399999999999" table:style-name="ce1">
            <text:p>277.034</text:p>
          </table:table-cell>
          <table:table-cell office:value-type="float" office:value="275.85199999999998" table:style-name="ce1">
            <text:p>275.852</text:p>
          </table:table-cell>
          <table:table-cell office:value-type="float" office:value="277.053" table:style-name="ce1">
            <text:p>277.053</text:p>
          </table:table-cell>
          <table:table-cell office:value-type="float" office:value="276.20400000000001" table:style-name="ce1">
            <text:p>276.204</text:p>
          </table:table-cell>
          <table:table-cell office:value-type="float" office:value="276.40100000000001" table:style-name="ce1">
            <text:p>276.401</text:p>
          </table:table-cell>
          <table:table-cell office:value-type="float" office:value="276.18599999999998" table:style-name="ce1">
            <text:p>276.186</text:p>
          </table:table-cell>
          <table:table-cell office:value-type="float" office:value="276.76400000000001" table:style-name="ce1">
            <text:p>276.764</text:p>
          </table:table-cell>
          <table:table-cell office:value-type="float" office:value="276.28699999999998" table:style-name="ce1">
            <text:p>276.287</text:p>
          </table:table-cell>
          <table:table-cell office:value-type="float" office:value="276.73899999999998" table:style-name="ce1">
            <text:p>276.739</text:p>
          </table:table-cell>
          <table:table-cell office:value-type="float" office:value="276.62400000000002" table:style-name="ce1">
            <text:p>276.624</text:p>
          </table:table-cell>
          <table:table-cell office:value-type="float" office:value="276.875" table:style-name="ce1">
            <text:p>276.875</text:p>
          </table:table-cell>
          <table:table-cell office:value-type="float" office:value="277.72500000000002" table:style-name="ce1">
            <text:p>277.725</text:p>
          </table:table-cell>
          <table:table-cell office:value-type="float" office:value="277.51" table:style-name="ce1">
            <text:p>277.51</text:p>
          </table:table-cell>
          <table:table-cell office:value-type="float" office:value="276.44600000000003" table:style-name="ce1">
            <text:p>276.446</text:p>
          </table:table-cell>
          <table:table-cell office:value-type="float" office:value="276.42200000000003" table:style-name="ce1">
            <text:p>276.422</text:p>
          </table:table-cell>
          <table:table-cell office:value-type="float" office:value="275.68700000000001" table:style-name="ce1">
            <text:p>275.687</text:p>
          </table:table-cell>
          <table:table-cell office:value-type="float" office:value="277.95800000000003" table:style-name="ce1">
            <text:p>277.958</text:p>
          </table:table-cell>
          <table:table-cell office:value-type="float" office:value="276.673" table:style-name="ce1">
            <text:p>276.673</text:p>
          </table:table-cell>
          <table:table-cell office:value-type="float" office:value="276.37299999999999" table:style-name="ce1">
            <text:p>276.373</text:p>
          </table:table-cell>
          <table:table-cell office:value-type="float" office:value="277.85199999999998" table:style-name="ce1">
            <text:p>277.852</text:p>
          </table:table-cell>
          <table:table-cell office:value-type="float" office:value="277.76900000000001" table:style-name="ce1">
            <text:p>277.769</text:p>
          </table:table-cell>
          <table:table-cell office:value-type="float" office:value="276.66800000000001" table:style-name="ce1">
            <text:p>276.668</text:p>
          </table:table-cell>
          <table:table-cell office:value-type="float" office:value="276.13799999999998" table:style-name="ce1">
            <text:p>276.138</text:p>
          </table:table-cell>
          <table:table-cell office:value-type="float" office:value="276.702" table:style-name="ce1">
            <text:p>276.702</text:p>
          </table:table-cell>
          <table:table-cell office:value-type="float" office:value="276.60399999999998" table:style-name="ce1">
            <text:p>276.604</text:p>
          </table:table-cell>
          <table:table-cell office:value-type="float" office:value="276.77199999999999" table:style-name="ce1">
            <text:p>276.772</text:p>
          </table:table-cell>
          <table:table-cell office:value-type="float" office:value="276.726" table:style-name="ce1">
            <text:p>276.726</text:p>
          </table:table-cell>
          <table:table-cell office:value-type="float" office:value="276.63400000000001" table:style-name="ce1">
            <text:p>276.634</text:p>
          </table:table-cell>
          <table:table-cell office:value-type="float" office:value="276.185" table:style-name="ce1">
            <text:p>276.185</text:p>
          </table:table-cell>
          <table:table-cell table:style-name="ce1"/>
          <table:table-cell office:value-type="float" office:value="276.7194137931034" table:formula="of:=AVERAGE([.C12:.AE12])" table:style-name="ce1">
            <text:p>276.719413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2 thread(s)</text:p>
          </table:table-cell>
          <table:table-cell office:value-type="float" office:value="276.59399999999999" table:style-name="ce1">
            <text:p>276.594</text:p>
          </table:table-cell>
          <table:table-cell office:value-type="float" office:value="276.113" table:style-name="ce1">
            <text:p>276.113</text:p>
          </table:table-cell>
          <table:table-cell office:value-type="float" office:value="275.58800000000002" table:style-name="ce1">
            <text:p>275.588</text:p>
          </table:table-cell>
          <table:table-cell office:value-type="float" office:value="276.28199999999998" table:style-name="ce1">
            <text:p>276.282</text:p>
          </table:table-cell>
          <table:table-cell office:value-type="float" office:value="277.22500000000002" table:style-name="ce1">
            <text:p>277.225</text:p>
          </table:table-cell>
          <table:table-cell office:value-type="float" office:value="275.88900000000001" table:style-name="ce1">
            <text:p>275.889</text:p>
          </table:table-cell>
          <table:table-cell office:value-type="float" office:value="277.07400000000001" table:style-name="ce1">
            <text:p>277.074</text:p>
          </table:table-cell>
          <table:table-cell office:value-type="float" office:value="276.12900000000002" table:style-name="ce1">
            <text:p>276.129</text:p>
          </table:table-cell>
          <table:table-cell office:value-type="float" office:value="277.05900000000003" table:style-name="ce1">
            <text:p>277.059</text:p>
          </table:table-cell>
          <table:table-cell office:value-type="float" office:value="275.59399999999999" table:style-name="ce1">
            <text:p>275.594</text:p>
          </table:table-cell>
          <table:table-cell office:value-type="float" office:value="276.18200000000002" table:style-name="ce1">
            <text:p>276.182</text:p>
          </table:table-cell>
          <table:table-cell office:value-type="float" office:value="278.423" table:style-name="ce1">
            <text:p>278.423</text:p>
          </table:table-cell>
          <table:table-cell office:value-type="float" office:value="276.70999999999998" table:style-name="ce1">
            <text:p>276.71</text:p>
          </table:table-cell>
          <table:table-cell office:value-type="float" office:value="275.98200000000003" table:style-name="ce1">
            <text:p>275.982</text:p>
          </table:table-cell>
          <table:table-cell office:value-type="float" office:value="276.262" table:style-name="ce1">
            <text:p>276.262</text:p>
          </table:table-cell>
          <table:table-cell office:value-type="float" office:value="276.2" table:style-name="ce1">
            <text:p>276.2</text:p>
          </table:table-cell>
          <table:table-cell office:value-type="float" office:value="276.255" table:style-name="ce1">
            <text:p>276.255</text:p>
          </table:table-cell>
          <table:table-cell office:value-type="float" office:value="275.91500000000002" table:style-name="ce1">
            <text:p>275.915</text:p>
          </table:table-cell>
          <table:table-cell office:value-type="float" office:value="278.39" table:style-name="ce1">
            <text:p>278.39</text:p>
          </table:table-cell>
          <table:table-cell office:value-type="float" office:value="275.83999999999997" table:style-name="ce1">
            <text:p>275.84</text:p>
          </table:table-cell>
          <table:table-cell office:value-type="float" office:value="276.33600000000001" table:style-name="ce1">
            <text:p>276.336</text:p>
          </table:table-cell>
          <table:table-cell office:value-type="float" office:value="276.19600000000003" table:style-name="ce1">
            <text:p>276.196</text:p>
          </table:table-cell>
          <table:table-cell office:value-type="float" office:value="277.87900000000002" table:style-name="ce1">
            <text:p>277.879</text:p>
          </table:table-cell>
          <table:table-cell office:value-type="float" office:value="275.55399999999997" table:style-name="ce1">
            <text:p>275.554</text:p>
          </table:table-cell>
          <table:table-cell office:value-type="float" office:value="276.12700000000001" table:style-name="ce1">
            <text:p>276.127</text:p>
          </table:table-cell>
          <table:table-cell office:value-type="float" office:value="277.80500000000001" table:style-name="ce1">
            <text:p>277.805</text:p>
          </table:table-cell>
          <table:table-cell office:value-type="float" office:value="276.10599999999999" table:style-name="ce1">
            <text:p>276.106</text:p>
          </table:table-cell>
          <table:table-cell office:value-type="float" office:value="276.16500000000002" table:style-name="ce1">
            <text:p>276.165</text:p>
          </table:table-cell>
          <table:table-cell office:value-type="float" office:value="277.72699999999998" table:style-name="ce1">
            <text:p>277.727</text:p>
          </table:table-cell>
          <table:table-cell office:value-type="float" office:value="276.01100000000002" table:style-name="ce1">
            <text:p>276.011</text:p>
          </table:table-cell>
          <table:table-cell table:style-name="ce1"/>
          <table:table-cell office:value-type="float" office:value="276.5178620689656" table:formula="of:=AVERAGE([.C13:.AE13])" table:style-name="ce1">
            <text:p>276.517862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3 thread(s)</text:p>
          </table:table-cell>
          <table:table-cell office:value-type="float" office:value="275.88799999999998" table:style-name="ce1">
            <text:p>275.888</text:p>
          </table:table-cell>
          <table:table-cell office:value-type="float" office:value="275.37299999999999" table:style-name="ce1">
            <text:p>275.373</text:p>
          </table:table-cell>
          <table:table-cell office:value-type="float" office:value="276.76600000000002" table:style-name="ce1">
            <text:p>276.766</text:p>
          </table:table-cell>
          <table:table-cell office:value-type="float" office:value="275.26499999999999" table:style-name="ce1">
            <text:p>275.265</text:p>
          </table:table-cell>
          <table:table-cell office:value-type="float" office:value="275.33999999999997" table:style-name="ce1">
            <text:p>275.34</text:p>
          </table:table-cell>
          <table:table-cell office:value-type="float" office:value="275.899" table:style-name="ce1">
            <text:p>275.899</text:p>
          </table:table-cell>
          <table:table-cell office:value-type="float" office:value="275.43400000000003" table:style-name="ce1">
            <text:p>275.434</text:p>
          </table:table-cell>
          <table:table-cell office:value-type="float" office:value="277.59199999999998" table:style-name="ce1">
            <text:p>277.592</text:p>
          </table:table-cell>
          <table:table-cell office:value-type="float" office:value="276.43599999999998" table:style-name="ce1">
            <text:p>276.436</text:p>
          </table:table-cell>
          <table:table-cell office:value-type="float" office:value="276.71100000000001" table:style-name="ce1">
            <text:p>276.711</text:p>
          </table:table-cell>
          <table:table-cell office:value-type="float" office:value="275.12200000000001" table:style-name="ce1">
            <text:p>275.122</text:p>
          </table:table-cell>
          <table:table-cell office:value-type="float" office:value="275.745" table:style-name="ce1">
            <text:p>275.745</text:p>
          </table:table-cell>
          <table:table-cell office:value-type="float" office:value="275.41000000000003" table:style-name="ce1">
            <text:p>275.41</text:p>
          </table:table-cell>
          <table:table-cell office:value-type="float" office:value="275.596" table:style-name="ce1">
            <text:p>275.596</text:p>
          </table:table-cell>
          <table:table-cell office:value-type="float" office:value="277.23700000000002" table:style-name="ce1">
            <text:p>277.237</text:p>
          </table:table-cell>
          <table:table-cell office:value-type="float" office:value="275.41199999999998" table:style-name="ce1">
            <text:p>275.412</text:p>
          </table:table-cell>
          <table:table-cell office:value-type="float" office:value="275.488" table:style-name="ce1">
            <text:p>275.488</text:p>
          </table:table-cell>
          <table:table-cell office:value-type="float" office:value="276.30799999999999" table:style-name="ce1">
            <text:p>276.308</text:p>
          </table:table-cell>
          <table:table-cell office:value-type="float" office:value="275.38900000000001" table:style-name="ce1">
            <text:p>275.389</text:p>
          </table:table-cell>
          <table:table-cell office:value-type="float" office:value="276.98099999999999" table:style-name="ce1">
            <text:p>276.981</text:p>
          </table:table-cell>
          <table:table-cell office:value-type="float" office:value="275.28399999999999" table:style-name="ce1">
            <text:p>275.284</text:p>
          </table:table-cell>
          <table:table-cell office:value-type="float" office:value="275.48399999999998" table:style-name="ce1">
            <text:p>275.484</text:p>
          </table:table-cell>
          <table:table-cell office:value-type="float" office:value="275.774" table:style-name="ce1">
            <text:p>275.774</text:p>
          </table:table-cell>
          <table:table-cell office:value-type="float" office:value="275.10599999999999" table:style-name="ce1">
            <text:p>275.106</text:p>
          </table:table-cell>
          <table:table-cell office:value-type="float" office:value="275.47699999999998" table:style-name="ce1">
            <text:p>275.477</text:p>
          </table:table-cell>
          <table:table-cell office:value-type="float" office:value="276.63499999999999" table:style-name="ce1">
            <text:p>276.635</text:p>
          </table:table-cell>
          <table:table-cell office:value-type="float" office:value="275.35199999999998" table:style-name="ce1">
            <text:p>275.352</text:p>
          </table:table-cell>
          <table:table-cell office:value-type="float" office:value="275.46100000000001" table:style-name="ce1">
            <text:p>275.461</text:p>
          </table:table-cell>
          <table:table-cell office:value-type="float" office:value="276.55900000000003" table:style-name="ce1">
            <text:p>276.559</text:p>
          </table:table-cell>
          <table:table-cell office:value-type="float" office:value="276.084" table:style-name="ce1">
            <text:p>276.084</text:p>
          </table:table-cell>
          <table:table-cell table:style-name="ce1"/>
          <table:table-cell office:value-type="float" office:value="275.88689655172413" table:formula="of:=AVERAGE([.C14:.AE14])" table:style-name="ce1">
            <text:p>275.8868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4 thread(s)</text:p>
          </table:table-cell>
          <table:table-cell office:value-type="float" office:value="275.56700000000001" table:style-name="ce1">
            <text:p>275.567</text:p>
          </table:table-cell>
          <table:table-cell office:value-type="float" office:value="276.54599999999999" table:style-name="ce1">
            <text:p>276.546</text:p>
          </table:table-cell>
          <table:table-cell office:value-type="float" office:value="275.93200000000002" table:style-name="ce1">
            <text:p>275.932</text:p>
          </table:table-cell>
          <table:table-cell office:value-type="float" office:value="275.84399999999999" table:style-name="ce1">
            <text:p>275.844</text:p>
          </table:table-cell>
          <table:table-cell office:value-type="float" office:value="277.74400000000003" table:style-name="ce1">
            <text:p>277.744</text:p>
          </table:table-cell>
          <table:table-cell office:value-type="float" office:value="274.75799999999998" table:style-name="ce1">
            <text:p>274.758</text:p>
          </table:table-cell>
          <table:table-cell office:value-type="float" office:value="275.11" table:style-name="ce1">
            <text:p>275.11</text:p>
          </table:table-cell>
          <table:table-cell office:value-type="float" office:value="277.428" table:style-name="ce1">
            <text:p>277.428</text:p>
          </table:table-cell>
          <table:table-cell office:value-type="float" office:value="275.06599999999997" table:style-name="ce1">
            <text:p>275.066</text:p>
          </table:table-cell>
          <table:table-cell office:value-type="float" office:value="279.88099999999997" table:style-name="ce1">
            <text:p>279.881</text:p>
          </table:table-cell>
          <table:table-cell office:value-type="float" office:value="275.91500000000002" table:style-name="ce1">
            <text:p>275.915</text:p>
          </table:table-cell>
          <table:table-cell office:value-type="float" office:value="275.07100000000003" table:style-name="ce1">
            <text:p>275.071</text:p>
          </table:table-cell>
          <table:table-cell office:value-type="float" office:value="275.84500000000003" table:style-name="ce1">
            <text:p>275.845</text:p>
          </table:table-cell>
          <table:table-cell office:value-type="float" office:value="274.85199999999998" table:style-name="ce1">
            <text:p>274.852</text:p>
          </table:table-cell>
          <table:table-cell office:value-type="float" office:value="274.73099999999999" table:style-name="ce1">
            <text:p>274.731</text:p>
          </table:table-cell>
          <table:table-cell office:value-type="float" office:value="274.81400000000002" table:style-name="ce1">
            <text:p>274.814</text:p>
          </table:table-cell>
          <table:table-cell office:value-type="float" office:value="275.38" table:style-name="ce1">
            <text:p>275.38</text:p>
          </table:table-cell>
          <table:table-cell office:value-type="float" office:value="276.75" table:style-name="ce1">
            <text:p>276.75</text:p>
          </table:table-cell>
          <table:table-cell office:value-type="float" office:value="275.37" table:style-name="ce1">
            <text:p>275.37</text:p>
          </table:table-cell>
          <table:table-cell office:value-type="float" office:value="279.49400000000003" table:style-name="ce1">
            <text:p>279.494</text:p>
          </table:table-cell>
          <table:table-cell office:value-type="float" office:value="275.226" table:style-name="ce1">
            <text:p>275.226</text:p>
          </table:table-cell>
          <table:table-cell office:value-type="float" office:value="275.161" table:style-name="ce1">
            <text:p>275.161</text:p>
          </table:table-cell>
          <table:table-cell office:value-type="float" office:value="275.56299999999999" table:style-name="ce1">
            <text:p>275.563</text:p>
          </table:table-cell>
          <table:table-cell office:value-type="float" office:value="277.53199999999998" table:style-name="ce1">
            <text:p>277.532</text:p>
          </table:table-cell>
          <table:table-cell office:value-type="float" office:value="275.97500000000002" table:style-name="ce1">
            <text:p>275.975</text:p>
          </table:table-cell>
          <table:table-cell office:value-type="float" office:value="278.05799999999999" table:style-name="ce1">
            <text:p>278.058</text:p>
          </table:table-cell>
          <table:table-cell office:value-type="float" office:value="278.18799999999999" table:style-name="ce1">
            <text:p>278.188</text:p>
          </table:table-cell>
          <table:table-cell office:value-type="float" office:value="274.71100000000001" table:style-name="ce1">
            <text:p>274.711</text:p>
          </table:table-cell>
          <table:table-cell office:value-type="float" office:value="275.32600000000002" table:style-name="ce1">
            <text:p>275.326</text:p>
          </table:table-cell>
          <table:table-cell office:value-type="float" office:value="275.01400000000001" table:style-name="ce1">
            <text:p>275.014</text:p>
          </table:table-cell>
          <table:table-cell table:style-name="ce1"/>
          <table:table-cell office:value-type="float" office:value="276.11327586206897" table:formula="of:=AVERAGE([.C15:.AE15])" table:style-name="ce1">
            <text:p>276.113275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5 thread(s)</text:p>
          </table:table-cell>
          <table:table-cell office:value-type="float" office:value="275.63600000000002" table:style-name="ce1">
            <text:p>275.636</text:p>
          </table:table-cell>
          <table:table-cell office:value-type="float" office:value="276.20600000000002" table:style-name="ce1">
            <text:p>276.206</text:p>
          </table:table-cell>
          <table:table-cell office:value-type="float" office:value="275.94600000000003" table:style-name="ce1">
            <text:p>275.946</text:p>
          </table:table-cell>
          <table:table-cell office:value-type="float" office:value="277.428" table:style-name="ce1">
            <text:p>277.428</text:p>
          </table:table-cell>
          <table:table-cell office:value-type="float" office:value="276.35199999999998" table:style-name="ce1">
            <text:p>276.352</text:p>
          </table:table-cell>
          <table:table-cell office:value-type="float" office:value="274.77199999999999" table:style-name="ce1">
            <text:p>274.772</text:p>
          </table:table-cell>
          <table:table-cell office:value-type="float" office:value="277.15300000000002" table:style-name="ce1">
            <text:p>277.153</text:p>
          </table:table-cell>
          <table:table-cell office:value-type="float" office:value="275.99599999999998" table:style-name="ce1">
            <text:p>275.996</text:p>
          </table:table-cell>
          <table:table-cell office:value-type="float" office:value="275.25700000000001" table:style-name="ce1">
            <text:p>275.257</text:p>
          </table:table-cell>
          <table:table-cell office:value-type="float" office:value="276.3" table:style-name="ce1">
            <text:p>276.3</text:p>
          </table:table-cell>
          <table:table-cell office:value-type="float" office:value="274.637" table:style-name="ce1">
            <text:p>274.637</text:p>
          </table:table-cell>
          <table:table-cell office:value-type="float" office:value="277.28699999999998" table:style-name="ce1">
            <text:p>277.287</text:p>
          </table:table-cell>
          <table:table-cell office:value-type="float" office:value="276.35199999999998" table:style-name="ce1">
            <text:p>276.352</text:p>
          </table:table-cell>
          <table:table-cell office:value-type="float" office:value="276.03500000000003" table:style-name="ce1">
            <text:p>276.035</text:p>
          </table:table-cell>
          <table:table-cell office:value-type="float" office:value="276.27300000000002" table:style-name="ce1">
            <text:p>276.273</text:p>
          </table:table-cell>
          <table:table-cell office:value-type="float" office:value="275.69299999999998" table:style-name="ce1">
            <text:p>275.693</text:p>
          </table:table-cell>
          <table:table-cell office:value-type="float" office:value="274.99700000000001" table:style-name="ce1">
            <text:p>274.997</text:p>
          </table:table-cell>
          <table:table-cell office:value-type="float" office:value="276.35700000000003" table:style-name="ce1">
            <text:p>276.357</text:p>
          </table:table-cell>
          <table:table-cell office:value-type="float" office:value="276.74200000000002" table:style-name="ce1">
            <text:p>276.742</text:p>
          </table:table-cell>
          <table:table-cell office:value-type="float" office:value="276.19" table:style-name="ce1">
            <text:p>276.19</text:p>
          </table:table-cell>
          <table:table-cell office:value-type="float" office:value="277.21899999999999" table:style-name="ce1">
            <text:p>277.219</text:p>
          </table:table-cell>
          <table:table-cell office:value-type="float" office:value="276.41300000000001" table:style-name="ce1">
            <text:p>276.413</text:p>
          </table:table-cell>
          <table:table-cell office:value-type="float" office:value="276.13" table:style-name="ce1">
            <text:p>276.13</text:p>
          </table:table-cell>
          <table:table-cell office:value-type="float" office:value="277.11500000000001" table:style-name="ce1">
            <text:p>277.115</text:p>
          </table:table-cell>
          <table:table-cell office:value-type="float" office:value="274.95999999999998" table:style-name="ce1">
            <text:p>274.96</text:p>
          </table:table-cell>
          <table:table-cell office:value-type="float" office:value="274.88099999999997" table:style-name="ce1">
            <text:p>274.881</text:p>
          </table:table-cell>
          <table:table-cell office:value-type="float" office:value="275.02100000000002" table:style-name="ce1">
            <text:p>275.021</text:p>
          </table:table-cell>
          <table:table-cell office:value-type="float" office:value="275.40800000000002" table:style-name="ce1">
            <text:p>275.408</text:p>
          </table:table-cell>
          <table:table-cell office:value-type="float" office:value="277.31599999999997" table:style-name="ce1">
            <text:p>277.316</text:p>
          </table:table-cell>
          <table:table-cell office:value-type="float" office:value="275.548" table:style-name="ce1">
            <text:p>275.548</text:p>
          </table:table-cell>
          <table:table-cell table:style-name="ce1"/>
          <table:table-cell office:value-type="float" office:value="276.06841379310345" table:formula="of:=AVERAGE([.C16:.AE16])" table:style-name="ce1">
            <text:p>276.0684138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5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>1 thread(s)</text:p>
          </table:table-cell>
          <table:table-cell office:value-type="float" office:value="323.78699999999998" table:style-name="ce1">
            <text:p>323.787</text:p>
          </table:table-cell>
          <table:table-cell office:value-type="float" office:value="323.89" table:style-name="ce1">
            <text:p>323.89</text:p>
          </table:table-cell>
          <table:table-cell office:value-type="float" office:value="324.43400000000003" table:style-name="ce1">
            <text:p>324.434</text:p>
          </table:table-cell>
          <table:table-cell office:value-type="float" office:value="321.90600000000001" table:style-name="ce1">
            <text:p>321.906</text:p>
          </table:table-cell>
          <table:table-cell office:value-type="float" office:value="322.63099999999997" table:style-name="ce1">
            <text:p>322.631</text:p>
          </table:table-cell>
          <table:table-cell office:value-type="float" office:value="323.75700000000001" table:style-name="ce1">
            <text:p>323.757</text:p>
          </table:table-cell>
          <table:table-cell office:value-type="float" office:value="324.3" table:style-name="ce1">
            <text:p>324.3</text:p>
          </table:table-cell>
          <table:table-cell office:value-type="float" office:value="323.48500000000001" table:style-name="ce1">
            <text:p>323.485</text:p>
          </table:table-cell>
          <table:table-cell office:value-type="float" office:value="323.971" table:style-name="ce1">
            <text:p>323.971</text:p>
          </table:table-cell>
          <table:table-cell office:value-type="float" office:value="322.53899999999999" table:style-name="ce1">
            <text:p>322.539</text:p>
          </table:table-cell>
          <table:table-cell office:value-type="float" office:value="323.94400000000002" table:style-name="ce1">
            <text:p>323.944</text:p>
          </table:table-cell>
          <table:table-cell office:value-type="float" office:value="323.16699999999997" table:style-name="ce1">
            <text:p>323.167</text:p>
          </table:table-cell>
          <table:table-cell office:value-type="float" office:value="324.00599999999997" table:style-name="ce1">
            <text:p>324.006</text:p>
          </table:table-cell>
          <table:table-cell office:value-type="float" office:value="323.64600000000002" table:style-name="ce1">
            <text:p>323.646</text:p>
          </table:table-cell>
          <table:table-cell office:value-type="float" office:value="323.88099999999997" table:style-name="ce1">
            <text:p>323.881</text:p>
          </table:table-cell>
          <table:table-cell office:value-type="float" office:value="323.47000000000003" table:style-name="ce1">
            <text:p>323.47</text:p>
          </table:table-cell>
          <table:table-cell office:value-type="float" office:value="323.88799999999998" table:style-name="ce1">
            <text:p>323.888</text:p>
          </table:table-cell>
          <table:table-cell office:value-type="float" office:value="323.589" table:style-name="ce1">
            <text:p>323.589</text:p>
          </table:table-cell>
          <table:table-cell office:value-type="float" office:value="323.76" table:style-name="ce1">
            <text:p>323.76</text:p>
          </table:table-cell>
          <table:table-cell office:value-type="float" office:value="323.69299999999998" table:style-name="ce1">
            <text:p>323.693</text:p>
          </table:table-cell>
          <table:table-cell office:value-type="float" office:value="322.3" table:style-name="ce1">
            <text:p>322.3</text:p>
          </table:table-cell>
          <table:table-cell office:value-type="float" office:value="323.90699999999998" table:style-name="ce1">
            <text:p>323.907</text:p>
          </table:table-cell>
          <table:table-cell office:value-type="float" office:value="323.87299999999999" table:style-name="ce1">
            <text:p>323.873</text:p>
          </table:table-cell>
          <table:table-cell office:value-type="float" office:value="323.04199999999997" table:style-name="ce1">
            <text:p>323.042</text:p>
          </table:table-cell>
          <table:table-cell office:value-type="float" office:value="323.03199999999998" table:style-name="ce1">
            <text:p>323.032</text:p>
          </table:table-cell>
          <table:table-cell office:value-type="float" office:value="322.86500000000001" table:style-name="ce1">
            <text:p>322.865</text:p>
          </table:table-cell>
          <table:table-cell office:value-type="float" office:value="323.67899999999997" table:style-name="ce1">
            <text:p>323.679</text:p>
          </table:table-cell>
          <table:table-cell office:value-type="float" office:value="323.971" table:style-name="ce1">
            <text:p>323.971</text:p>
          </table:table-cell>
          <table:table-cell office:value-type="float" office:value="322.666" table:style-name="ce1">
            <text:p>322.666</text:p>
          </table:table-cell>
          <table:table-cell office:value-type="float" office:value="323.93200000000002" table:style-name="ce1">
            <text:p>323.932</text:p>
          </table:table-cell>
          <table:table-cell table:style-name="ce1"/>
          <table:table-cell office:value-type="float" office:value="323.49048275862071" table:formula="of:=AVERAGE([.C2:.AE2])" table:style-name="ce1">
            <text:p>323.4904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2 thread(s)</text:p>
          </table:table-cell>
          <table:table-cell office:value-type="float" office:value="287.58600000000001" table:style-name="ce1">
            <text:p>287.586</text:p>
          </table:table-cell>
          <table:table-cell office:value-type="float" office:value="290.06900000000002" table:style-name="ce1">
            <text:p>290.069</text:p>
          </table:table-cell>
          <table:table-cell office:value-type="float" office:value="289.86200000000002" table:style-name="ce1">
            <text:p>289.862</text:p>
          </table:table-cell>
          <table:table-cell office:value-type="float" office:value="287.14699999999999" table:style-name="ce1">
            <text:p>287.147</text:p>
          </table:table-cell>
          <table:table-cell office:value-type="float" office:value="287.10500000000002" table:style-name="ce1">
            <text:p>287.105</text:p>
          </table:table-cell>
          <table:table-cell office:value-type="float" office:value="287.33499999999998" table:style-name="ce1">
            <text:p>287.335</text:p>
          </table:table-cell>
          <table:table-cell office:value-type="float" office:value="289.93" table:style-name="ce1">
            <text:p>289.93</text:p>
          </table:table-cell>
          <table:table-cell office:value-type="float" office:value="290.07900000000001" table:style-name="ce1">
            <text:p>290.079</text:p>
          </table:table-cell>
          <table:table-cell office:value-type="float" office:value="286.79599999999999" table:style-name="ce1">
            <text:p>286.796</text:p>
          </table:table-cell>
          <table:table-cell office:value-type="float" office:value="287.26299999999998" table:style-name="ce1">
            <text:p>287.263</text:p>
          </table:table-cell>
          <table:table-cell office:value-type="float" office:value="290.286" table:style-name="ce1">
            <text:p>290.286</text:p>
          </table:table-cell>
          <table:table-cell office:value-type="float" office:value="289.87599999999998" table:style-name="ce1">
            <text:p>289.876</text:p>
          </table:table-cell>
          <table:table-cell office:value-type="float" office:value="290.00799999999998" table:style-name="ce1">
            <text:p>290.008</text:p>
          </table:table-cell>
          <table:table-cell office:value-type="float" office:value="286.92" table:style-name="ce1">
            <text:p>286.92</text:p>
          </table:table-cell>
          <table:table-cell office:value-type="float" office:value="286.75200000000001" table:style-name="ce1">
            <text:p>286.752</text:p>
          </table:table-cell>
          <table:table-cell office:value-type="float" office:value="287.06200000000001" table:style-name="ce1">
            <text:p>287.062</text:p>
          </table:table-cell>
          <table:table-cell office:value-type="float" office:value="286.98700000000002" table:style-name="ce1">
            <text:p>286.987</text:p>
          </table:table-cell>
          <table:table-cell office:value-type="float" office:value="289.88600000000002" table:style-name="ce1">
            <text:p>289.886</text:p>
          </table:table-cell>
          <table:table-cell office:value-type="float" office:value="286.858" table:style-name="ce1">
            <text:p>286.858</text:p>
          </table:table-cell>
          <table:table-cell office:value-type="float" office:value="290.02699999999999" table:style-name="ce1">
            <text:p>290.027</text:p>
          </table:table-cell>
          <table:table-cell office:value-type="float" office:value="290.32900000000001" table:style-name="ce1">
            <text:p>290.329</text:p>
          </table:table-cell>
          <table:table-cell office:value-type="float" office:value="287.077" table:style-name="ce1">
            <text:p>287.077</text:p>
          </table:table-cell>
          <table:table-cell office:value-type="float" office:value="287.20600000000002" table:style-name="ce1">
            <text:p>287.206</text:p>
          </table:table-cell>
          <table:table-cell office:value-type="float" office:value="287.19400000000002" table:style-name="ce1">
            <text:p>287.194</text:p>
          </table:table-cell>
          <table:table-cell office:value-type="float" office:value="287.15100000000001" table:style-name="ce1">
            <text:p>287.151</text:p>
          </table:table-cell>
          <table:table-cell office:value-type="float" office:value="287.19" table:style-name="ce1">
            <text:p>287.19</text:p>
          </table:table-cell>
          <table:table-cell office:value-type="float" office:value="290.25" table:style-name="ce1">
            <text:p>290.25</text:p>
          </table:table-cell>
          <table:table-cell office:value-type="float" office:value="287.34899999999999" table:style-name="ce1">
            <text:p>287.349</text:p>
          </table:table-cell>
          <table:table-cell office:value-type="float" office:value="287.03699999999998" table:style-name="ce1">
            <text:p>287.037</text:p>
          </table:table-cell>
          <table:table-cell office:value-type="float" office:value="289.74799999999999" table:style-name="ce1">
            <text:p>289.748</text:p>
          </table:table-cell>
          <table:table-cell table:style-name="ce1"/>
          <table:table-cell office:value-type="float" office:value="288.30272413793102" table:formula="of:=AVERAGE([.C3:.AE3])" table:style-name="ce1">
            <text:p>288.302724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3 thread(s)</text:p>
          </table:table-cell>
          <table:table-cell office:value-type="float" office:value="281.83499999999998" table:style-name="ce1">
            <text:p>281.835</text:p>
          </table:table-cell>
          <table:table-cell office:value-type="float" office:value="281.19400000000002" table:style-name="ce1">
            <text:p>281.194</text:p>
          </table:table-cell>
          <table:table-cell office:value-type="float" office:value="281.654" table:style-name="ce1">
            <text:p>281.654</text:p>
          </table:table-cell>
          <table:table-cell office:value-type="float" office:value="281.52699999999999" table:style-name="ce1">
            <text:p>281.527</text:p>
          </table:table-cell>
          <table:table-cell office:value-type="float" office:value="281.709" table:style-name="ce1">
            <text:p>281.709</text:p>
          </table:table-cell>
          <table:table-cell office:value-type="float" office:value="281.548" table:style-name="ce1">
            <text:p>281.548</text:p>
          </table:table-cell>
          <table:table-cell office:value-type="float" office:value="281.69799999999998" table:style-name="ce1">
            <text:p>281.698</text:p>
          </table:table-cell>
          <table:table-cell office:value-type="float" office:value="281.23200000000003" table:style-name="ce1">
            <text:p>281.232</text:p>
          </table:table-cell>
          <table:table-cell office:value-type="float" office:value="281.44" table:style-name="ce1">
            <text:p>281.44</text:p>
          </table:table-cell>
          <table:table-cell office:value-type="float" office:value="281.39699999999999" table:style-name="ce1">
            <text:p>281.397</text:p>
          </table:table-cell>
          <table:table-cell office:value-type="float" office:value="281.548" table:style-name="ce1">
            <text:p>281.548</text:p>
          </table:table-cell>
          <table:table-cell office:value-type="float" office:value="281.42200000000003" table:style-name="ce1">
            <text:p>281.422</text:p>
          </table:table-cell>
          <table:table-cell office:value-type="float" office:value="282.10000000000002" table:style-name="ce1">
            <text:p>282.1</text:p>
          </table:table-cell>
          <table:table-cell office:value-type="float" office:value="281.69499999999999" table:style-name="ce1">
            <text:p>281.695</text:p>
          </table:table-cell>
          <table:table-cell office:value-type="float" office:value="281.82499999999999" table:style-name="ce1">
            <text:p>281.825</text:p>
          </table:table-cell>
          <table:table-cell office:value-type="float" office:value="281.56400000000002" table:style-name="ce1">
            <text:p>281.564</text:p>
          </table:table-cell>
          <table:table-cell office:value-type="float" office:value="281.49799999999999" table:style-name="ce1">
            <text:p>281.498</text:p>
          </table:table-cell>
          <table:table-cell office:value-type="float" office:value="281.161" table:style-name="ce1">
            <text:p>281.161</text:p>
          </table:table-cell>
          <table:table-cell office:value-type="float" office:value="281.59500000000003" table:style-name="ce1">
            <text:p>281.595</text:p>
          </table:table-cell>
          <table:table-cell office:value-type="float" office:value="281.43" table:style-name="ce1">
            <text:p>281.43</text:p>
          </table:table-cell>
          <table:table-cell office:value-type="float" office:value="282.46499999999997" table:style-name="ce1">
            <text:p>282.465</text:p>
          </table:table-cell>
          <table:table-cell office:value-type="float" office:value="281.74" table:style-name="ce1">
            <text:p>281.74</text:p>
          </table:table-cell>
          <table:table-cell office:value-type="float" office:value="281.28399999999999" table:style-name="ce1">
            <text:p>281.284</text:p>
          </table:table-cell>
          <table:table-cell office:value-type="float" office:value="281.21100000000001" table:style-name="ce1">
            <text:p>281.211</text:p>
          </table:table-cell>
          <table:table-cell office:value-type="float" office:value="281.65100000000001" table:style-name="ce1">
            <text:p>281.651</text:p>
          </table:table-cell>
          <table:table-cell office:value-type="float" office:value="281.20800000000003" table:style-name="ce1">
            <text:p>281.208</text:p>
          </table:table-cell>
          <table:table-cell office:value-type="float" office:value="281.72899999999998" table:style-name="ce1">
            <text:p>281.729</text:p>
          </table:table-cell>
          <table:table-cell office:value-type="float" office:value="283.69600000000003" table:style-name="ce1">
            <text:p>283.696</text:p>
          </table:table-cell>
          <table:table-cell office:value-type="float" office:value="281.64699999999999" table:style-name="ce1">
            <text:p>281.647</text:p>
          </table:table-cell>
          <table:table-cell office:value-type="float" office:value="281.94" table:style-name="ce1">
            <text:p>281.94</text:p>
          </table:table-cell>
          <table:table-cell table:style-name="ce1"/>
          <table:table-cell office:value-type="float" office:value="281.64855172413792" table:formula="of:=AVERAGE([.C4:.AE4])" table:style-name="ce1">
            <text:p>281.648551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4 thread(s)</text:p>
          </table:table-cell>
          <table:table-cell office:value-type="float" office:value="287.49599999999998" table:style-name="ce1">
            <text:p>287.496</text:p>
          </table:table-cell>
          <table:table-cell office:value-type="float" office:value="286.88299999999998" table:style-name="ce1">
            <text:p>286.883</text:p>
          </table:table-cell>
          <table:table-cell office:value-type="float" office:value="285.79700000000003" table:style-name="ce1">
            <text:p>285.797</text:p>
          </table:table-cell>
          <table:table-cell office:value-type="float" office:value="285.16500000000002" table:style-name="ce1">
            <text:p>285.165</text:p>
          </table:table-cell>
          <table:table-cell office:value-type="float" office:value="285.36900000000003" table:style-name="ce1">
            <text:p>285.369</text:p>
          </table:table-cell>
          <table:table-cell office:value-type="float" office:value="285.31200000000001" table:style-name="ce1">
            <text:p>285.312</text:p>
          </table:table-cell>
          <table:table-cell office:value-type="float" office:value="286.11900000000003" table:style-name="ce1">
            <text:p>286.119</text:p>
          </table:table-cell>
          <table:table-cell office:value-type="float" office:value="285.54700000000003" table:style-name="ce1">
            <text:p>285.547</text:p>
          </table:table-cell>
          <table:table-cell office:value-type="float" office:value="285.483" table:style-name="ce1">
            <text:p>285.483</text:p>
          </table:table-cell>
          <table:table-cell office:value-type="float" office:value="285.66000000000003" table:style-name="ce1">
            <text:p>285.66</text:p>
          </table:table-cell>
          <table:table-cell office:value-type="float" office:value="284.55700000000002" table:style-name="ce1">
            <text:p>284.557</text:p>
          </table:table-cell>
          <table:table-cell office:value-type="float" office:value="284.91699999999997" table:style-name="ce1">
            <text:p>284.917</text:p>
          </table:table-cell>
          <table:table-cell office:value-type="float" office:value="283.81900000000002" table:style-name="ce1">
            <text:p>283.819</text:p>
          </table:table-cell>
          <table:table-cell office:value-type="float" office:value="285.41300000000001" table:style-name="ce1">
            <text:p>285.413</text:p>
          </table:table-cell>
          <table:table-cell office:value-type="float" office:value="285.399" table:style-name="ce1">
            <text:p>285.399</text:p>
          </table:table-cell>
          <table:table-cell office:value-type="float" office:value="285.88499999999999" table:style-name="ce1">
            <text:p>285.885</text:p>
          </table:table-cell>
          <table:table-cell office:value-type="float" office:value="286.22800000000001" table:style-name="ce1">
            <text:p>286.228</text:p>
          </table:table-cell>
          <table:table-cell office:value-type="float" office:value="285.67" table:style-name="ce1">
            <text:p>285.67</text:p>
          </table:table-cell>
          <table:table-cell office:value-type="float" office:value="285.964" table:style-name="ce1">
            <text:p>285.964</text:p>
          </table:table-cell>
          <table:table-cell office:value-type="float" office:value="285.93" table:style-name="ce1">
            <text:p>285.93</text:p>
          </table:table-cell>
          <table:table-cell office:value-type="float" office:value="285.10300000000001" table:style-name="ce1">
            <text:p>285.103</text:p>
          </table:table-cell>
          <table:table-cell office:value-type="float" office:value="285.41199999999998" table:style-name="ce1">
            <text:p>285.412</text:p>
          </table:table-cell>
          <table:table-cell office:value-type="float" office:value="285.87200000000001" table:style-name="ce1">
            <text:p>285.872</text:p>
          </table:table-cell>
          <table:table-cell office:value-type="float" office:value="285.584" table:style-name="ce1">
            <text:p>285.584</text:p>
          </table:table-cell>
          <table:table-cell office:value-type="float" office:value="285.74099999999999" table:style-name="ce1">
            <text:p>285.741</text:p>
          </table:table-cell>
          <table:table-cell office:value-type="float" office:value="285.27800000000002" table:style-name="ce1">
            <text:p>285.278</text:p>
          </table:table-cell>
          <table:table-cell office:value-type="float" office:value="286.06400000000002" table:style-name="ce1">
            <text:p>286.064</text:p>
          </table:table-cell>
          <table:table-cell office:value-type="float" office:value="285.16500000000002" table:style-name="ce1">
            <text:p>285.165</text:p>
          </table:table-cell>
          <table:table-cell office:value-type="float" office:value="284.74299999999999" table:style-name="ce1">
            <text:p>284.743</text:p>
          </table:table-cell>
          <table:table-cell office:value-type="float" office:value="285.81599999999997" table:style-name="ce1">
            <text:p>285.816</text:p>
          </table:table-cell>
          <table:table-cell table:style-name="ce1"/>
          <table:table-cell office:value-type="float" office:value="285.51362068965523" table:formula="of:=AVERAGE([.C5:.AE5])" table:style-name="ce1">
            <text:p>285.513620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5 thread(s)</text:p>
          </table:table-cell>
          <table:table-cell office:value-type="float" office:value="278.55900000000003" table:style-name="ce1">
            <text:p>278.559</text:p>
          </table:table-cell>
          <table:table-cell office:value-type="float" office:value="278.26299999999998" table:style-name="ce1">
            <text:p>278.263</text:p>
          </table:table-cell>
          <table:table-cell office:value-type="float" office:value="277.82100000000003" table:style-name="ce1">
            <text:p>277.821</text:p>
          </table:table-cell>
          <table:table-cell office:value-type="float" office:value="278.32499999999999" table:style-name="ce1">
            <text:p>278.325</text:p>
          </table:table-cell>
          <table:table-cell office:value-type="float" office:value="277.61" table:style-name="ce1">
            <text:p>277.61</text:p>
          </table:table-cell>
          <table:table-cell office:value-type="float" office:value="278.13200000000001" table:style-name="ce1">
            <text:p>278.132</text:p>
          </table:table-cell>
          <table:table-cell office:value-type="float" office:value="277.94299999999998" table:style-name="ce1">
            <text:p>277.943</text:p>
          </table:table-cell>
          <table:table-cell office:value-type="float" office:value="277.92200000000003" table:style-name="ce1">
            <text:p>277.922</text:p>
          </table:table-cell>
          <table:table-cell office:value-type="float" office:value="277.89600000000002" table:style-name="ce1">
            <text:p>277.896</text:p>
          </table:table-cell>
          <table:table-cell office:value-type="float" office:value="277.37" table:style-name="ce1">
            <text:p>277.37</text:p>
          </table:table-cell>
          <table:table-cell office:value-type="float" office:value="277.00799999999998" table:style-name="ce1">
            <text:p>277.008</text:p>
          </table:table-cell>
          <table:table-cell office:value-type="float" office:value="277.48500000000001" table:style-name="ce1">
            <text:p>277.485</text:p>
          </table:table-cell>
          <table:table-cell office:value-type="float" office:value="277.80599999999998" table:style-name="ce1">
            <text:p>277.806</text:p>
          </table:table-cell>
          <table:table-cell office:value-type="float" office:value="277.846" table:style-name="ce1">
            <text:p>277.846</text:p>
          </table:table-cell>
          <table:table-cell office:value-type="float" office:value="277.8" table:style-name="ce1">
            <text:p>277.8</text:p>
          </table:table-cell>
          <table:table-cell office:value-type="float" office:value="277.53699999999998" table:style-name="ce1">
            <text:p>277.537</text:p>
          </table:table-cell>
          <table:table-cell office:value-type="float" office:value="277.363" table:style-name="ce1">
            <text:p>277.363</text:p>
          </table:table-cell>
          <table:table-cell office:value-type="float" office:value="277.50200000000001" table:style-name="ce1">
            <text:p>277.502</text:p>
          </table:table-cell>
          <table:table-cell office:value-type="float" office:value="277.88400000000001" table:style-name="ce1">
            <text:p>277.884</text:p>
          </table:table-cell>
          <table:table-cell office:value-type="float" office:value="278.197" table:style-name="ce1">
            <text:p>278.197</text:p>
          </table:table-cell>
          <table:table-cell office:value-type="float" office:value="277.50799999999998" table:style-name="ce1">
            <text:p>277.508</text:p>
          </table:table-cell>
          <table:table-cell office:value-type="float" office:value="277.815" table:style-name="ce1">
            <text:p>277.815</text:p>
          </table:table-cell>
          <table:table-cell office:value-type="float" office:value="277.49200000000002" table:style-name="ce1">
            <text:p>277.492</text:p>
          </table:table-cell>
          <table:table-cell office:value-type="float" office:value="277.62" table:style-name="ce1">
            <text:p>277.62</text:p>
          </table:table-cell>
          <table:table-cell office:value-type="float" office:value="277.34500000000003" table:style-name="ce1">
            <text:p>277.345</text:p>
          </table:table-cell>
          <table:table-cell office:value-type="float" office:value="277.89" table:style-name="ce1">
            <text:p>277.89</text:p>
          </table:table-cell>
          <table:table-cell office:value-type="float" office:value="277.99700000000001" table:style-name="ce1">
            <text:p>277.997</text:p>
          </table:table-cell>
          <table:table-cell office:value-type="float" office:value="277.887" table:style-name="ce1">
            <text:p>277.887</text:p>
          </table:table-cell>
          <table:table-cell office:value-type="float" office:value="277.68299999999999" table:style-name="ce1">
            <text:p>277.683</text:p>
          </table:table-cell>
          <table:table-cell office:value-type="float" office:value="277.55900000000003" table:style-name="ce1">
            <text:p>277.559</text:p>
          </table:table-cell>
          <table:table-cell table:style-name="ce1"/>
          <table:table-cell office:value-type="float" office:value="277.74158620689661" table:formula="of:=AVERAGE([.C6:.AE6])" table:style-name="ce1">
            <text:p>277.741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6 thread(s)</text:p>
          </table:table-cell>
          <table:table-cell office:value-type="float" office:value="276.48" table:style-name="ce1">
            <text:p>276.48</text:p>
          </table:table-cell>
          <table:table-cell office:value-type="float" office:value="276.66899999999998" table:style-name="ce1">
            <text:p>276.669</text:p>
          </table:table-cell>
          <table:table-cell office:value-type="float" office:value="275.69200000000001" table:style-name="ce1">
            <text:p>275.692</text:p>
          </table:table-cell>
          <table:table-cell office:value-type="float" office:value="276.166" table:style-name="ce1">
            <text:p>276.166</text:p>
          </table:table-cell>
          <table:table-cell office:value-type="float" office:value="275.92200000000003" table:style-name="ce1">
            <text:p>275.922</text:p>
          </table:table-cell>
          <table:table-cell office:value-type="float" office:value="276.07799999999997" table:style-name="ce1">
            <text:p>276.078</text:p>
          </table:table-cell>
          <table:table-cell office:value-type="float" office:value="276.39999999999998" table:style-name="ce1">
            <text:p>276.4</text:p>
          </table:table-cell>
          <table:table-cell office:value-type="float" office:value="276.27199999999999" table:style-name="ce1">
            <text:p>276.272</text:p>
          </table:table-cell>
          <table:table-cell office:value-type="float" office:value="276.82100000000003" table:style-name="ce1">
            <text:p>276.821</text:p>
          </table:table-cell>
          <table:table-cell office:value-type="float" office:value="276.05099999999999" table:style-name="ce1">
            <text:p>276.051</text:p>
          </table:table-cell>
          <table:table-cell office:value-type="float" office:value="276.113" table:style-name="ce1">
            <text:p>276.113</text:p>
          </table:table-cell>
          <table:table-cell office:value-type="float" office:value="275.80500000000001" table:style-name="ce1">
            <text:p>275.805</text:p>
          </table:table-cell>
          <table:table-cell office:value-type="float" office:value="275.79300000000001" table:style-name="ce1">
            <text:p>275.793</text:p>
          </table:table-cell>
          <table:table-cell office:value-type="float" office:value="276.20999999999998" table:style-name="ce1">
            <text:p>276.21</text:p>
          </table:table-cell>
          <table:table-cell office:value-type="float" office:value="276.26499999999999" table:style-name="ce1">
            <text:p>276.265</text:p>
          </table:table-cell>
          <table:table-cell office:value-type="float" office:value="276.09399999999999" table:style-name="ce1">
            <text:p>276.094</text:p>
          </table:table-cell>
          <table:table-cell office:value-type="float" office:value="276.39800000000002" table:style-name="ce1">
            <text:p>276.398</text:p>
          </table:table-cell>
          <table:table-cell office:value-type="float" office:value="275.916" table:style-name="ce1">
            <text:p>275.916</text:p>
          </table:table-cell>
          <table:table-cell office:value-type="float" office:value="276.70999999999998" table:style-name="ce1">
            <text:p>276.71</text:p>
          </table:table-cell>
          <table:table-cell office:value-type="float" office:value="276.089" table:style-name="ce1">
            <text:p>276.089</text:p>
          </table:table-cell>
          <table:table-cell office:value-type="float" office:value="275.82" table:style-name="ce1">
            <text:p>275.82</text:p>
          </table:table-cell>
          <table:table-cell office:value-type="float" office:value="276.56900000000002" table:style-name="ce1">
            <text:p>276.569</text:p>
          </table:table-cell>
          <table:table-cell office:value-type="float" office:value="275.87299999999999" table:style-name="ce1">
            <text:p>275.873</text:p>
          </table:table-cell>
          <table:table-cell office:value-type="float" office:value="276.06299999999999" table:style-name="ce1">
            <text:p>276.063</text:p>
          </table:table-cell>
          <table:table-cell office:value-type="float" office:value="276.03500000000003" table:style-name="ce1">
            <text:p>276.035</text:p>
          </table:table-cell>
          <table:table-cell office:value-type="float" office:value="275.84199999999998" table:style-name="ce1">
            <text:p>275.842</text:p>
          </table:table-cell>
          <table:table-cell office:value-type="float" office:value="276.15499999999997" table:style-name="ce1">
            <text:p>276.155</text:p>
          </table:table-cell>
          <table:table-cell office:value-type="float" office:value="275.82900000000001" table:style-name="ce1">
            <text:p>275.829</text:p>
          </table:table-cell>
          <table:table-cell office:value-type="float" office:value="276.23599999999999" table:style-name="ce1">
            <text:p>276.236</text:p>
          </table:table-cell>
          <table:table-cell office:value-type="float" office:value="276.11200000000002" table:style-name="ce1">
            <text:p>276.112</text:p>
          </table:table-cell>
          <table:table-cell table:style-name="ce1"/>
          <table:table-cell office:value-type="float" office:value="276.13786206896549" table:formula="of:=AVERAGE([.C7:.AE7])" table:style-name="ce1">
            <text:p>276.137862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7 thread(s)</text:p>
          </table:table-cell>
          <table:table-cell office:value-type="float" office:value="275.64999999999998" table:style-name="ce1">
            <text:p>275.65</text:p>
          </table:table-cell>
          <table:table-cell office:value-type="float" office:value="275.35500000000002" table:style-name="ce1">
            <text:p>275.355</text:p>
          </table:table-cell>
          <table:table-cell office:value-type="float" office:value="275.226" table:style-name="ce1">
            <text:p>275.226</text:p>
          </table:table-cell>
          <table:table-cell office:value-type="float" office:value="275.46600000000001" table:style-name="ce1">
            <text:p>275.466</text:p>
          </table:table-cell>
          <table:table-cell office:value-type="float" office:value="275.68599999999998" table:style-name="ce1">
            <text:p>275.686</text:p>
          </table:table-cell>
          <table:table-cell office:value-type="float" office:value="275.06099999999998" table:style-name="ce1">
            <text:p>275.061</text:p>
          </table:table-cell>
          <table:table-cell office:value-type="float" office:value="275.34800000000001" table:style-name="ce1">
            <text:p>275.348</text:p>
          </table:table-cell>
          <table:table-cell office:value-type="float" office:value="275.19299999999998" table:style-name="ce1">
            <text:p>275.193</text:p>
          </table:table-cell>
          <table:table-cell office:value-type="float" office:value="275.17500000000001" table:style-name="ce1">
            <text:p>275.175</text:p>
          </table:table-cell>
          <table:table-cell office:value-type="float" office:value="275.05500000000001" table:style-name="ce1">
            <text:p>275.055</text:p>
          </table:table-cell>
          <table:table-cell office:value-type="float" office:value="275.08800000000002" table:style-name="ce1">
            <text:p>275.088</text:p>
          </table:table-cell>
          <table:table-cell office:value-type="float" office:value="274.82100000000003" table:style-name="ce1">
            <text:p>274.821</text:p>
          </table:table-cell>
          <table:table-cell office:value-type="float" office:value="275.17099999999999" table:style-name="ce1">
            <text:p>275.171</text:p>
          </table:table-cell>
          <table:table-cell office:value-type="float" office:value="275.24599999999998" table:style-name="ce1">
            <text:p>275.246</text:p>
          </table:table-cell>
          <table:table-cell office:value-type="float" office:value="274.892" table:style-name="ce1">
            <text:p>274.892</text:p>
          </table:table-cell>
          <table:table-cell office:value-type="float" office:value="275.488" table:style-name="ce1">
            <text:p>275.488</text:p>
          </table:table-cell>
          <table:table-cell office:value-type="float" office:value="275.24200000000002" table:style-name="ce1">
            <text:p>275.242</text:p>
          </table:table-cell>
          <table:table-cell office:value-type="float" office:value="275.303" table:style-name="ce1">
            <text:p>275.303</text:p>
          </table:table-cell>
          <table:table-cell office:value-type="float" office:value="275.26799999999997" table:style-name="ce1">
            <text:p>275.268</text:p>
          </table:table-cell>
          <table:table-cell office:value-type="float" office:value="275.37299999999999" table:style-name="ce1">
            <text:p>275.373</text:p>
          </table:table-cell>
          <table:table-cell office:value-type="float" office:value="275.14400000000001" table:style-name="ce1">
            <text:p>275.144</text:p>
          </table:table-cell>
          <table:table-cell office:value-type="float" office:value="275.35899999999998" table:style-name="ce1">
            <text:p>275.359</text:p>
          </table:table-cell>
          <table:table-cell office:value-type="float" office:value="275.416" table:style-name="ce1">
            <text:p>275.416</text:p>
          </table:table-cell>
          <table:table-cell office:value-type="float" office:value="274.96300000000002" table:style-name="ce1">
            <text:p>274.963</text:p>
          </table:table-cell>
          <table:table-cell office:value-type="float" office:value="275.34300000000002" table:style-name="ce1">
            <text:p>275.343</text:p>
          </table:table-cell>
          <table:table-cell office:value-type="float" office:value="275.19400000000002" table:style-name="ce1">
            <text:p>275.194</text:p>
          </table:table-cell>
          <table:table-cell office:value-type="float" office:value="274.97500000000002" table:style-name="ce1">
            <text:p>274.975</text:p>
          </table:table-cell>
          <table:table-cell office:value-type="float" office:value="275.07499999999999" table:style-name="ce1">
            <text:p>275.075</text:p>
          </table:table-cell>
          <table:table-cell office:value-type="float" office:value="275.35199999999998" table:style-name="ce1">
            <text:p>275.352</text:p>
          </table:table-cell>
          <table:table-cell office:value-type="float" office:value="275.03100000000001" table:style-name="ce1">
            <text:p>275.031</text:p>
          </table:table-cell>
          <table:table-cell table:style-name="ce1"/>
          <table:table-cell office:value-type="float" office:value="275.21755172413793" table:formula="of:=AVERAGE([.C8:.AE8])" table:style-name="ce1">
            <text:p>275.217551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8 thread(s)</text:p>
          </table:table-cell>
          <table:table-cell office:value-type="float" office:value="274.56599999999997" table:style-name="ce1">
            <text:p>274.566</text:p>
          </table:table-cell>
          <table:table-cell office:value-type="float" office:value="276.33600000000001" table:style-name="ce1">
            <text:p>276.336</text:p>
          </table:table-cell>
          <table:table-cell office:value-type="float" office:value="275.12200000000001" table:style-name="ce1">
            <text:p>275.122</text:p>
          </table:table-cell>
          <table:table-cell office:value-type="float" office:value="276.08499999999998" table:style-name="ce1">
            <text:p>276.085</text:p>
          </table:table-cell>
          <table:table-cell office:value-type="float" office:value="274.41199999999998" table:style-name="ce1">
            <text:p>274.412</text:p>
          </table:table-cell>
          <table:table-cell office:value-type="float" office:value="276.101" table:style-name="ce1">
            <text:p>276.101</text:p>
          </table:table-cell>
          <table:table-cell office:value-type="float" office:value="274.28100000000001" table:style-name="ce1">
            <text:p>274.281</text:p>
          </table:table-cell>
          <table:table-cell office:value-type="float" office:value="275.22300000000001" table:style-name="ce1">
            <text:p>275.223</text:p>
          </table:table-cell>
          <table:table-cell office:value-type="float" office:value="276.96499999999997" table:style-name="ce1">
            <text:p>276.965</text:p>
          </table:table-cell>
          <table:table-cell office:value-type="float" office:value="274.52600000000001" table:style-name="ce1">
            <text:p>274.526</text:p>
          </table:table-cell>
          <table:table-cell office:value-type="float" office:value="274.416" table:style-name="ce1">
            <text:p>274.416</text:p>
          </table:table-cell>
          <table:table-cell office:value-type="float" office:value="274.84899999999999" table:style-name="ce1">
            <text:p>274.849</text:p>
          </table:table-cell>
          <table:table-cell office:value-type="float" office:value="276.346" table:style-name="ce1">
            <text:p>276.346</text:p>
          </table:table-cell>
          <table:table-cell office:value-type="float" office:value="276.41699999999997" table:style-name="ce1">
            <text:p>276.417</text:p>
          </table:table-cell>
          <table:table-cell office:value-type="float" office:value="276.49900000000002" table:style-name="ce1">
            <text:p>276.499</text:p>
          </table:table-cell>
          <table:table-cell office:value-type="float" office:value="276.71699999999998" table:style-name="ce1">
            <text:p>276.717</text:p>
          </table:table-cell>
          <table:table-cell office:value-type="float" office:value="274.13099999999997" table:style-name="ce1">
            <text:p>274.131</text:p>
          </table:table-cell>
          <table:table-cell office:value-type="float" office:value="274.714" table:style-name="ce1">
            <text:p>274.714</text:p>
          </table:table-cell>
          <table:table-cell office:value-type="float" office:value="274.846" table:style-name="ce1">
            <text:p>274.846</text:p>
          </table:table-cell>
          <table:table-cell office:value-type="float" office:value="276.25299999999999" table:style-name="ce1">
            <text:p>276.253</text:p>
          </table:table-cell>
          <table:table-cell office:value-type="float" office:value="274.762" table:style-name="ce1">
            <text:p>274.762</text:p>
          </table:table-cell>
          <table:table-cell office:value-type="float" office:value="274.62900000000002" table:style-name="ce1">
            <text:p>274.629</text:p>
          </table:table-cell>
          <table:table-cell office:value-type="float" office:value="276.50900000000001" table:style-name="ce1">
            <text:p>276.509</text:p>
          </table:table-cell>
          <table:table-cell office:value-type="float" office:value="276.00099999999998" table:style-name="ce1">
            <text:p>276.001</text:p>
          </table:table-cell>
          <table:table-cell office:value-type="float" office:value="276.625" table:style-name="ce1">
            <text:p>276.625</text:p>
          </table:table-cell>
          <table:table-cell office:value-type="float" office:value="274.81200000000001" table:style-name="ce1">
            <text:p>274.812</text:p>
          </table:table-cell>
          <table:table-cell office:value-type="float" office:value="275.84100000000001" table:style-name="ce1">
            <text:p>275.841</text:p>
          </table:table-cell>
          <table:table-cell office:value-type="float" office:value="274.67899999999997" table:style-name="ce1">
            <text:p>274.679</text:p>
          </table:table-cell>
          <table:table-cell office:value-type="float" office:value="274.45299999999997" table:style-name="ce1">
            <text:p>274.453</text:p>
          </table:table-cell>
          <table:table-cell office:value-type="float" office:value="274.69099999999997" table:style-name="ce1">
            <text:p>274.691</text:p>
          </table:table-cell>
          <table:table-cell table:style-name="ce1"/>
          <table:table-cell office:value-type="float" office:value="275.42210344827589" table:formula="of:=AVERAGE([.C9:.AE9])" table:style-name="ce1">
            <text:p>275.422103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9 thread(s)</text:p>
          </table:table-cell>
          <table:table-cell office:value-type="float" office:value="278.14499999999998" table:style-name="ce1">
            <text:p>278.145</text:p>
          </table:table-cell>
          <table:table-cell office:value-type="float" office:value="277.62099999999998" table:style-name="ce1">
            <text:p>277.621</text:p>
          </table:table-cell>
          <table:table-cell office:value-type="float" office:value="277.35199999999998" table:style-name="ce1">
            <text:p>277.352</text:p>
          </table:table-cell>
          <table:table-cell office:value-type="float" office:value="277.67200000000003" table:style-name="ce1">
            <text:p>277.672</text:p>
          </table:table-cell>
          <table:table-cell office:value-type="float" office:value="277.36900000000003" table:style-name="ce1">
            <text:p>277.369</text:p>
          </table:table-cell>
          <table:table-cell office:value-type="float" office:value="277.29199999999997" table:style-name="ce1">
            <text:p>277.292</text:p>
          </table:table-cell>
          <table:table-cell office:value-type="float" office:value="277.10700000000003" table:style-name="ce1">
            <text:p>277.107</text:p>
          </table:table-cell>
          <table:table-cell office:value-type="float" office:value="277.29899999999998" table:style-name="ce1">
            <text:p>277.299</text:p>
          </table:table-cell>
          <table:table-cell office:value-type="float" office:value="279.89699999999999" table:style-name="ce1">
            <text:p>279.897</text:p>
          </table:table-cell>
          <table:table-cell office:value-type="float" office:value="277.13799999999998" table:style-name="ce1">
            <text:p>277.138</text:p>
          </table:table-cell>
          <table:table-cell office:value-type="float" office:value="277.089" table:style-name="ce1">
            <text:p>277.089</text:p>
          </table:table-cell>
          <table:table-cell office:value-type="float" office:value="277.26499999999999" table:style-name="ce1">
            <text:p>277.265</text:p>
          </table:table-cell>
          <table:table-cell office:value-type="float" office:value="277.678" table:style-name="ce1">
            <text:p>277.678</text:p>
          </table:table-cell>
          <table:table-cell office:value-type="float" office:value="277.39299999999997" table:style-name="ce1">
            <text:p>277.393</text:p>
          </table:table-cell>
          <table:table-cell office:value-type="float" office:value="277.54399999999998" table:style-name="ce1">
            <text:p>277.544</text:p>
          </table:table-cell>
          <table:table-cell office:value-type="float" office:value="277.25" table:style-name="ce1">
            <text:p>277.25</text:p>
          </table:table-cell>
          <table:table-cell office:value-type="float" office:value="277.23500000000001" table:style-name="ce1">
            <text:p>277.235</text:p>
          </table:table-cell>
          <table:table-cell office:value-type="float" office:value="279.81799999999998" table:style-name="ce1">
            <text:p>279.818</text:p>
          </table:table-cell>
          <table:table-cell office:value-type="float" office:value="277.83999999999997" table:style-name="ce1">
            <text:p>277.84</text:p>
          </table:table-cell>
          <table:table-cell office:value-type="float" office:value="278.125" table:style-name="ce1">
            <text:p>278.125</text:p>
          </table:table-cell>
          <table:table-cell office:value-type="float" office:value="277.41800000000001" table:style-name="ce1">
            <text:p>277.418</text:p>
          </table:table-cell>
          <table:table-cell office:value-type="float" office:value="278.12700000000001" table:style-name="ce1">
            <text:p>278.127</text:p>
          </table:table-cell>
          <table:table-cell office:value-type="float" office:value="277.25200000000001" table:style-name="ce1">
            <text:p>277.252</text:p>
          </table:table-cell>
          <table:table-cell office:value-type="float" office:value="276.96800000000002" table:style-name="ce1">
            <text:p>276.968</text:p>
          </table:table-cell>
          <table:table-cell office:value-type="float" office:value="277.05700000000002" table:style-name="ce1">
            <text:p>277.057</text:p>
          </table:table-cell>
          <table:table-cell office:value-type="float" office:value="277.44200000000001" table:style-name="ce1">
            <text:p>277.442</text:p>
          </table:table-cell>
          <table:table-cell office:value-type="float" office:value="277.334" table:style-name="ce1">
            <text:p>277.334</text:p>
          </table:table-cell>
          <table:table-cell office:value-type="float" office:value="277.37400000000002" table:style-name="ce1">
            <text:p>277.374</text:p>
          </table:table-cell>
          <table:table-cell office:value-type="float" office:value="277.40800000000002" table:style-name="ce1">
            <text:p>277.408</text:p>
          </table:table-cell>
          <table:table-cell office:value-type="float" office:value="277.721" table:style-name="ce1">
            <text:p>277.721</text:p>
          </table:table-cell>
          <table:table-cell table:style-name="ce1"/>
          <table:table-cell office:value-type="float" office:value="277.58913793103443" table:formula="of:=AVERAGE([.C10:.AE10])" table:style-name="ce1">
            <text:p>277.589137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0 thread(s)</text:p>
          </table:table-cell>
          <table:table-cell office:value-type="float" office:value="277.46699999999998" table:style-name="ce1">
            <text:p>277.467</text:p>
          </table:table-cell>
          <table:table-cell office:value-type="float" office:value="277.66699999999997" table:style-name="ce1">
            <text:p>277.667</text:p>
          </table:table-cell>
          <table:table-cell office:value-type="float" office:value="277.767" table:style-name="ce1">
            <text:p>277.767</text:p>
          </table:table-cell>
          <table:table-cell office:value-type="float" office:value="278.27199999999999" table:style-name="ce1">
            <text:p>278.272</text:p>
          </table:table-cell>
          <table:table-cell office:value-type="float" office:value="276.827" table:style-name="ce1">
            <text:p>276.827</text:p>
          </table:table-cell>
          <table:table-cell office:value-type="float" office:value="279.22800000000001" table:style-name="ce1">
            <text:p>279.228</text:p>
          </table:table-cell>
          <table:table-cell office:value-type="float" office:value="276.495" table:style-name="ce1">
            <text:p>276.495</text:p>
          </table:table-cell>
          <table:table-cell office:value-type="float" office:value="277.21600000000001" table:style-name="ce1">
            <text:p>277.216</text:p>
          </table:table-cell>
          <table:table-cell office:value-type="float" office:value="276.47699999999998" table:style-name="ce1">
            <text:p>276.477</text:p>
          </table:table-cell>
          <table:table-cell office:value-type="float" office:value="277.67" table:style-name="ce1">
            <text:p>277.67</text:p>
          </table:table-cell>
          <table:table-cell office:value-type="float" office:value="276.517" table:style-name="ce1">
            <text:p>276.517</text:p>
          </table:table-cell>
          <table:table-cell office:value-type="float" office:value="279.935" table:style-name="ce1">
            <text:p>279.935</text:p>
          </table:table-cell>
          <table:table-cell office:value-type="float" office:value="277.791" table:style-name="ce1">
            <text:p>277.791</text:p>
          </table:table-cell>
          <table:table-cell office:value-type="float" office:value="276.91000000000003" table:style-name="ce1">
            <text:p>276.91</text:p>
          </table:table-cell>
          <table:table-cell office:value-type="float" office:value="277.28100000000001" table:style-name="ce1">
            <text:p>277.281</text:p>
          </table:table-cell>
          <table:table-cell office:value-type="float" office:value="277.59500000000003" table:style-name="ce1">
            <text:p>277.595</text:p>
          </table:table-cell>
          <table:table-cell office:value-type="float" office:value="277.46800000000002" table:style-name="ce1">
            <text:p>277.468</text:p>
          </table:table-cell>
          <table:table-cell office:value-type="float" office:value="276.67899999999997" table:style-name="ce1">
            <text:p>276.679</text:p>
          </table:table-cell>
          <table:table-cell office:value-type="float" office:value="276.55900000000003" table:style-name="ce1">
            <text:p>276.559</text:p>
          </table:table-cell>
          <table:table-cell office:value-type="float" office:value="277.084" table:style-name="ce1">
            <text:p>277.084</text:p>
          </table:table-cell>
          <table:table-cell office:value-type="float" office:value="278.61" table:style-name="ce1">
            <text:p>278.61</text:p>
          </table:table-cell>
          <table:table-cell office:value-type="float" office:value="277.15300000000002" table:style-name="ce1">
            <text:p>277.153</text:p>
          </table:table-cell>
          <table:table-cell office:value-type="float" office:value="277.755" table:style-name="ce1">
            <text:p>277.755</text:p>
          </table:table-cell>
          <table:table-cell office:value-type="float" office:value="276.916" table:style-name="ce1">
            <text:p>276.916</text:p>
          </table:table-cell>
          <table:table-cell office:value-type="float" office:value="276.92" table:style-name="ce1">
            <text:p>276.92</text:p>
          </table:table-cell>
          <table:table-cell office:value-type="float" office:value="277.56799999999998" table:style-name="ce1">
            <text:p>277.568</text:p>
          </table:table-cell>
          <table:table-cell office:value-type="float" office:value="277.738" table:style-name="ce1">
            <text:p>277.738</text:p>
          </table:table-cell>
          <table:table-cell office:value-type="float" office:value="277.77999999999997" table:style-name="ce1">
            <text:p>277.78</text:p>
          </table:table-cell>
          <table:table-cell office:value-type="float" office:value="277.51299999999998" table:style-name="ce1">
            <text:p>277.513</text:p>
          </table:table-cell>
          <table:table-cell office:value-type="float" office:value="278.13799999999998" table:style-name="ce1">
            <text:p>278.138</text:p>
          </table:table-cell>
          <table:table-cell table:style-name="ce1"/>
          <table:table-cell office:value-type="float" office:value="277.50099999999998" table:formula="of:=AVERAGE([.C11:.AE11])" table:style-name="ce1">
            <text:p>277.50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1 thread(s)</text:p>
          </table:table-cell>
          <table:table-cell office:value-type="float" office:value="277.13" table:style-name="ce1">
            <text:p>277.13</text:p>
          </table:table-cell>
          <table:table-cell office:value-type="float" office:value="276.96699999999998" table:style-name="ce1">
            <text:p>276.967</text:p>
          </table:table-cell>
          <table:table-cell office:value-type="float" office:value="275.81" table:style-name="ce1">
            <text:p>275.81</text:p>
          </table:table-cell>
          <table:table-cell office:value-type="float" office:value="276.48200000000003" table:style-name="ce1">
            <text:p>276.482</text:p>
          </table:table-cell>
          <table:table-cell office:value-type="float" office:value="275.87" table:style-name="ce1">
            <text:p>275.87</text:p>
          </table:table-cell>
          <table:table-cell office:value-type="float" office:value="275.66500000000002" table:style-name="ce1">
            <text:p>275.665</text:p>
          </table:table-cell>
          <table:table-cell office:value-type="float" office:value="278.90499999999997" table:style-name="ce1">
            <text:p>278.905</text:p>
          </table:table-cell>
          <table:table-cell office:value-type="float" office:value="276.51799999999997" table:style-name="ce1">
            <text:p>276.518</text:p>
          </table:table-cell>
          <table:table-cell office:value-type="float" office:value="277.16800000000001" table:style-name="ce1">
            <text:p>277.168</text:p>
          </table:table-cell>
          <table:table-cell office:value-type="float" office:value="275.94099999999997" table:style-name="ce1">
            <text:p>275.941</text:p>
          </table:table-cell>
          <table:table-cell office:value-type="float" office:value="277.964" table:style-name="ce1">
            <text:p>277.964</text:p>
          </table:table-cell>
          <table:table-cell office:value-type="float" office:value="276.65300000000002" table:style-name="ce1">
            <text:p>276.653</text:p>
          </table:table-cell>
          <table:table-cell office:value-type="float" office:value="277.86599999999999" table:style-name="ce1">
            <text:p>277.866</text:p>
          </table:table-cell>
          <table:table-cell office:value-type="float" office:value="276.84399999999999" table:style-name="ce1">
            <text:p>276.844</text:p>
          </table:table-cell>
          <table:table-cell office:value-type="float" office:value="276.721" table:style-name="ce1">
            <text:p>276.721</text:p>
          </table:table-cell>
          <table:table-cell office:value-type="float" office:value="278.28699999999998" table:style-name="ce1">
            <text:p>278.287</text:p>
          </table:table-cell>
          <table:table-cell office:value-type="float" office:value="278.04500000000002" table:style-name="ce1">
            <text:p>278.045</text:p>
          </table:table-cell>
          <table:table-cell office:value-type="float" office:value="277.02600000000001" table:style-name="ce1">
            <text:p>277.026</text:p>
          </table:table-cell>
          <table:table-cell office:value-type="float" office:value="275.71899999999999" table:style-name="ce1">
            <text:p>275.719</text:p>
          </table:table-cell>
          <table:table-cell office:value-type="float" office:value="277.95699999999999" table:style-name="ce1">
            <text:p>277.957</text:p>
          </table:table-cell>
          <table:table-cell office:value-type="float" office:value="275.96699999999998" table:style-name="ce1">
            <text:p>275.967</text:p>
          </table:table-cell>
          <table:table-cell office:value-type="float" office:value="275.73099999999999" table:style-name="ce1">
            <text:p>275.731</text:p>
          </table:table-cell>
          <table:table-cell office:value-type="float" office:value="277.87099999999998" table:style-name="ce1">
            <text:p>277.871</text:p>
          </table:table-cell>
          <table:table-cell office:value-type="float" office:value="277.25700000000001" table:style-name="ce1">
            <text:p>277.257</text:p>
          </table:table-cell>
          <table:table-cell office:value-type="float" office:value="275.77199999999999" table:style-name="ce1">
            <text:p>275.772</text:p>
          </table:table-cell>
          <table:table-cell office:value-type="float" office:value="277.22199999999998" table:style-name="ce1">
            <text:p>277.222</text:p>
          </table:table-cell>
          <table:table-cell office:value-type="float" office:value="278.18200000000002" table:style-name="ce1">
            <text:p>278.182</text:p>
          </table:table-cell>
          <table:table-cell office:value-type="float" office:value="276.65499999999997" table:style-name="ce1">
            <text:p>276.655</text:p>
          </table:table-cell>
          <table:table-cell office:value-type="float" office:value="276.55799999999999" table:style-name="ce1">
            <text:p>276.558</text:p>
          </table:table-cell>
          <table:table-cell office:value-type="float" office:value="278.69299999999998" table:style-name="ce1">
            <text:p>278.693</text:p>
          </table:table-cell>
          <table:table-cell table:style-name="ce1"/>
          <table:table-cell office:value-type="float" office:value="276.9764137931034" table:formula="of:=AVERAGE([.C12:.AE12])" table:style-name="ce1">
            <text:p>276.976413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2 thread(s)</text:p>
          </table:table-cell>
          <table:table-cell office:value-type="float" office:value="276.92200000000003" table:style-name="ce1">
            <text:p>276.922</text:p>
          </table:table-cell>
          <table:table-cell office:value-type="float" office:value="275.87299999999999" table:style-name="ce1">
            <text:p>275.873</text:p>
          </table:table-cell>
          <table:table-cell office:value-type="float" office:value="276.22199999999998" table:style-name="ce1">
            <text:p>276.222</text:p>
          </table:table-cell>
          <table:table-cell office:value-type="float" office:value="276.52100000000002" table:style-name="ce1">
            <text:p>276.521</text:p>
          </table:table-cell>
          <table:table-cell office:value-type="float" office:value="275.98399999999998" table:style-name="ce1">
            <text:p>275.984</text:p>
          </table:table-cell>
          <table:table-cell office:value-type="float" office:value="276.16899999999998" table:style-name="ce1">
            <text:p>276.169</text:p>
          </table:table-cell>
          <table:table-cell office:value-type="float" office:value="276.411" table:style-name="ce1">
            <text:p>276.411</text:p>
          </table:table-cell>
          <table:table-cell office:value-type="float" office:value="277.58499999999998" table:style-name="ce1">
            <text:p>277.585</text:p>
          </table:table-cell>
          <table:table-cell office:value-type="float" office:value="276.29700000000003" table:style-name="ce1">
            <text:p>276.297</text:p>
          </table:table-cell>
          <table:table-cell office:value-type="float" office:value="276.51499999999999" table:style-name="ce1">
            <text:p>276.515</text:p>
          </table:table-cell>
          <table:table-cell office:value-type="float" office:value="276.209" table:style-name="ce1">
            <text:p>276.209</text:p>
          </table:table-cell>
          <table:table-cell office:value-type="float" office:value="276.41500000000002" table:style-name="ce1">
            <text:p>276.415</text:p>
          </table:table-cell>
          <table:table-cell office:value-type="float" office:value="276.75099999999998" table:style-name="ce1">
            <text:p>276.751</text:p>
          </table:table-cell>
          <table:table-cell office:value-type="float" office:value="275.58999999999997" table:style-name="ce1">
            <text:p>275.59</text:p>
          </table:table-cell>
          <table:table-cell office:value-type="float" office:value="277.12400000000002" table:style-name="ce1">
            <text:p>277.124</text:p>
          </table:table-cell>
          <table:table-cell office:value-type="float" office:value="276.96899999999999" table:style-name="ce1">
            <text:p>276.969</text:p>
          </table:table-cell>
          <table:table-cell office:value-type="float" office:value="275.95100000000002" table:style-name="ce1">
            <text:p>275.951</text:p>
          </table:table-cell>
          <table:table-cell office:value-type="float" office:value="275.815" table:style-name="ce1">
            <text:p>275.815</text:p>
          </table:table-cell>
          <table:table-cell office:value-type="float" office:value="276.06099999999998" table:style-name="ce1">
            <text:p>276.061</text:p>
          </table:table-cell>
          <table:table-cell office:value-type="float" office:value="275.97899999999998" table:style-name="ce1">
            <text:p>275.979</text:p>
          </table:table-cell>
          <table:table-cell office:value-type="float" office:value="276.13400000000001" table:style-name="ce1">
            <text:p>276.134</text:p>
          </table:table-cell>
          <table:table-cell office:value-type="float" office:value="275.92399999999998" table:style-name="ce1">
            <text:p>275.924</text:p>
          </table:table-cell>
          <table:table-cell office:value-type="float" office:value="276.10000000000002" table:style-name="ce1">
            <text:p>276.1</text:p>
          </table:table-cell>
          <table:table-cell office:value-type="float" office:value="275.59500000000003" table:style-name="ce1">
            <text:p>275.595</text:p>
          </table:table-cell>
          <table:table-cell office:value-type="float" office:value="277.21100000000001" table:style-name="ce1">
            <text:p>277.211</text:p>
          </table:table-cell>
          <table:table-cell office:value-type="float" office:value="275.399" table:style-name="ce1">
            <text:p>275.399</text:p>
          </table:table-cell>
          <table:table-cell office:value-type="float" office:value="275.94400000000002" table:style-name="ce1">
            <text:p>275.944</text:p>
          </table:table-cell>
          <table:table-cell office:value-type="float" office:value="276.20699999999999" table:style-name="ce1">
            <text:p>276.207</text:p>
          </table:table-cell>
          <table:table-cell office:value-type="float" office:value="275.911" table:style-name="ce1">
            <text:p>275.911</text:p>
          </table:table-cell>
          <table:table-cell office:value-type="float" office:value="276.39800000000002" table:style-name="ce1">
            <text:p>276.398</text:p>
          </table:table-cell>
          <table:table-cell table:style-name="ce1"/>
          <table:table-cell office:value-type="float" office:value="276.25048275862071" table:formula="of:=AVERAGE([.C13:.AE13])" table:style-name="ce1">
            <text:p>276.2504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3 thread(s)</text:p>
          </table:table-cell>
          <table:table-cell office:value-type="float" office:value="276.36399999999998" table:style-name="ce1">
            <text:p>276.364</text:p>
          </table:table-cell>
          <table:table-cell office:value-type="float" office:value="275.822" table:style-name="ce1">
            <text:p>275.822</text:p>
          </table:table-cell>
          <table:table-cell office:value-type="float" office:value="274.99099999999999" table:style-name="ce1">
            <text:p>274.991</text:p>
          </table:table-cell>
          <table:table-cell office:value-type="float" office:value="275.16300000000001" table:style-name="ce1">
            <text:p>275.163</text:p>
          </table:table-cell>
          <table:table-cell office:value-type="float" office:value="276.22199999999998" table:style-name="ce1">
            <text:p>276.222</text:p>
          </table:table-cell>
          <table:table-cell office:value-type="float" office:value="275.49799999999999" table:style-name="ce1">
            <text:p>275.498</text:p>
          </table:table-cell>
          <table:table-cell office:value-type="float" office:value="275.89100000000002" table:style-name="ce1">
            <text:p>275.891</text:p>
          </table:table-cell>
          <table:table-cell office:value-type="float" office:value="275.66199999999998" table:style-name="ce1">
            <text:p>275.662</text:p>
          </table:table-cell>
          <table:table-cell office:value-type="float" office:value="275.36900000000003" table:style-name="ce1">
            <text:p>275.369</text:p>
          </table:table-cell>
          <table:table-cell office:value-type="float" office:value="275.983" table:style-name="ce1">
            <text:p>275.983</text:p>
          </table:table-cell>
          <table:table-cell office:value-type="float" office:value="275.89800000000002" table:style-name="ce1">
            <text:p>275.898</text:p>
          </table:table-cell>
          <table:table-cell office:value-type="float" office:value="276.733" table:style-name="ce1">
            <text:p>276.733</text:p>
          </table:table-cell>
          <table:table-cell office:value-type="float" office:value="275.60899999999998" table:style-name="ce1">
            <text:p>275.609</text:p>
          </table:table-cell>
          <table:table-cell office:value-type="float" office:value="277.24700000000001" table:style-name="ce1">
            <text:p>277.247</text:p>
          </table:table-cell>
          <table:table-cell office:value-type="float" office:value="275.47899999999998" table:style-name="ce1">
            <text:p>275.479</text:p>
          </table:table-cell>
          <table:table-cell office:value-type="float" office:value="276.74700000000001" table:style-name="ce1">
            <text:p>276.747</text:p>
          </table:table-cell>
          <table:table-cell office:value-type="float" office:value="275.22399999999999" table:style-name="ce1">
            <text:p>275.224</text:p>
          </table:table-cell>
          <table:table-cell office:value-type="float" office:value="276.60199999999998" table:style-name="ce1">
            <text:p>276.602</text:p>
          </table:table-cell>
          <table:table-cell office:value-type="float" office:value="277.42399999999998" table:style-name="ce1">
            <text:p>277.424</text:p>
          </table:table-cell>
          <table:table-cell office:value-type="float" office:value="275.94499999999999" table:style-name="ce1">
            <text:p>275.945</text:p>
          </table:table-cell>
          <table:table-cell office:value-type="float" office:value="275.37900000000002" table:style-name="ce1">
            <text:p>275.379</text:p>
          </table:table-cell>
          <table:table-cell office:value-type="float" office:value="275.69299999999998" table:style-name="ce1">
            <text:p>275.693</text:p>
          </table:table-cell>
          <table:table-cell office:value-type="float" office:value="277.97699999999998" table:style-name="ce1">
            <text:p>277.977</text:p>
          </table:table-cell>
          <table:table-cell office:value-type="float" office:value="276.02800000000002" table:style-name="ce1">
            <text:p>276.028</text:p>
          </table:table-cell>
          <table:table-cell office:value-type="float" office:value="275.45999999999998" table:style-name="ce1">
            <text:p>275.46</text:p>
          </table:table-cell>
          <table:table-cell office:value-type="float" office:value="275.214" table:style-name="ce1">
            <text:p>275.214</text:p>
          </table:table-cell>
          <table:table-cell office:value-type="float" office:value="276.31" table:style-name="ce1">
            <text:p>276.31</text:p>
          </table:table-cell>
          <table:table-cell office:value-type="float" office:value="275.28300000000002" table:style-name="ce1">
            <text:p>275.283</text:p>
          </table:table-cell>
          <table:table-cell office:value-type="float" office:value="275.38600000000002" table:style-name="ce1">
            <text:p>275.386</text:p>
          </table:table-cell>
          <table:table-cell office:value-type="float" office:value="277.286" table:style-name="ce1">
            <text:p>277.286</text:p>
          </table:table-cell>
          <table:table-cell table:style-name="ce1"/>
          <table:table-cell office:value-type="float" office:value="275.9836206896552" table:formula="of:=AVERAGE([.C14:.AE14])" table:style-name="ce1">
            <text:p>275.983620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4 thread(s)</text:p>
          </table:table-cell>
          <table:table-cell office:value-type="float" office:value="276.30399999999997" table:style-name="ce1">
            <text:p>276.304</text:p>
          </table:table-cell>
          <table:table-cell office:value-type="float" office:value="274.83199999999999" table:style-name="ce1">
            <text:p>274.832</text:p>
          </table:table-cell>
          <table:table-cell office:value-type="float" office:value="276.79199999999997" table:style-name="ce1">
            <text:p>276.792</text:p>
          </table:table-cell>
          <table:table-cell office:value-type="float" office:value="276.536" table:style-name="ce1">
            <text:p>276.536</text:p>
          </table:table-cell>
          <table:table-cell office:value-type="float" office:value="274.98200000000003" table:style-name="ce1">
            <text:p>274.982</text:p>
          </table:table-cell>
          <table:table-cell office:value-type="float" office:value="275.23700000000002" table:style-name="ce1">
            <text:p>275.237</text:p>
          </table:table-cell>
          <table:table-cell office:value-type="float" office:value="276.67200000000003" table:style-name="ce1">
            <text:p>276.672</text:p>
          </table:table-cell>
          <table:table-cell office:value-type="float" office:value="274.92099999999999" table:style-name="ce1">
            <text:p>274.921</text:p>
          </table:table-cell>
          <table:table-cell office:value-type="float" office:value="275.05399999999997" table:style-name="ce1">
            <text:p>275.054</text:p>
          </table:table-cell>
          <table:table-cell office:value-type="float" office:value="274.786" table:style-name="ce1">
            <text:p>274.786</text:p>
          </table:table-cell>
          <table:table-cell office:value-type="float" office:value="274.85500000000002" table:style-name="ce1">
            <text:p>274.855</text:p>
          </table:table-cell>
          <table:table-cell office:value-type="float" office:value="275.13" table:style-name="ce1">
            <text:p>275.13</text:p>
          </table:table-cell>
          <table:table-cell office:value-type="float" office:value="274.73700000000002" table:style-name="ce1">
            <text:p>274.737</text:p>
          </table:table-cell>
          <table:table-cell office:value-type="float" office:value="274.70299999999997" table:style-name="ce1">
            <text:p>274.703</text:p>
          </table:table-cell>
          <table:table-cell office:value-type="float" office:value="275.25099999999998" table:style-name="ce1">
            <text:p>275.251</text:p>
          </table:table-cell>
          <table:table-cell office:value-type="float" office:value="275.387" table:style-name="ce1">
            <text:p>275.387</text:p>
          </table:table-cell>
          <table:table-cell office:value-type="float" office:value="275.01799999999997" table:style-name="ce1">
            <text:p>275.018</text:p>
          </table:table-cell>
          <table:table-cell office:value-type="float" office:value="275.03100000000001" table:style-name="ce1">
            <text:p>275.031</text:p>
          </table:table-cell>
          <table:table-cell office:value-type="float" office:value="274.87" table:style-name="ce1">
            <text:p>274.87</text:p>
          </table:table-cell>
          <table:table-cell office:value-type="float" office:value="275.8" table:style-name="ce1">
            <text:p>275.8</text:p>
          </table:table-cell>
          <table:table-cell office:value-type="float" office:value="275.34500000000003" table:style-name="ce1">
            <text:p>275.345</text:p>
          </table:table-cell>
          <table:table-cell office:value-type="float" office:value="274.91800000000001" table:style-name="ce1">
            <text:p>274.918</text:p>
          </table:table-cell>
          <table:table-cell office:value-type="float" office:value="276.67099999999999" table:style-name="ce1">
            <text:p>276.671</text:p>
          </table:table-cell>
          <table:table-cell office:value-type="float" office:value="275.36200000000002" table:style-name="ce1">
            <text:p>275.362</text:p>
          </table:table-cell>
          <table:table-cell office:value-type="float" office:value="275.20999999999998" table:style-name="ce1">
            <text:p>275.21</text:p>
          </table:table-cell>
          <table:table-cell office:value-type="float" office:value="275.78199999999998" table:style-name="ce1">
            <text:p>275.782</text:p>
          </table:table-cell>
          <table:table-cell office:value-type="float" office:value="275.12400000000002" table:style-name="ce1">
            <text:p>275.124</text:p>
          </table:table-cell>
          <table:table-cell office:value-type="float" office:value="276.03500000000003" table:style-name="ce1">
            <text:p>276.035</text:p>
          </table:table-cell>
          <table:table-cell office:value-type="float" office:value="274.85500000000002" table:style-name="ce1">
            <text:p>274.855</text:p>
          </table:table-cell>
          <table:table-cell office:value-type="float" office:value="275.94099999999997" table:style-name="ce1">
            <text:p>275.941</text:p>
          </table:table-cell>
          <table:table-cell table:style-name="ce1"/>
          <table:table-cell office:value-type="float" office:value="275.37368965517243" table:formula="of:=AVERAGE([.C15:.AE15])" table:style-name="ce1">
            <text:p>275.373689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5 thread(s)</text:p>
          </table:table-cell>
          <table:table-cell office:value-type="float" office:value="279.51799999999997" table:style-name="ce1">
            <text:p>279.518</text:p>
          </table:table-cell>
          <table:table-cell office:value-type="float" office:value="276.08499999999998" table:style-name="ce1">
            <text:p>276.085</text:p>
          </table:table-cell>
          <table:table-cell office:value-type="float" office:value="276.565" table:style-name="ce1">
            <text:p>276.565</text:p>
          </table:table-cell>
          <table:table-cell office:value-type="float" office:value="278.86799999999999" table:style-name="ce1">
            <text:p>278.868</text:p>
          </table:table-cell>
          <table:table-cell office:value-type="float" office:value="279.43099999999998" table:style-name="ce1">
            <text:p>279.431</text:p>
          </table:table-cell>
          <table:table-cell office:value-type="float" office:value="277.65199999999999" table:style-name="ce1">
            <text:p>277.652</text:p>
          </table:table-cell>
          <table:table-cell office:value-type="float" office:value="277.47000000000003" table:style-name="ce1">
            <text:p>277.47</text:p>
          </table:table-cell>
          <table:table-cell office:value-type="float" office:value="279.99299999999999" table:style-name="ce1">
            <text:p>279.993</text:p>
          </table:table-cell>
          <table:table-cell office:value-type="float" office:value="276.16699999999997" table:style-name="ce1">
            <text:p>276.167</text:p>
          </table:table-cell>
          <table:table-cell office:value-type="float" office:value="278.86200000000002" table:style-name="ce1">
            <text:p>278.862</text:p>
          </table:table-cell>
          <table:table-cell office:value-type="float" office:value="277.387" table:style-name="ce1">
            <text:p>277.387</text:p>
          </table:table-cell>
          <table:table-cell office:value-type="float" office:value="280.93" table:style-name="ce1">
            <text:p>280.93</text:p>
          </table:table-cell>
          <table:table-cell office:value-type="float" office:value="277.40100000000001" table:style-name="ce1">
            <text:p>277.401</text:p>
          </table:table-cell>
          <table:table-cell office:value-type="float" office:value="277.291" table:style-name="ce1">
            <text:p>277.291</text:p>
          </table:table-cell>
          <table:table-cell office:value-type="float" office:value="275.55599999999998" table:style-name="ce1">
            <text:p>275.556</text:p>
          </table:table-cell>
          <table:table-cell office:value-type="float" office:value="275.01900000000001" table:style-name="ce1">
            <text:p>275.019</text:p>
          </table:table-cell>
          <table:table-cell office:value-type="float" office:value="275.42200000000003" table:style-name="ce1">
            <text:p>275.422</text:p>
          </table:table-cell>
          <table:table-cell office:value-type="float" office:value="277.36500000000001" table:style-name="ce1">
            <text:p>277.365</text:p>
          </table:table-cell>
          <table:table-cell office:value-type="float" office:value="277.15100000000001" table:style-name="ce1">
            <text:p>277.151</text:p>
          </table:table-cell>
          <table:table-cell office:value-type="float" office:value="274.61" table:style-name="ce1">
            <text:p>274.61</text:p>
          </table:table-cell>
          <table:table-cell office:value-type="float" office:value="277.69799999999998" table:style-name="ce1">
            <text:p>277.698</text:p>
          </table:table-cell>
          <table:table-cell office:value-type="float" office:value="276.90300000000002" table:style-name="ce1">
            <text:p>276.903</text:p>
          </table:table-cell>
          <table:table-cell office:value-type="float" office:value="274.75599999999997" table:style-name="ce1">
            <text:p>274.756</text:p>
          </table:table-cell>
          <table:table-cell office:value-type="float" office:value="274.55200000000002" table:style-name="ce1">
            <text:p>274.552</text:p>
          </table:table-cell>
          <table:table-cell office:value-type="float" office:value="279.23599999999999" table:style-name="ce1">
            <text:p>279.236</text:p>
          </table:table-cell>
          <table:table-cell office:value-type="float" office:value="274.74900000000002" table:style-name="ce1">
            <text:p>274.749</text:p>
          </table:table-cell>
          <table:table-cell office:value-type="float" office:value="274.50299999999999" table:style-name="ce1">
            <text:p>274.503</text:p>
          </table:table-cell>
          <table:table-cell office:value-type="float" office:value="279.54000000000002" table:style-name="ce1">
            <text:p>279.54</text:p>
          </table:table-cell>
          <table:table-cell office:value-type="float" office:value="279.09899999999999" table:style-name="ce1">
            <text:p>279.099</text:p>
          </table:table-cell>
          <table:table-cell office:value-type="float" office:value="276.34100000000001" table:style-name="ce1">
            <text:p>276.341</text:p>
          </table:table-cell>
          <table:table-cell table:style-name="ce1"/>
          <table:table-cell office:value-type="float" office:value="277.1242068965517" table:formula="of:=AVERAGE([.C16:.AE16])" table:style-name="ce1">
            <text:p>277.1242069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4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>1 thread(s)</text:p>
          </table:table-cell>
          <table:table-cell office:value-type="float" office:value="303.25299999999999" table:style-name="ce1">
            <text:p>303.253</text:p>
          </table:table-cell>
          <table:table-cell office:value-type="float" office:value="303.09399999999999" table:style-name="ce1">
            <text:p>303.094</text:p>
          </table:table-cell>
          <table:table-cell office:value-type="float" office:value="302.23" table:style-name="ce1">
            <text:p>302.23</text:p>
          </table:table-cell>
          <table:table-cell office:value-type="float" office:value="302.108" table:style-name="ce1">
            <text:p>302.108</text:p>
          </table:table-cell>
          <table:table-cell office:value-type="float" office:value="318.24200000000002" table:style-name="ce1">
            <text:p>318.242</text:p>
          </table:table-cell>
          <table:table-cell office:value-type="float" office:value="319.50599999999997" table:style-name="ce1">
            <text:p>319.506</text:p>
          </table:table-cell>
          <table:table-cell office:value-type="float" office:value="319.053" table:style-name="ce1">
            <text:p>319.053</text:p>
          </table:table-cell>
          <table:table-cell office:value-type="float" office:value="319.16699999999997" table:style-name="ce1">
            <text:p>319.167</text:p>
          </table:table-cell>
          <table:table-cell office:value-type="float" office:value="319.13499999999999" table:style-name="ce1">
            <text:p>319.135</text:p>
          </table:table-cell>
          <table:table-cell office:value-type="float" office:value="318.74700000000001" table:style-name="ce1">
            <text:p>318.747</text:p>
          </table:table-cell>
          <table:table-cell office:value-type="float" office:value="318.57900000000001" table:style-name="ce1">
            <text:p>318.579</text:p>
          </table:table-cell>
          <table:table-cell office:value-type="float" office:value="318.22300000000001" table:style-name="ce1">
            <text:p>318.223</text:p>
          </table:table-cell>
          <table:table-cell office:value-type="float" office:value="318.35500000000002" table:style-name="ce1">
            <text:p>318.355</text:p>
          </table:table-cell>
          <table:table-cell office:value-type="float" office:value="318.26100000000002" table:style-name="ce1">
            <text:p>318.261</text:p>
          </table:table-cell>
          <table:table-cell office:value-type="float" office:value="318.92599999999999" table:style-name="ce1">
            <text:p>318.926</text:p>
          </table:table-cell>
          <table:table-cell office:value-type="float" office:value="318.709" table:style-name="ce1">
            <text:p>318.709</text:p>
          </table:table-cell>
          <table:table-cell office:value-type="float" office:value="318.298" table:style-name="ce1">
            <text:p>318.298</text:p>
          </table:table-cell>
          <table:table-cell office:value-type="float" office:value="318.08999999999997" table:style-name="ce1">
            <text:p>318.09</text:p>
          </table:table-cell>
          <table:table-cell office:value-type="float" office:value="319.161" table:style-name="ce1">
            <text:p>319.161</text:p>
          </table:table-cell>
          <table:table-cell office:value-type="float" office:value="319.19799999999998" table:style-name="ce1">
            <text:p>319.198</text:p>
          </table:table-cell>
          <table:table-cell office:value-type="float" office:value="319.43799999999999" table:style-name="ce1">
            <text:p>319.438</text:p>
          </table:table-cell>
          <table:table-cell office:value-type="float" office:value="319.173" table:style-name="ce1">
            <text:p>319.173</text:p>
          </table:table-cell>
          <table:table-cell office:value-type="float" office:value="318.53100000000001" table:style-name="ce1">
            <text:p>318.531</text:p>
          </table:table-cell>
          <table:table-cell office:value-type="float" office:value="319.17200000000003" table:style-name="ce1">
            <text:p>319.172</text:p>
          </table:table-cell>
          <table:table-cell office:value-type="float" office:value="318.43" table:style-name="ce1">
            <text:p>318.43</text:p>
          </table:table-cell>
          <table:table-cell office:value-type="float" office:value="318.92" table:style-name="ce1">
            <text:p>318.92</text:p>
          </table:table-cell>
          <table:table-cell office:value-type="float" office:value="319.10599999999999" table:style-name="ce1">
            <text:p>319.106</text:p>
          </table:table-cell>
          <table:table-cell office:value-type="float" office:value="319.08699999999999" table:style-name="ce1">
            <text:p>319.087</text:p>
          </table:table-cell>
          <table:table-cell office:value-type="float" office:value="318.27100000000002" table:style-name="ce1">
            <text:p>318.271</text:p>
          </table:table-cell>
          <table:table-cell office:value-type="float" office:value="318.11700000000002" table:style-name="ce1">
            <text:p>318.117</text:p>
          </table:table-cell>
          <table:table-cell table:style-name="ce1"/>
          <table:table-cell office:value-type="float" office:value="317.08024137931039" table:formula="of:=AVERAGE([.C2:.AE2])" table:style-name="ce1">
            <text:p>317.080241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2 thread(s)</text:p>
          </table:table-cell>
          <table:table-cell office:value-type="float" office:value="287.17399999999998" table:style-name="ce1">
            <text:p>287.174</text:p>
          </table:table-cell>
          <table:table-cell office:value-type="float" office:value="286.55099999999999" table:style-name="ce1">
            <text:p>286.551</text:p>
          </table:table-cell>
          <table:table-cell office:value-type="float" office:value="286.66399999999999" table:style-name="ce1">
            <text:p>286.664</text:p>
          </table:table-cell>
          <table:table-cell office:value-type="float" office:value="287.03500000000003" table:style-name="ce1">
            <text:p>287.035</text:p>
          </table:table-cell>
          <table:table-cell office:value-type="float" office:value="286.80099999999999" table:style-name="ce1">
            <text:p>286.801</text:p>
          </table:table-cell>
          <table:table-cell office:value-type="float" office:value="286.541" table:style-name="ce1">
            <text:p>286.541</text:p>
          </table:table-cell>
          <table:table-cell office:value-type="float" office:value="286.435" table:style-name="ce1">
            <text:p>286.435</text:p>
          </table:table-cell>
          <table:table-cell office:value-type="float" office:value="286.66000000000003" table:style-name="ce1">
            <text:p>286.66</text:p>
          </table:table-cell>
          <table:table-cell office:value-type="float" office:value="286.57499999999999" table:style-name="ce1">
            <text:p>286.575</text:p>
          </table:table-cell>
          <table:table-cell office:value-type="float" office:value="286.46100000000001" table:style-name="ce1">
            <text:p>286.461</text:p>
          </table:table-cell>
          <table:table-cell office:value-type="float" office:value="286.73200000000003" table:style-name="ce1">
            <text:p>286.732</text:p>
          </table:table-cell>
          <table:table-cell office:value-type="float" office:value="286.57299999999998" table:style-name="ce1">
            <text:p>286.573</text:p>
          </table:table-cell>
          <table:table-cell office:value-type="float" office:value="286.85899999999998" table:style-name="ce1">
            <text:p>286.859</text:p>
          </table:table-cell>
          <table:table-cell office:value-type="float" office:value="286.44" table:style-name="ce1">
            <text:p>286.44</text:p>
          </table:table-cell>
          <table:table-cell office:value-type="float" office:value="286.54599999999999" table:style-name="ce1">
            <text:p>286.546</text:p>
          </table:table-cell>
          <table:table-cell office:value-type="float" office:value="286.887" table:style-name="ce1">
            <text:p>286.887</text:p>
          </table:table-cell>
          <table:table-cell office:value-type="float" office:value="286.76299999999998" table:style-name="ce1">
            <text:p>286.763</text:p>
          </table:table-cell>
          <table:table-cell office:value-type="float" office:value="285.39400000000001" table:style-name="ce1">
            <text:p>285.394</text:p>
          </table:table-cell>
          <table:table-cell office:value-type="float" office:value="286.56200000000001" table:style-name="ce1">
            <text:p>286.562</text:p>
          </table:table-cell>
          <table:table-cell office:value-type="float" office:value="286.66300000000001" table:style-name="ce1">
            <text:p>286.663</text:p>
          </table:table-cell>
          <table:table-cell office:value-type="float" office:value="286.58499999999998" table:style-name="ce1">
            <text:p>286.585</text:p>
          </table:table-cell>
          <table:table-cell office:value-type="float" office:value="286.26" table:style-name="ce1">
            <text:p>286.26</text:p>
          </table:table-cell>
          <table:table-cell office:value-type="float" office:value="286.73599999999999" table:style-name="ce1">
            <text:p>286.736</text:p>
          </table:table-cell>
          <table:table-cell office:value-type="float" office:value="286.49299999999999" table:style-name="ce1">
            <text:p>286.493</text:p>
          </table:table-cell>
          <table:table-cell office:value-type="float" office:value="286.24799999999999" table:style-name="ce1">
            <text:p>286.248</text:p>
          </table:table-cell>
          <table:table-cell office:value-type="float" office:value="286.81700000000001" table:style-name="ce1">
            <text:p>286.817</text:p>
          </table:table-cell>
          <table:table-cell office:value-type="float" office:value="286.93299999999999" table:style-name="ce1">
            <text:p>286.933</text:p>
          </table:table-cell>
          <table:table-cell office:value-type="float" office:value="286.30700000000002" table:style-name="ce1">
            <text:p>286.307</text:p>
          </table:table-cell>
          <table:table-cell office:value-type="float" office:value="286.83199999999999" table:style-name="ce1">
            <text:p>286.832</text:p>
          </table:table-cell>
          <table:table-cell office:value-type="float" office:value="286.75799999999998" table:style-name="ce1">
            <text:p>286.758</text:p>
          </table:table-cell>
          <table:table-cell table:style-name="ce1"/>
          <table:table-cell office:value-type="float" office:value="286.59003448275865" table:formula="of:=AVERAGE([.C3:.AE3])" table:style-name="ce1">
            <text:p>286.590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3 thread(s)</text:p>
          </table:table-cell>
          <table:table-cell office:value-type="float" office:value="281.89600000000002" table:style-name="ce1">
            <text:p>281.896</text:p>
          </table:table-cell>
          <table:table-cell office:value-type="float" office:value="282.26499999999999" table:style-name="ce1">
            <text:p>282.265</text:p>
          </table:table-cell>
          <table:table-cell office:value-type="float" office:value="282.15800000000002" table:style-name="ce1">
            <text:p>282.158</text:p>
          </table:table-cell>
          <table:table-cell office:value-type="float" office:value="281.64100000000002" table:style-name="ce1">
            <text:p>281.641</text:p>
          </table:table-cell>
          <table:table-cell office:value-type="float" office:value="281.01600000000002" table:style-name="ce1">
            <text:p>281.016</text:p>
          </table:table-cell>
          <table:table-cell office:value-type="float" office:value="280.99200000000002" table:style-name="ce1">
            <text:p>280.992</text:p>
          </table:table-cell>
          <table:table-cell office:value-type="float" office:value="280.767" table:style-name="ce1">
            <text:p>280.767</text:p>
          </table:table-cell>
          <table:table-cell office:value-type="float" office:value="281.18099999999998" table:style-name="ce1">
            <text:p>281.181</text:p>
          </table:table-cell>
          <table:table-cell office:value-type="float" office:value="280.79899999999998" table:style-name="ce1">
            <text:p>280.799</text:p>
          </table:table-cell>
          <table:table-cell office:value-type="float" office:value="280.86099999999999" table:style-name="ce1">
            <text:p>280.861</text:p>
          </table:table-cell>
          <table:table-cell office:value-type="float" office:value="281.02300000000002" table:style-name="ce1">
            <text:p>281.023</text:p>
          </table:table-cell>
          <table:table-cell office:value-type="float" office:value="281.00599999999997" table:style-name="ce1">
            <text:p>281.006</text:p>
          </table:table-cell>
          <table:table-cell office:value-type="float" office:value="281.16000000000003" table:style-name="ce1">
            <text:p>281.16</text:p>
          </table:table-cell>
          <table:table-cell office:value-type="float" office:value="281.017" table:style-name="ce1">
            <text:p>281.017</text:p>
          </table:table-cell>
          <table:table-cell office:value-type="float" office:value="280.52199999999999" table:style-name="ce1">
            <text:p>280.522</text:p>
          </table:table-cell>
          <table:table-cell office:value-type="float" office:value="280.791" table:style-name="ce1">
            <text:p>280.791</text:p>
          </table:table-cell>
          <table:table-cell office:value-type="float" office:value="280.43099999999998" table:style-name="ce1">
            <text:p>280.431</text:p>
          </table:table-cell>
          <table:table-cell office:value-type="float" office:value="280.94099999999997" table:style-name="ce1">
            <text:p>280.941</text:p>
          </table:table-cell>
          <table:table-cell office:value-type="float" office:value="281.08199999999999" table:style-name="ce1">
            <text:p>281.082</text:p>
          </table:table-cell>
          <table:table-cell office:value-type="float" office:value="280.88099999999997" table:style-name="ce1">
            <text:p>280.881</text:p>
          </table:table-cell>
          <table:table-cell office:value-type="float" office:value="281.01499999999999" table:style-name="ce1">
            <text:p>281.015</text:p>
          </table:table-cell>
          <table:table-cell office:value-type="float" office:value="280.85199999999998" table:style-name="ce1">
            <text:p>280.852</text:p>
          </table:table-cell>
          <table:table-cell office:value-type="float" office:value="280.87900000000002" table:style-name="ce1">
            <text:p>280.879</text:p>
          </table:table-cell>
          <table:table-cell office:value-type="float" office:value="280.74900000000002" table:style-name="ce1">
            <text:p>280.749</text:p>
          </table:table-cell>
          <table:table-cell office:value-type="float" office:value="281.12200000000001" table:style-name="ce1">
            <text:p>281.122</text:p>
          </table:table-cell>
          <table:table-cell office:value-type="float" office:value="280.76799999999997" table:style-name="ce1">
            <text:p>280.768</text:p>
          </table:table-cell>
          <table:table-cell office:value-type="float" office:value="280.75700000000001" table:style-name="ce1">
            <text:p>280.757</text:p>
          </table:table-cell>
          <table:table-cell office:value-type="float" office:value="280.90100000000001" table:style-name="ce1">
            <text:p>280.901</text:p>
          </table:table-cell>
          <table:table-cell office:value-type="float" office:value="281" table:style-name="ce1">
            <text:p>281</text:p>
          </table:table-cell>
          <table:table-cell office:value-type="float" office:value="280.47500000000002" table:style-name="ce1">
            <text:p>280.475</text:p>
          </table:table-cell>
          <table:table-cell table:style-name="ce1"/>
          <table:table-cell office:value-type="float" office:value="281.00179310344828" table:formula="of:=AVERAGE([.C4:.AE4])" table:style-name="ce1">
            <text:p>281.0017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4 thread(s)</text:p>
          </table:table-cell>
          <table:table-cell office:value-type="float" office:value="280.995" table:style-name="ce1">
            <text:p>280.995</text:p>
          </table:table-cell>
          <table:table-cell office:value-type="float" office:value="280.95999999999998" table:style-name="ce1">
            <text:p>280.96</text:p>
          </table:table-cell>
          <table:table-cell office:value-type="float" office:value="281.17399999999998" table:style-name="ce1">
            <text:p>281.174</text:p>
          </table:table-cell>
          <table:table-cell office:value-type="float" office:value="281.15100000000001" table:style-name="ce1">
            <text:p>281.151</text:p>
          </table:table-cell>
          <table:table-cell office:value-type="float" office:value="280.66000000000003" table:style-name="ce1">
            <text:p>280.66</text:p>
          </table:table-cell>
          <table:table-cell office:value-type="float" office:value="281.10000000000002" table:style-name="ce1">
            <text:p>281.1</text:p>
          </table:table-cell>
          <table:table-cell office:value-type="float" office:value="281.161" table:style-name="ce1">
            <text:p>281.161</text:p>
          </table:table-cell>
          <table:table-cell office:value-type="float" office:value="281.25599999999997" table:style-name="ce1">
            <text:p>281.256</text:p>
          </table:table-cell>
          <table:table-cell office:value-type="float" office:value="281.48700000000002" table:style-name="ce1">
            <text:p>281.487</text:p>
          </table:table-cell>
          <table:table-cell office:value-type="float" office:value="281.49299999999999" table:style-name="ce1">
            <text:p>281.493</text:p>
          </table:table-cell>
          <table:table-cell office:value-type="float" office:value="281.30799999999999" table:style-name="ce1">
            <text:p>281.308</text:p>
          </table:table-cell>
          <table:table-cell office:value-type="float" office:value="280.77300000000002" table:style-name="ce1">
            <text:p>280.773</text:p>
          </table:table-cell>
          <table:table-cell office:value-type="float" office:value="280.89600000000002" table:style-name="ce1">
            <text:p>280.896</text:p>
          </table:table-cell>
          <table:table-cell office:value-type="float" office:value="281.31799999999998" table:style-name="ce1">
            <text:p>281.318</text:p>
          </table:table-cell>
          <table:table-cell office:value-type="float" office:value="280.66899999999998" table:style-name="ce1">
            <text:p>280.669</text:p>
          </table:table-cell>
          <table:table-cell office:value-type="float" office:value="281.04899999999998" table:style-name="ce1">
            <text:p>281.049</text:p>
          </table:table-cell>
          <table:table-cell office:value-type="float" office:value="281.5" table:style-name="ce1">
            <text:p>281.5</text:p>
          </table:table-cell>
          <table:table-cell office:value-type="float" office:value="281.202" table:style-name="ce1">
            <text:p>281.202</text:p>
          </table:table-cell>
          <table:table-cell office:value-type="float" office:value="281.37" table:style-name="ce1">
            <text:p>281.37</text:p>
          </table:table-cell>
          <table:table-cell office:value-type="float" office:value="280.94499999999999" table:style-name="ce1">
            <text:p>280.945</text:p>
          </table:table-cell>
          <table:table-cell office:value-type="float" office:value="280.80900000000003" table:style-name="ce1">
            <text:p>280.809</text:p>
          </table:table-cell>
          <table:table-cell office:value-type="float" office:value="280.63799999999998" table:style-name="ce1">
            <text:p>280.638</text:p>
          </table:table-cell>
          <table:table-cell office:value-type="float" office:value="280.96199999999999" table:style-name="ce1">
            <text:p>280.962</text:p>
          </table:table-cell>
          <table:table-cell office:value-type="float" office:value="281.27600000000001" table:style-name="ce1">
            <text:p>281.276</text:p>
          </table:table-cell>
          <table:table-cell office:value-type="float" office:value="281.29500000000002" table:style-name="ce1">
            <text:p>281.295</text:p>
          </table:table-cell>
          <table:table-cell office:value-type="float" office:value="281.27699999999999" table:style-name="ce1">
            <text:p>281.277</text:p>
          </table:table-cell>
          <table:table-cell office:value-type="float" office:value="281.35399999999998" table:style-name="ce1">
            <text:p>281.354</text:p>
          </table:table-cell>
          <table:table-cell office:value-type="float" office:value="281.113" table:style-name="ce1">
            <text:p>281.113</text:p>
          </table:table-cell>
          <table:table-cell office:value-type="float" office:value="280.89499999999998" table:style-name="ce1">
            <text:p>280.895</text:p>
          </table:table-cell>
          <table:table-cell office:value-type="float" office:value="281.15699999999998" table:style-name="ce1">
            <text:p>281.157</text:p>
          </table:table-cell>
          <table:table-cell table:style-name="ce1"/>
          <table:table-cell office:value-type="float" office:value="281.11200000000002" table:formula="of:=AVERAGE([.C5:.AE5])" table:style-name="ce1">
            <text:p>281.11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5 thread(s)</text:p>
          </table:table-cell>
          <table:table-cell office:value-type="float" office:value="278.96600000000001" table:style-name="ce1">
            <text:p>278.966</text:p>
          </table:table-cell>
          <table:table-cell office:value-type="float" office:value="278.15100000000001" table:style-name="ce1">
            <text:p>278.151</text:p>
          </table:table-cell>
          <table:table-cell office:value-type="float" office:value="278.005" table:style-name="ce1">
            <text:p>278.005</text:p>
          </table:table-cell>
          <table:table-cell office:value-type="float" office:value="277.33999999999997" table:style-name="ce1">
            <text:p>277.34</text:p>
          </table:table-cell>
          <table:table-cell office:value-type="float" office:value="278.34800000000001" table:style-name="ce1">
            <text:p>278.348</text:p>
          </table:table-cell>
          <table:table-cell office:value-type="float" office:value="277.40499999999997" table:style-name="ce1">
            <text:p>277.405</text:p>
          </table:table-cell>
          <table:table-cell office:value-type="float" office:value="278.05700000000002" table:style-name="ce1">
            <text:p>278.057</text:p>
          </table:table-cell>
          <table:table-cell office:value-type="float" office:value="278.18700000000001" table:style-name="ce1">
            <text:p>278.187</text:p>
          </table:table-cell>
          <table:table-cell office:value-type="float" office:value="277.90600000000001" table:style-name="ce1">
            <text:p>277.906</text:p>
          </table:table-cell>
          <table:table-cell office:value-type="float" office:value="277.65199999999999" table:style-name="ce1">
            <text:p>277.652</text:p>
          </table:table-cell>
          <table:table-cell office:value-type="float" office:value="278.05500000000001" table:style-name="ce1">
            <text:p>278.055</text:p>
          </table:table-cell>
          <table:table-cell office:value-type="float" office:value="277.24099999999999" table:style-name="ce1">
            <text:p>277.241</text:p>
          </table:table-cell>
          <table:table-cell office:value-type="float" office:value="278.17099999999999" table:style-name="ce1">
            <text:p>278.171</text:p>
          </table:table-cell>
          <table:table-cell office:value-type="float" office:value="277.90199999999999" table:style-name="ce1">
            <text:p>277.902</text:p>
          </table:table-cell>
          <table:table-cell office:value-type="float" office:value="277.976" table:style-name="ce1">
            <text:p>277.976</text:p>
          </table:table-cell>
          <table:table-cell office:value-type="float" office:value="277.80399999999997" table:style-name="ce1">
            <text:p>277.804</text:p>
          </table:table-cell>
          <table:table-cell office:value-type="float" office:value="278.19900000000001" table:style-name="ce1">
            <text:p>278.199</text:p>
          </table:table-cell>
          <table:table-cell office:value-type="float" office:value="277.87200000000001" table:style-name="ce1">
            <text:p>277.872</text:p>
          </table:table-cell>
          <table:table-cell office:value-type="float" office:value="277.83300000000003" table:style-name="ce1">
            <text:p>277.833</text:p>
          </table:table-cell>
          <table:table-cell office:value-type="float" office:value="277.55599999999998" table:style-name="ce1">
            <text:p>277.556</text:p>
          </table:table-cell>
          <table:table-cell office:value-type="float" office:value="277.63099999999997" table:style-name="ce1">
            <text:p>277.631</text:p>
          </table:table-cell>
          <table:table-cell office:value-type="float" office:value="277.59300000000002" table:style-name="ce1">
            <text:p>277.593</text:p>
          </table:table-cell>
          <table:table-cell office:value-type="float" office:value="278.18700000000001" table:style-name="ce1">
            <text:p>278.187</text:p>
          </table:table-cell>
          <table:table-cell office:value-type="float" office:value="278.197" table:style-name="ce1">
            <text:p>278.197</text:p>
          </table:table-cell>
          <table:table-cell office:value-type="float" office:value="277.68" table:style-name="ce1">
            <text:p>277.68</text:p>
          </table:table-cell>
          <table:table-cell office:value-type="float" office:value="278.16300000000001" table:style-name="ce1">
            <text:p>278.163</text:p>
          </table:table-cell>
          <table:table-cell office:value-type="float" office:value="277.56200000000001" table:style-name="ce1">
            <text:p>277.562</text:p>
          </table:table-cell>
          <table:table-cell office:value-type="float" office:value="278.39100000000002" table:style-name="ce1">
            <text:p>278.391</text:p>
          </table:table-cell>
          <table:table-cell office:value-type="float" office:value="278.642" table:style-name="ce1">
            <text:p>278.642</text:p>
          </table:table-cell>
          <table:table-cell office:value-type="float" office:value="277.61399999999998" table:style-name="ce1">
            <text:p>277.614</text:p>
          </table:table-cell>
          <table:table-cell table:style-name="ce1"/>
          <table:table-cell office:value-type="float" office:value="277.9075862068965" table:formula="of:=AVERAGE([.C6:.AE6])" table:style-name="ce1">
            <text:p>277.907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6 thread(s)</text:p>
          </table:table-cell>
          <table:table-cell office:value-type="float" office:value="277.137" table:style-name="ce1">
            <text:p>277.137</text:p>
          </table:table-cell>
          <table:table-cell office:value-type="float" office:value="276.82400000000001" table:style-name="ce1">
            <text:p>276.824</text:p>
          </table:table-cell>
          <table:table-cell office:value-type="float" office:value="276.25099999999998" table:style-name="ce1">
            <text:p>276.251</text:p>
          </table:table-cell>
          <table:table-cell office:value-type="float" office:value="276.49599999999998" table:style-name="ce1">
            <text:p>276.496</text:p>
          </table:table-cell>
          <table:table-cell office:value-type="float" office:value="276.59699999999998" table:style-name="ce1">
            <text:p>276.597</text:p>
          </table:table-cell>
          <table:table-cell office:value-type="float" office:value="276.10899999999998" table:style-name="ce1">
            <text:p>276.109</text:p>
          </table:table-cell>
          <table:table-cell office:value-type="float" office:value="276.18599999999998" table:style-name="ce1">
            <text:p>276.186</text:p>
          </table:table-cell>
          <table:table-cell office:value-type="float" office:value="276.20100000000002" table:style-name="ce1">
            <text:p>276.201</text:p>
          </table:table-cell>
          <table:table-cell office:value-type="float" office:value="276.44900000000001" table:style-name="ce1">
            <text:p>276.449</text:p>
          </table:table-cell>
          <table:table-cell office:value-type="float" office:value="276.37400000000002" table:style-name="ce1">
            <text:p>276.374</text:p>
          </table:table-cell>
          <table:table-cell office:value-type="float" office:value="276.601" table:style-name="ce1">
            <text:p>276.601</text:p>
          </table:table-cell>
          <table:table-cell office:value-type="float" office:value="276.005" table:style-name="ce1">
            <text:p>276.005</text:p>
          </table:table-cell>
          <table:table-cell office:value-type="float" office:value="276.16699999999997" table:style-name="ce1">
            <text:p>276.167</text:p>
          </table:table-cell>
          <table:table-cell office:value-type="float" office:value="276.42899999999997" table:style-name="ce1">
            <text:p>276.429</text:p>
          </table:table-cell>
          <table:table-cell office:value-type="float" office:value="276.267" table:style-name="ce1">
            <text:p>276.267</text:p>
          </table:table-cell>
          <table:table-cell office:value-type="float" office:value="276.33699999999999" table:style-name="ce1">
            <text:p>276.337</text:p>
          </table:table-cell>
          <table:table-cell office:value-type="float" office:value="276.44900000000001" table:style-name="ce1">
            <text:p>276.449</text:p>
          </table:table-cell>
          <table:table-cell office:value-type="float" office:value="275.89499999999998" table:style-name="ce1">
            <text:p>275.895</text:p>
          </table:table-cell>
          <table:table-cell office:value-type="float" office:value="276.279" table:style-name="ce1">
            <text:p>276.279</text:p>
          </table:table-cell>
          <table:table-cell office:value-type="float" office:value="276.29700000000003" table:style-name="ce1">
            <text:p>276.297</text:p>
          </table:table-cell>
          <table:table-cell office:value-type="float" office:value="276.36900000000003" table:style-name="ce1">
            <text:p>276.369</text:p>
          </table:table-cell>
          <table:table-cell office:value-type="float" office:value="276.178" table:style-name="ce1">
            <text:p>276.178</text:p>
          </table:table-cell>
          <table:table-cell office:value-type="float" office:value="276.04399999999998" table:style-name="ce1">
            <text:p>276.044</text:p>
          </table:table-cell>
          <table:table-cell office:value-type="float" office:value="276.036" table:style-name="ce1">
            <text:p>276.036</text:p>
          </table:table-cell>
          <table:table-cell office:value-type="float" office:value="276.57799999999997" table:style-name="ce1">
            <text:p>276.578</text:p>
          </table:table-cell>
          <table:table-cell office:value-type="float" office:value="276.553" table:style-name="ce1">
            <text:p>276.553</text:p>
          </table:table-cell>
          <table:table-cell office:value-type="float" office:value="275.93900000000002" table:style-name="ce1">
            <text:p>275.939</text:p>
          </table:table-cell>
          <table:table-cell office:value-type="float" office:value="276.51400000000001" table:style-name="ce1">
            <text:p>276.514</text:p>
          </table:table-cell>
          <table:table-cell office:value-type="float" office:value="276.012" table:style-name="ce1">
            <text:p>276.012</text:p>
          </table:table-cell>
          <table:table-cell office:value-type="float" office:value="276.29599999999999" table:style-name="ce1">
            <text:p>276.296</text:p>
          </table:table-cell>
          <table:table-cell table:style-name="ce1"/>
          <table:table-cell office:value-type="float" office:value="276.30110344827585" table:formula="of:=AVERAGE([.C7:.AE7])" table:style-name="ce1">
            <text:p>276.301103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7 thread(s)</text:p>
          </table:table-cell>
          <table:table-cell office:value-type="float" office:value="276.05500000000001" table:style-name="ce1">
            <text:p>276.055</text:p>
          </table:table-cell>
          <table:table-cell office:value-type="float" office:value="275.05099999999999" table:style-name="ce1">
            <text:p>275.051</text:p>
          </table:table-cell>
          <table:table-cell office:value-type="float" office:value="274.98599999999999" table:style-name="ce1">
            <text:p>274.986</text:p>
          </table:table-cell>
          <table:table-cell office:value-type="float" office:value="275.26900000000001" table:style-name="ce1">
            <text:p>275.269</text:p>
          </table:table-cell>
          <table:table-cell office:value-type="float" office:value="275.45800000000003" table:style-name="ce1">
            <text:p>275.458</text:p>
          </table:table-cell>
          <table:table-cell office:value-type="float" office:value="275.685" table:style-name="ce1">
            <text:p>275.685</text:p>
          </table:table-cell>
          <table:table-cell office:value-type="float" office:value="275.255" table:style-name="ce1">
            <text:p>275.255</text:p>
          </table:table-cell>
          <table:table-cell office:value-type="float" office:value="275.26900000000001" table:style-name="ce1">
            <text:p>275.269</text:p>
          </table:table-cell>
          <table:table-cell office:value-type="float" office:value="275.35599999999999" table:style-name="ce1">
            <text:p>275.356</text:p>
          </table:table-cell>
          <table:table-cell office:value-type="float" office:value="275.37900000000002" table:style-name="ce1">
            <text:p>275.379</text:p>
          </table:table-cell>
          <table:table-cell office:value-type="float" office:value="275.28300000000002" table:style-name="ce1">
            <text:p>275.283</text:p>
          </table:table-cell>
          <table:table-cell office:value-type="float" office:value="275.02" table:style-name="ce1">
            <text:p>275.02</text:p>
          </table:table-cell>
          <table:table-cell office:value-type="float" office:value="275.37900000000002" table:style-name="ce1">
            <text:p>275.379</text:p>
          </table:table-cell>
          <table:table-cell office:value-type="float" office:value="275.33300000000003" table:style-name="ce1">
            <text:p>275.333</text:p>
          </table:table-cell>
          <table:table-cell office:value-type="float" office:value="275.12099999999998" table:style-name="ce1">
            <text:p>275.121</text:p>
          </table:table-cell>
          <table:table-cell office:value-type="float" office:value="275.07600000000002" table:style-name="ce1">
            <text:p>275.076</text:p>
          </table:table-cell>
          <table:table-cell office:value-type="float" office:value="275.53800000000001" table:style-name="ce1">
            <text:p>275.538</text:p>
          </table:table-cell>
          <table:table-cell office:value-type="float" office:value="275.53500000000003" table:style-name="ce1">
            <text:p>275.535</text:p>
          </table:table-cell>
          <table:table-cell office:value-type="float" office:value="275.23200000000003" table:style-name="ce1">
            <text:p>275.232</text:p>
          </table:table-cell>
          <table:table-cell office:value-type="float" office:value="275.41699999999997" table:style-name="ce1">
            <text:p>275.417</text:p>
          </table:table-cell>
          <table:table-cell office:value-type="float" office:value="275.09699999999998" table:style-name="ce1">
            <text:p>275.097</text:p>
          </table:table-cell>
          <table:table-cell office:value-type="float" office:value="275.29199999999997" table:style-name="ce1">
            <text:p>275.292</text:p>
          </table:table-cell>
          <table:table-cell office:value-type="float" office:value="275.30599999999998" table:style-name="ce1">
            <text:p>275.306</text:p>
          </table:table-cell>
          <table:table-cell office:value-type="float" office:value="275.49400000000003" table:style-name="ce1">
            <text:p>275.494</text:p>
          </table:table-cell>
          <table:table-cell office:value-type="float" office:value="275.49299999999999" table:style-name="ce1">
            <text:p>275.493</text:p>
          </table:table-cell>
          <table:table-cell office:value-type="float" office:value="275.50200000000001" table:style-name="ce1">
            <text:p>275.502</text:p>
          </table:table-cell>
          <table:table-cell office:value-type="float" office:value="275.64299999999997" table:style-name="ce1">
            <text:p>275.643</text:p>
          </table:table-cell>
          <table:table-cell office:value-type="float" office:value="275.63799999999998" table:style-name="ce1">
            <text:p>275.638</text:p>
          </table:table-cell>
          <table:table-cell office:value-type="float" office:value="275.447" table:style-name="ce1">
            <text:p>275.447</text:p>
          </table:table-cell>
          <table:table-cell office:value-type="float" office:value="275.33300000000003" table:style-name="ce1">
            <text:p>275.333</text:p>
          </table:table-cell>
          <table:table-cell table:style-name="ce1"/>
          <table:table-cell office:value-type="float" office:value="275.34093103448276" table:formula="of:=AVERAGE([.C8:.AE8])" table:style-name="ce1">
            <text:p>275.340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8 thread(s)</text:p>
          </table:table-cell>
          <table:table-cell office:value-type="float" office:value="275.221" table:style-name="ce1">
            <text:p>275.221</text:p>
          </table:table-cell>
          <table:table-cell office:value-type="float" office:value="274.13400000000001" table:style-name="ce1">
            <text:p>274.134</text:p>
          </table:table-cell>
          <table:table-cell office:value-type="float" office:value="276.392" table:style-name="ce1">
            <text:p>276.392</text:p>
          </table:table-cell>
          <table:table-cell office:value-type="float" office:value="275.75599999999997" table:style-name="ce1">
            <text:p>275.756</text:p>
          </table:table-cell>
          <table:table-cell office:value-type="float" office:value="274.55799999999999" table:style-name="ce1">
            <text:p>274.558</text:p>
          </table:table-cell>
          <table:table-cell office:value-type="float" office:value="274.50400000000002" table:style-name="ce1">
            <text:p>274.504</text:p>
          </table:table-cell>
          <table:table-cell office:value-type="float" office:value="274.32100000000003" table:style-name="ce1">
            <text:p>274.321</text:p>
          </table:table-cell>
          <table:table-cell office:value-type="float" office:value="274.26299999999998" table:style-name="ce1">
            <text:p>274.263</text:p>
          </table:table-cell>
          <table:table-cell office:value-type="float" office:value="274.29399999999998" table:style-name="ce1">
            <text:p>274.294</text:p>
          </table:table-cell>
          <table:table-cell office:value-type="float" office:value="274.88900000000001" table:style-name="ce1">
            <text:p>274.889</text:p>
          </table:table-cell>
          <table:table-cell office:value-type="float" office:value="276.529" table:style-name="ce1">
            <text:p>276.529</text:p>
          </table:table-cell>
          <table:table-cell office:value-type="float" office:value="274.65100000000001" table:style-name="ce1">
            <text:p>274.651</text:p>
          </table:table-cell>
          <table:table-cell office:value-type="float" office:value="275.947" table:style-name="ce1">
            <text:p>275.947</text:p>
          </table:table-cell>
          <table:table-cell office:value-type="float" office:value="274.63" table:style-name="ce1">
            <text:p>274.63</text:p>
          </table:table-cell>
          <table:table-cell office:value-type="float" office:value="277.04899999999998" table:style-name="ce1">
            <text:p>277.049</text:p>
          </table:table-cell>
          <table:table-cell office:value-type="float" office:value="274.53399999999999" table:style-name="ce1">
            <text:p>274.534</text:p>
          </table:table-cell>
          <table:table-cell office:value-type="float" office:value="274.56700000000001" table:style-name="ce1">
            <text:p>274.567</text:p>
          </table:table-cell>
          <table:table-cell office:value-type="float" office:value="273.96699999999998" table:style-name="ce1">
            <text:p>273.967</text:p>
          </table:table-cell>
          <table:table-cell office:value-type="float" office:value="274.89999999999998" table:style-name="ce1">
            <text:p>274.9</text:p>
          </table:table-cell>
          <table:table-cell office:value-type="float" office:value="274.87299999999999" table:style-name="ce1">
            <text:p>274.873</text:p>
          </table:table-cell>
          <table:table-cell office:value-type="float" office:value="276.77800000000002" table:style-name="ce1">
            <text:p>276.778</text:p>
          </table:table-cell>
          <table:table-cell office:value-type="float" office:value="274.16300000000001" table:style-name="ce1">
            <text:p>274.163</text:p>
          </table:table-cell>
          <table:table-cell office:value-type="float" office:value="274.351" table:style-name="ce1">
            <text:p>274.351</text:p>
          </table:table-cell>
          <table:table-cell office:value-type="float" office:value="274.72500000000002" table:style-name="ce1">
            <text:p>274.725</text:p>
          </table:table-cell>
          <table:table-cell office:value-type="float" office:value="276.22899999999998" table:style-name="ce1">
            <text:p>276.229</text:p>
          </table:table-cell>
          <table:table-cell office:value-type="float" office:value="277.166" table:style-name="ce1">
            <text:p>277.166</text:p>
          </table:table-cell>
          <table:table-cell office:value-type="float" office:value="274.38900000000001" table:style-name="ce1">
            <text:p>274.389</text:p>
          </table:table-cell>
          <table:table-cell office:value-type="float" office:value="274.83300000000003" table:style-name="ce1">
            <text:p>274.833</text:p>
          </table:table-cell>
          <table:table-cell office:value-type="float" office:value="274.35599999999999" table:style-name="ce1">
            <text:p>274.356</text:p>
          </table:table-cell>
          <table:table-cell office:value-type="float" office:value="276.214" table:style-name="ce1">
            <text:p>276.214</text:p>
          </table:table-cell>
          <table:table-cell table:style-name="ce1"/>
          <table:table-cell office:value-type="float" office:value="275.10213793103446" table:formula="of:=AVERAGE([.C9:.AE9])" table:style-name="ce1">
            <text:p>275.102137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9 thread(s)</text:p>
          </table:table-cell>
          <table:table-cell office:value-type="float" office:value="278.14" table:style-name="ce1">
            <text:p>278.14</text:p>
          </table:table-cell>
          <table:table-cell office:value-type="float" office:value="278.178" table:style-name="ce1">
            <text:p>278.178</text:p>
          </table:table-cell>
          <table:table-cell office:value-type="float" office:value="277.64499999999998" table:style-name="ce1">
            <text:p>277.645</text:p>
          </table:table-cell>
          <table:table-cell office:value-type="float" office:value="277.91800000000001" table:style-name="ce1">
            <text:p>277.918</text:p>
          </table:table-cell>
          <table:table-cell office:value-type="float" office:value="277.55099999999999" table:style-name="ce1">
            <text:p>277.551</text:p>
          </table:table-cell>
          <table:table-cell office:value-type="float" office:value="277.59699999999998" table:style-name="ce1">
            <text:p>277.597</text:p>
          </table:table-cell>
          <table:table-cell office:value-type="float" office:value="277.43299999999999" table:style-name="ce1">
            <text:p>277.433</text:p>
          </table:table-cell>
          <table:table-cell office:value-type="float" office:value="277.50200000000001" table:style-name="ce1">
            <text:p>277.502</text:p>
          </table:table-cell>
          <table:table-cell office:value-type="float" office:value="277.63799999999998" table:style-name="ce1">
            <text:p>277.638</text:p>
          </table:table-cell>
          <table:table-cell office:value-type="float" office:value="277.41300000000001" table:style-name="ce1">
            <text:p>277.413</text:p>
          </table:table-cell>
          <table:table-cell office:value-type="float" office:value="277.17099999999999" table:style-name="ce1">
            <text:p>277.171</text:p>
          </table:table-cell>
          <table:table-cell office:value-type="float" office:value="277.714" table:style-name="ce1">
            <text:p>277.714</text:p>
          </table:table-cell>
          <table:table-cell office:value-type="float" office:value="277.41300000000001" table:style-name="ce1">
            <text:p>277.413</text:p>
          </table:table-cell>
          <table:table-cell office:value-type="float" office:value="277.286" table:style-name="ce1">
            <text:p>277.286</text:p>
          </table:table-cell>
          <table:table-cell office:value-type="float" office:value="277.36900000000003" table:style-name="ce1">
            <text:p>277.369</text:p>
          </table:table-cell>
          <table:table-cell office:value-type="float" office:value="277.39800000000002" table:style-name="ce1">
            <text:p>277.398</text:p>
          </table:table-cell>
          <table:table-cell office:value-type="float" office:value="277.245" table:style-name="ce1">
            <text:p>277.245</text:p>
          </table:table-cell>
          <table:table-cell office:value-type="float" office:value="277.48599999999999" table:style-name="ce1">
            <text:p>277.486</text:p>
          </table:table-cell>
          <table:table-cell office:value-type="float" office:value="277.13299999999998" table:style-name="ce1">
            <text:p>277.133</text:p>
          </table:table-cell>
          <table:table-cell office:value-type="float" office:value="277.38099999999997" table:style-name="ce1">
            <text:p>277.381</text:p>
          </table:table-cell>
          <table:table-cell office:value-type="float" office:value="277.45100000000002" table:style-name="ce1">
            <text:p>277.451</text:p>
          </table:table-cell>
          <table:table-cell office:value-type="float" office:value="278.21199999999999" table:style-name="ce1">
            <text:p>278.212</text:p>
          </table:table-cell>
          <table:table-cell office:value-type="float" office:value="277.30599999999998" table:style-name="ce1">
            <text:p>277.306</text:p>
          </table:table-cell>
          <table:table-cell office:value-type="float" office:value="277.476" table:style-name="ce1">
            <text:p>277.476</text:p>
          </table:table-cell>
          <table:table-cell office:value-type="float" office:value="277.11099999999999" table:style-name="ce1">
            <text:p>277.111</text:p>
          </table:table-cell>
          <table:table-cell office:value-type="float" office:value="277.49200000000002" table:style-name="ce1">
            <text:p>277.492</text:p>
          </table:table-cell>
          <table:table-cell office:value-type="float" office:value="277.27800000000002" table:style-name="ce1">
            <text:p>277.278</text:p>
          </table:table-cell>
          <table:table-cell office:value-type="float" office:value="277.74" table:style-name="ce1">
            <text:p>277.74</text:p>
          </table:table-cell>
          <table:table-cell office:value-type="float" office:value="277.82400000000001" table:style-name="ce1">
            <text:p>277.824</text:p>
          </table:table-cell>
          <table:table-cell office:value-type="float" office:value="277.76499999999999" table:style-name="ce1">
            <text:p>277.765</text:p>
          </table:table-cell>
          <table:table-cell table:style-name="ce1"/>
          <table:table-cell office:value-type="float" office:value="277.52158620689653" table:formula="of:=AVERAGE([.C10:.AE10])" table:style-name="ce1">
            <text:p>277.521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0 thread(s)</text:p>
          </table:table-cell>
          <table:table-cell office:value-type="float" office:value="278.09100000000001" table:style-name="ce1">
            <text:p>278.091</text:p>
          </table:table-cell>
          <table:table-cell office:value-type="float" office:value="279.64600000000002" table:style-name="ce1">
            <text:p>279.646</text:p>
          </table:table-cell>
          <table:table-cell office:value-type="float" office:value="277.55799999999999" table:style-name="ce1">
            <text:p>277.558</text:p>
          </table:table-cell>
          <table:table-cell office:value-type="float" office:value="276.90699999999998" table:style-name="ce1">
            <text:p>276.907</text:p>
          </table:table-cell>
          <table:table-cell office:value-type="float" office:value="277.65199999999999" table:style-name="ce1">
            <text:p>277.652</text:p>
          </table:table-cell>
          <table:table-cell office:value-type="float" office:value="276.91800000000001" table:style-name="ce1">
            <text:p>276.918</text:p>
          </table:table-cell>
          <table:table-cell office:value-type="float" office:value="277.60500000000002" table:style-name="ce1">
            <text:p>277.605</text:p>
          </table:table-cell>
          <table:table-cell office:value-type="float" office:value="276.95499999999998" table:style-name="ce1">
            <text:p>276.955</text:p>
          </table:table-cell>
          <table:table-cell office:value-type="float" office:value="276.72800000000001" table:style-name="ce1">
            <text:p>276.728</text:p>
          </table:table-cell>
          <table:table-cell office:value-type="float" office:value="277.68400000000003" table:style-name="ce1">
            <text:p>277.684</text:p>
          </table:table-cell>
          <table:table-cell office:value-type="float" office:value="277.82499999999999" table:style-name="ce1">
            <text:p>277.825</text:p>
          </table:table-cell>
          <table:table-cell office:value-type="float" office:value="277.27" table:style-name="ce1">
            <text:p>277.27</text:p>
          </table:table-cell>
          <table:table-cell office:value-type="float" office:value="276.50299999999999" table:style-name="ce1">
            <text:p>276.503</text:p>
          </table:table-cell>
          <table:table-cell office:value-type="float" office:value="277.44200000000001" table:style-name="ce1">
            <text:p>277.442</text:p>
          </table:table-cell>
          <table:table-cell office:value-type="float" office:value="276.887" table:style-name="ce1">
            <text:p>276.887</text:p>
          </table:table-cell>
          <table:table-cell office:value-type="float" office:value="277.78500000000003" table:style-name="ce1">
            <text:p>277.785</text:p>
          </table:table-cell>
          <table:table-cell office:value-type="float" office:value="277.81400000000002" table:style-name="ce1">
            <text:p>277.814</text:p>
          </table:table-cell>
          <table:table-cell office:value-type="float" office:value="276.60199999999998" table:style-name="ce1">
            <text:p>276.602</text:p>
          </table:table-cell>
          <table:table-cell office:value-type="float" office:value="277.49900000000002" table:style-name="ce1">
            <text:p>277.499</text:p>
          </table:table-cell>
          <table:table-cell office:value-type="float" office:value="277.09899999999999" table:style-name="ce1">
            <text:p>277.099</text:p>
          </table:table-cell>
          <table:table-cell office:value-type="float" office:value="277.21300000000002" table:style-name="ce1">
            <text:p>277.213</text:p>
          </table:table-cell>
          <table:table-cell office:value-type="float" office:value="276.92899999999997" table:style-name="ce1">
            <text:p>276.929</text:p>
          </table:table-cell>
          <table:table-cell office:value-type="float" office:value="277.209" table:style-name="ce1">
            <text:p>277.209</text:p>
          </table:table-cell>
          <table:table-cell office:value-type="float" office:value="277.09899999999999" table:style-name="ce1">
            <text:p>277.099</text:p>
          </table:table-cell>
          <table:table-cell office:value-type="float" office:value="277.16000000000003" table:style-name="ce1">
            <text:p>277.16</text:p>
          </table:table-cell>
          <table:table-cell office:value-type="float" office:value="277.73399999999998" table:style-name="ce1">
            <text:p>277.734</text:p>
          </table:table-cell>
          <table:table-cell office:value-type="float" office:value="280.08699999999999" table:style-name="ce1">
            <text:p>280.087</text:p>
          </table:table-cell>
          <table:table-cell office:value-type="float" office:value="276.85000000000002" table:style-name="ce1">
            <text:p>276.85</text:p>
          </table:table-cell>
          <table:table-cell office:value-type="float" office:value="276.45999999999998" table:style-name="ce1">
            <text:p>276.46</text:p>
          </table:table-cell>
          <table:table-cell office:value-type="float" office:value="277.96699999999998" table:style-name="ce1">
            <text:p>277.967</text:p>
          </table:table-cell>
          <table:table-cell table:style-name="ce1"/>
          <table:table-cell office:value-type="float" office:value="277.4167931034483" table:formula="of:=AVERAGE([.C11:.AE11])" table:style-name="ce1">
            <text:p>277.4167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1 thread(s)</text:p>
          </table:table-cell>
          <table:table-cell office:value-type="float" office:value="277.262" table:style-name="ce1">
            <text:p>277.262</text:p>
          </table:table-cell>
          <table:table-cell office:value-type="float" office:value="277.10300000000001" table:style-name="ce1">
            <text:p>277.103</text:p>
          </table:table-cell>
          <table:table-cell office:value-type="float" office:value="276.90499999999997" table:style-name="ce1">
            <text:p>276.905</text:p>
          </table:table-cell>
          <table:table-cell office:value-type="float" office:value="275.39299999999997" table:style-name="ce1">
            <text:p>275.393</text:p>
          </table:table-cell>
          <table:table-cell office:value-type="float" office:value="278.108" table:style-name="ce1">
            <text:p>278.108</text:p>
          </table:table-cell>
          <table:table-cell office:value-type="float" office:value="276.34500000000003" table:style-name="ce1">
            <text:p>276.345</text:p>
          </table:table-cell>
          <table:table-cell office:value-type="float" office:value="277.00200000000001" table:style-name="ce1">
            <text:p>277.002</text:p>
          </table:table-cell>
          <table:table-cell office:value-type="float" office:value="278.56299999999999" table:style-name="ce1">
            <text:p>278.563</text:p>
          </table:table-cell>
          <table:table-cell office:value-type="float" office:value="276.07400000000001" table:style-name="ce1">
            <text:p>276.074</text:p>
          </table:table-cell>
          <table:table-cell office:value-type="float" office:value="276.34899999999999" table:style-name="ce1">
            <text:p>276.349</text:p>
          </table:table-cell>
          <table:table-cell office:value-type="float" office:value="277.02499999999998" table:style-name="ce1">
            <text:p>277.025</text:p>
          </table:table-cell>
          <table:table-cell office:value-type="float" office:value="278.40699999999998" table:style-name="ce1">
            <text:p>278.407</text:p>
          </table:table-cell>
          <table:table-cell office:value-type="float" office:value="278.22399999999999" table:style-name="ce1">
            <text:p>278.224</text:p>
          </table:table-cell>
          <table:table-cell office:value-type="float" office:value="278.27699999999999" table:style-name="ce1">
            <text:p>278.277</text:p>
          </table:table-cell>
          <table:table-cell office:value-type="float" office:value="275.87599999999998" table:style-name="ce1">
            <text:p>275.876</text:p>
          </table:table-cell>
          <table:table-cell office:value-type="float" office:value="276.02600000000001" table:style-name="ce1">
            <text:p>276.026</text:p>
          </table:table-cell>
          <table:table-cell office:value-type="float" office:value="278.08999999999997" table:style-name="ce1">
            <text:p>278.09</text:p>
          </table:table-cell>
          <table:table-cell office:value-type="float" office:value="277.65199999999999" table:style-name="ce1">
            <text:p>277.652</text:p>
          </table:table-cell>
          <table:table-cell office:value-type="float" office:value="276.41800000000001" table:style-name="ce1">
            <text:p>276.418</text:p>
          </table:table-cell>
          <table:table-cell office:value-type="float" office:value="276.80500000000001" table:style-name="ce1">
            <text:p>276.805</text:p>
          </table:table-cell>
          <table:table-cell office:value-type="float" office:value="276.68799999999999" table:style-name="ce1">
            <text:p>276.688</text:p>
          </table:table-cell>
          <table:table-cell office:value-type="float" office:value="277.03800000000001" table:style-name="ce1">
            <text:p>277.038</text:p>
          </table:table-cell>
          <table:table-cell office:value-type="float" office:value="277.70400000000001" table:style-name="ce1">
            <text:p>277.704</text:p>
          </table:table-cell>
          <table:table-cell office:value-type="float" office:value="276.49200000000002" table:style-name="ce1">
            <text:p>276.492</text:p>
          </table:table-cell>
          <table:table-cell office:value-type="float" office:value="276.08999999999997" table:style-name="ce1">
            <text:p>276.09</text:p>
          </table:table-cell>
          <table:table-cell office:value-type="float" office:value="276.49700000000001" table:style-name="ce1">
            <text:p>276.497</text:p>
          </table:table-cell>
          <table:table-cell office:value-type="float" office:value="276.01799999999997" table:style-name="ce1">
            <text:p>276.018</text:p>
          </table:table-cell>
          <table:table-cell office:value-type="float" office:value="275.983" table:style-name="ce1">
            <text:p>275.983</text:p>
          </table:table-cell>
          <table:table-cell office:value-type="float" office:value="276.733" table:style-name="ce1">
            <text:p>276.733</text:p>
          </table:table-cell>
          <table:table-cell office:value-type="float" office:value="278.22199999999998" table:style-name="ce1">
            <text:p>278.222</text:p>
          </table:table-cell>
          <table:table-cell table:style-name="ce1"/>
          <table:table-cell office:value-type="float" office:value="276.96920689655178" table:formula="of:=AVERAGE([.C12:.AE12])" table:style-name="ce1">
            <text:p>276.9692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2 thread(s)</text:p>
          </table:table-cell>
          <table:table-cell office:value-type="float" office:value="275.81599999999997" table:style-name="ce1">
            <text:p>275.816</text:p>
          </table:table-cell>
          <table:table-cell office:value-type="float" office:value="275.97800000000001" table:style-name="ce1">
            <text:p>275.978</text:p>
          </table:table-cell>
          <table:table-cell office:value-type="float" office:value="280.38499999999999" table:style-name="ce1">
            <text:p>280.385</text:p>
          </table:table-cell>
          <table:table-cell office:value-type="float" office:value="278.62400000000002" table:style-name="ce1">
            <text:p>278.624</text:p>
          </table:table-cell>
          <table:table-cell office:value-type="float" office:value="275.97199999999998" table:style-name="ce1">
            <text:p>275.972</text:p>
          </table:table-cell>
          <table:table-cell office:value-type="float" office:value="276.233" table:style-name="ce1">
            <text:p>276.233</text:p>
          </table:table-cell>
          <table:table-cell office:value-type="float" office:value="276.22399999999999" table:style-name="ce1">
            <text:p>276.224</text:p>
          </table:table-cell>
          <table:table-cell office:value-type="float" office:value="276.637" table:style-name="ce1">
            <text:p>276.637</text:p>
          </table:table-cell>
          <table:table-cell office:value-type="float" office:value="275.17200000000003" table:style-name="ce1">
            <text:p>275.172</text:p>
          </table:table-cell>
          <table:table-cell office:value-type="float" office:value="275.43" table:style-name="ce1">
            <text:p>275.43</text:p>
          </table:table-cell>
          <table:table-cell office:value-type="float" office:value="275.93099999999998" table:style-name="ce1">
            <text:p>275.931</text:p>
          </table:table-cell>
          <table:table-cell office:value-type="float" office:value="275.69099999999997" table:style-name="ce1">
            <text:p>275.691</text:p>
          </table:table-cell>
          <table:table-cell office:value-type="float" office:value="275.43" table:style-name="ce1">
            <text:p>275.43</text:p>
          </table:table-cell>
          <table:table-cell office:value-type="float" office:value="278.16899999999998" table:style-name="ce1">
            <text:p>278.169</text:p>
          </table:table-cell>
          <table:table-cell office:value-type="float" office:value="276.14600000000002" table:style-name="ce1">
            <text:p>276.146</text:p>
          </table:table-cell>
          <table:table-cell office:value-type="float" office:value="276.541" table:style-name="ce1">
            <text:p>276.541</text:p>
          </table:table-cell>
          <table:table-cell office:value-type="float" office:value="275.94499999999999" table:style-name="ce1">
            <text:p>275.945</text:p>
          </table:table-cell>
          <table:table-cell office:value-type="float" office:value="275.86099999999999" table:style-name="ce1">
            <text:p>275.861</text:p>
          </table:table-cell>
          <table:table-cell office:value-type="float" office:value="276.077" table:style-name="ce1">
            <text:p>276.077</text:p>
          </table:table-cell>
          <table:table-cell office:value-type="float" office:value="277.09199999999998" table:style-name="ce1">
            <text:p>277.092</text:p>
          </table:table-cell>
          <table:table-cell office:value-type="float" office:value="275.75400000000002" table:style-name="ce1">
            <text:p>275.754</text:p>
          </table:table-cell>
          <table:table-cell office:value-type="float" office:value="276.33699999999999" table:style-name="ce1">
            <text:p>276.337</text:p>
          </table:table-cell>
          <table:table-cell office:value-type="float" office:value="275.96899999999999" table:style-name="ce1">
            <text:p>275.969</text:p>
          </table:table-cell>
          <table:table-cell office:value-type="float" office:value="275.98500000000001" table:style-name="ce1">
            <text:p>275.985</text:p>
          </table:table-cell>
          <table:table-cell office:value-type="float" office:value="275.839" table:style-name="ce1">
            <text:p>275.839</text:p>
          </table:table-cell>
          <table:table-cell office:value-type="float" office:value="276.19400000000002" table:style-name="ce1">
            <text:p>276.194</text:p>
          </table:table-cell>
          <table:table-cell office:value-type="float" office:value="277.04899999999998" table:style-name="ce1">
            <text:p>277.049</text:p>
          </table:table-cell>
          <table:table-cell office:value-type="float" office:value="277.35500000000002" table:style-name="ce1">
            <text:p>277.355</text:p>
          </table:table-cell>
          <table:table-cell office:value-type="float" office:value="275.74099999999999" table:style-name="ce1">
            <text:p>275.741</text:p>
          </table:table-cell>
          <table:table-cell office:value-type="float" office:value="276.59300000000002" table:style-name="ce1">
            <text:p>276.593</text:p>
          </table:table-cell>
          <table:table-cell table:style-name="ce1"/>
          <table:table-cell office:value-type="float" office:value="276.42599999999993" table:formula="of:=AVERAGE([.C13:.AE13])" table:style-name="ce1">
            <text:p>276.42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3 thread(s)</text:p>
          </table:table-cell>
          <table:table-cell office:value-type="float" office:value="278.02199999999999" table:style-name="ce1">
            <text:p>278.022</text:p>
          </table:table-cell>
          <table:table-cell office:value-type="float" office:value="277.14400000000001" table:style-name="ce1">
            <text:p>277.144</text:p>
          </table:table-cell>
          <table:table-cell office:value-type="float" office:value="275.32" table:style-name="ce1">
            <text:p>275.32</text:p>
          </table:table-cell>
          <table:table-cell office:value-type="float" office:value="275.78899999999999" table:style-name="ce1">
            <text:p>275.789</text:p>
          </table:table-cell>
          <table:table-cell office:value-type="float" office:value="278.71699999999998" table:style-name="ce1">
            <text:p>278.717</text:p>
          </table:table-cell>
          <table:table-cell office:value-type="float" office:value="277.79700000000003" table:style-name="ce1">
            <text:p>277.797</text:p>
          </table:table-cell>
          <table:table-cell office:value-type="float" office:value="275.32400000000001" table:style-name="ce1">
            <text:p>275.324</text:p>
          </table:table-cell>
          <table:table-cell office:value-type="float" office:value="277.661" table:style-name="ce1">
            <text:p>277.661</text:p>
          </table:table-cell>
          <table:table-cell office:value-type="float" office:value="275.50299999999999" table:style-name="ce1">
            <text:p>275.503</text:p>
          </table:table-cell>
          <table:table-cell office:value-type="float" office:value="277.03199999999998" table:style-name="ce1">
            <text:p>277.032</text:p>
          </table:table-cell>
          <table:table-cell office:value-type="float" office:value="277.19099999999997" table:style-name="ce1">
            <text:p>277.191</text:p>
          </table:table-cell>
          <table:table-cell office:value-type="float" office:value="277.20800000000003" table:style-name="ce1">
            <text:p>277.208</text:p>
          </table:table-cell>
          <table:table-cell office:value-type="float" office:value="275.68" table:style-name="ce1">
            <text:p>275.68</text:p>
          </table:table-cell>
          <table:table-cell office:value-type="float" office:value="276.22199999999998" table:style-name="ce1">
            <text:p>276.222</text:p>
          </table:table-cell>
          <table:table-cell office:value-type="float" office:value="275.827" table:style-name="ce1">
            <text:p>275.827</text:p>
          </table:table-cell>
          <table:table-cell office:value-type="float" office:value="276.43599999999998" table:style-name="ce1">
            <text:p>276.436</text:p>
          </table:table-cell>
          <table:table-cell office:value-type="float" office:value="278.28699999999998" table:style-name="ce1">
            <text:p>278.287</text:p>
          </table:table-cell>
          <table:table-cell office:value-type="float" office:value="278.28500000000003" table:style-name="ce1">
            <text:p>278.285</text:p>
          </table:table-cell>
          <table:table-cell office:value-type="float" office:value="275.54599999999999" table:style-name="ce1">
            <text:p>275.546</text:p>
          </table:table-cell>
          <table:table-cell office:value-type="float" office:value="276.38099999999997" table:style-name="ce1">
            <text:p>276.381</text:p>
          </table:table-cell>
          <table:table-cell office:value-type="float" office:value="277.52699999999999" table:style-name="ce1">
            <text:p>277.527</text:p>
          </table:table-cell>
          <table:table-cell office:value-type="float" office:value="277.95699999999999" table:style-name="ce1">
            <text:p>277.957</text:p>
          </table:table-cell>
          <table:table-cell office:value-type="float" office:value="277.78300000000002" table:style-name="ce1">
            <text:p>277.783</text:p>
          </table:table-cell>
          <table:table-cell office:value-type="float" office:value="277.41399999999999" table:style-name="ce1">
            <text:p>277.414</text:p>
          </table:table-cell>
          <table:table-cell office:value-type="float" office:value="276.49400000000003" table:style-name="ce1">
            <text:p>276.494</text:p>
          </table:table-cell>
          <table:table-cell office:value-type="float" office:value="280.09100000000001" table:style-name="ce1">
            <text:p>280.091</text:p>
          </table:table-cell>
          <table:table-cell office:value-type="float" office:value="275.63" table:style-name="ce1">
            <text:p>275.63</text:p>
          </table:table-cell>
          <table:table-cell office:value-type="float" office:value="277.41000000000003" table:style-name="ce1">
            <text:p>277.41</text:p>
          </table:table-cell>
          <table:table-cell office:value-type="float" office:value="275.96600000000001" table:style-name="ce1">
            <text:p>275.966</text:p>
          </table:table-cell>
          <table:table-cell office:value-type="float" office:value="276.37900000000002" table:style-name="ce1">
            <text:p>276.379</text:p>
          </table:table-cell>
          <table:table-cell table:style-name="ce1"/>
          <table:table-cell office:value-type="float" office:value="276.89658620689659" table:formula="of:=AVERAGE([.C14:.AE14])" table:style-name="ce1">
            <text:p>276.896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4 thread(s)</text:p>
          </table:table-cell>
          <table:table-cell office:value-type="float" office:value="275.66000000000003" table:style-name="ce1">
            <text:p>275.66</text:p>
          </table:table-cell>
          <table:table-cell office:value-type="float" office:value="274.98399999999998" table:style-name="ce1">
            <text:p>274.984</text:p>
          </table:table-cell>
          <table:table-cell office:value-type="float" office:value="274.995" table:style-name="ce1">
            <text:p>274.995</text:p>
          </table:table-cell>
          <table:table-cell office:value-type="float" office:value="276.02300000000002" table:style-name="ce1">
            <text:p>276.023</text:p>
          </table:table-cell>
          <table:table-cell office:value-type="float" office:value="275.25799999999998" table:style-name="ce1">
            <text:p>275.258</text:p>
          </table:table-cell>
          <table:table-cell office:value-type="float" office:value="275.435" table:style-name="ce1">
            <text:p>275.435</text:p>
          </table:table-cell>
          <table:table-cell office:value-type="float" office:value="275.27100000000002" table:style-name="ce1">
            <text:p>275.271</text:p>
          </table:table-cell>
          <table:table-cell office:value-type="float" office:value="275.38200000000001" table:style-name="ce1">
            <text:p>275.382</text:p>
          </table:table-cell>
          <table:table-cell office:value-type="float" office:value="276.137" table:style-name="ce1">
            <text:p>276.137</text:p>
          </table:table-cell>
          <table:table-cell office:value-type="float" office:value="276.92700000000002" table:style-name="ce1">
            <text:p>276.927</text:p>
          </table:table-cell>
          <table:table-cell office:value-type="float" office:value="276.149" table:style-name="ce1">
            <text:p>276.149</text:p>
          </table:table-cell>
          <table:table-cell office:value-type="float" office:value="275.31700000000001" table:style-name="ce1">
            <text:p>275.317</text:p>
          </table:table-cell>
          <table:table-cell office:value-type="float" office:value="274.86099999999999" table:style-name="ce1">
            <text:p>274.861</text:p>
          </table:table-cell>
          <table:table-cell office:value-type="float" office:value="276.36700000000002" table:style-name="ce1">
            <text:p>276.367</text:p>
          </table:table-cell>
          <table:table-cell office:value-type="float" office:value="274.98899999999998" table:style-name="ce1">
            <text:p>274.989</text:p>
          </table:table-cell>
          <table:table-cell office:value-type="float" office:value="275.99700000000001" table:style-name="ce1">
            <text:p>275.997</text:p>
          </table:table-cell>
          <table:table-cell office:value-type="float" office:value="275.33300000000003" table:style-name="ce1">
            <text:p>275.333</text:p>
          </table:table-cell>
          <table:table-cell office:value-type="float" office:value="275.875" table:style-name="ce1">
            <text:p>275.875</text:p>
          </table:table-cell>
          <table:table-cell office:value-type="float" office:value="274.95800000000003" table:style-name="ce1">
            <text:p>274.958</text:p>
          </table:table-cell>
          <table:table-cell office:value-type="float" office:value="276.06900000000002" table:style-name="ce1">
            <text:p>276.069</text:p>
          </table:table-cell>
          <table:table-cell office:value-type="float" office:value="276.33800000000002" table:style-name="ce1">
            <text:p>276.338</text:p>
          </table:table-cell>
          <table:table-cell office:value-type="float" office:value="276.30099999999999" table:style-name="ce1">
            <text:p>276.301</text:p>
          </table:table-cell>
          <table:table-cell office:value-type="float" office:value="276.29899999999998" table:style-name="ce1">
            <text:p>276.299</text:p>
          </table:table-cell>
          <table:table-cell office:value-type="float" office:value="275.41300000000001" table:style-name="ce1">
            <text:p>275.413</text:p>
          </table:table-cell>
          <table:table-cell office:value-type="float" office:value="277.37799999999999" table:style-name="ce1">
            <text:p>277.378</text:p>
          </table:table-cell>
          <table:table-cell office:value-type="float" office:value="274.95299999999997" table:style-name="ce1">
            <text:p>274.953</text:p>
          </table:table-cell>
          <table:table-cell office:value-type="float" office:value="275.24" table:style-name="ce1">
            <text:p>275.24</text:p>
          </table:table-cell>
          <table:table-cell office:value-type="float" office:value="274.892" table:style-name="ce1">
            <text:p>274.892</text:p>
          </table:table-cell>
          <table:table-cell office:value-type="float" office:value="275.02" table:style-name="ce1">
            <text:p>275.02</text:p>
          </table:table-cell>
          <table:table-cell office:value-type="float" office:value="276.38900000000001" table:style-name="ce1">
            <text:p>276.389</text:p>
          </table:table-cell>
          <table:table-cell table:style-name="ce1"/>
          <table:table-cell office:value-type="float" office:value="275.67413793103447" table:formula="of:=AVERAGE([.C15:.AE15])" table:style-name="ce1">
            <text:p>275.674137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5 thread(s)</text:p>
          </table:table-cell>
          <table:table-cell office:value-type="float" office:value="278.005" table:style-name="ce1">
            <text:p>278.005</text:p>
          </table:table-cell>
          <table:table-cell office:value-type="float" office:value="274.52100000000002" table:style-name="ce1">
            <text:p>274.521</text:p>
          </table:table-cell>
          <table:table-cell office:value-type="float" office:value="276.00599999999997" table:style-name="ce1">
            <text:p>276.006</text:p>
          </table:table-cell>
          <table:table-cell office:value-type="float" office:value="278.73399999999998" table:style-name="ce1">
            <text:p>278.734</text:p>
          </table:table-cell>
          <table:table-cell office:value-type="float" office:value="274.75" table:style-name="ce1">
            <text:p>274.75</text:p>
          </table:table-cell>
          <table:table-cell office:value-type="float" office:value="274.50400000000002" table:style-name="ce1">
            <text:p>274.504</text:p>
          </table:table-cell>
          <table:table-cell office:value-type="float" office:value="274.714" table:style-name="ce1">
            <text:p>274.714</text:p>
          </table:table-cell>
          <table:table-cell office:value-type="float" office:value="276.81099999999998" table:style-name="ce1">
            <text:p>276.811</text:p>
          </table:table-cell>
          <table:table-cell office:value-type="float" office:value="275.94600000000003" table:style-name="ce1">
            <text:p>275.946</text:p>
          </table:table-cell>
          <table:table-cell office:value-type="float" office:value="277.20100000000002" table:style-name="ce1">
            <text:p>277.201</text:p>
          </table:table-cell>
          <table:table-cell office:value-type="float" office:value="275.21699999999998" table:style-name="ce1">
            <text:p>275.217</text:p>
          </table:table-cell>
          <table:table-cell office:value-type="float" office:value="275.73500000000001" table:style-name="ce1">
            <text:p>275.735</text:p>
          </table:table-cell>
          <table:table-cell office:value-type="float" office:value="275.61" table:style-name="ce1">
            <text:p>275.61</text:p>
          </table:table-cell>
          <table:table-cell office:value-type="float" office:value="274.43599999999998" table:style-name="ce1">
            <text:p>274.436</text:p>
          </table:table-cell>
          <table:table-cell office:value-type="float" office:value="274.51400000000001" table:style-name="ce1">
            <text:p>274.514</text:p>
          </table:table-cell>
          <table:table-cell office:value-type="float" office:value="277.17" table:style-name="ce1">
            <text:p>277.17</text:p>
          </table:table-cell>
          <table:table-cell office:value-type="float" office:value="278.48099999999999" table:style-name="ce1">
            <text:p>278.481</text:p>
          </table:table-cell>
          <table:table-cell office:value-type="float" office:value="275.73399999999998" table:style-name="ce1">
            <text:p>275.734</text:p>
          </table:table-cell>
          <table:table-cell office:value-type="float" office:value="276.072" table:style-name="ce1">
            <text:p>276.072</text:p>
          </table:table-cell>
          <table:table-cell office:value-type="float" office:value="274.51299999999998" table:style-name="ce1">
            <text:p>274.513</text:p>
          </table:table-cell>
          <table:table-cell office:value-type="float" office:value="277.04500000000002" table:style-name="ce1">
            <text:p>277.045</text:p>
          </table:table-cell>
          <table:table-cell office:value-type="float" office:value="274.32799999999997" table:style-name="ce1">
            <text:p>274.328</text:p>
          </table:table-cell>
          <table:table-cell office:value-type="float" office:value="275.56299999999999" table:style-name="ce1">
            <text:p>275.563</text:p>
          </table:table-cell>
          <table:table-cell office:value-type="float" office:value="274.79700000000003" table:style-name="ce1">
            <text:p>274.797</text:p>
          </table:table-cell>
          <table:table-cell office:value-type="float" office:value="274.52800000000002" table:style-name="ce1">
            <text:p>274.528</text:p>
          </table:table-cell>
          <table:table-cell office:value-type="float" office:value="276.00200000000001" table:style-name="ce1">
            <text:p>276.002</text:p>
          </table:table-cell>
          <table:table-cell office:value-type="float" office:value="275.50400000000002" table:style-name="ce1">
            <text:p>275.504</text:p>
          </table:table-cell>
          <table:table-cell office:value-type="float" office:value="275.38200000000001" table:style-name="ce1">
            <text:p>275.382</text:p>
          </table:table-cell>
          <table:table-cell office:value-type="float" office:value="274.178" table:style-name="ce1">
            <text:p>274.178</text:p>
          </table:table-cell>
          <table:table-cell office:value-type="float" office:value="276.33800000000002" table:style-name="ce1">
            <text:p>276.338</text:p>
          </table:table-cell>
          <table:table-cell table:style-name="ce1"/>
          <table:table-cell office:value-type="float" office:value="275.66668965517249" table:formula="of:=AVERAGE([.C16:.AE16])" table:style-name="ce1">
            <text:p>275.6666897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3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>1 thread(s)</text:p>
          </table:table-cell>
          <table:table-cell office:value-type="float" office:value="304.01799999999997" table:style-name="ce1">
            <text:p>304.018</text:p>
          </table:table-cell>
          <table:table-cell office:value-type="float" office:value="302.89100000000002" table:style-name="ce1">
            <text:p>302.891</text:p>
          </table:table-cell>
          <table:table-cell office:value-type="float" office:value="302.89299999999997" table:style-name="ce1">
            <text:p>302.893</text:p>
          </table:table-cell>
          <table:table-cell office:value-type="float" office:value="303.09399999999999" table:style-name="ce1">
            <text:p>303.094</text:p>
          </table:table-cell>
          <table:table-cell office:value-type="float" office:value="302.95999999999998" table:style-name="ce1">
            <text:p>302.96</text:p>
          </table:table-cell>
          <table:table-cell office:value-type="float" office:value="302.94499999999999" table:style-name="ce1">
            <text:p>302.945</text:p>
          </table:table-cell>
          <table:table-cell office:value-type="float" office:value="303.02199999999999" table:style-name="ce1">
            <text:p>303.022</text:p>
          </table:table-cell>
          <table:table-cell office:value-type="float" office:value="302.923" table:style-name="ce1">
            <text:p>302.923</text:p>
          </table:table-cell>
          <table:table-cell office:value-type="float" office:value="302.61399999999998" table:style-name="ce1">
            <text:p>302.614</text:p>
          </table:table-cell>
          <table:table-cell office:value-type="float" office:value="302.98200000000003" table:style-name="ce1">
            <text:p>302.982</text:p>
          </table:table-cell>
          <table:table-cell office:value-type="float" office:value="302.61700000000002" table:style-name="ce1">
            <text:p>302.617</text:p>
          </table:table-cell>
          <table:table-cell office:value-type="float" office:value="303.40699999999998" table:style-name="ce1">
            <text:p>303.407</text:p>
          </table:table-cell>
          <table:table-cell office:value-type="float" office:value="302.83800000000002" table:style-name="ce1">
            <text:p>302.838</text:p>
          </table:table-cell>
          <table:table-cell office:value-type="float" office:value="302.892" table:style-name="ce1">
            <text:p>302.892</text:p>
          </table:table-cell>
          <table:table-cell office:value-type="float" office:value="302.87700000000001" table:style-name="ce1">
            <text:p>302.877</text:p>
          </table:table-cell>
          <table:table-cell office:value-type="float" office:value="303.12200000000001" table:style-name="ce1">
            <text:p>303.122</text:p>
          </table:table-cell>
          <table:table-cell office:value-type="float" office:value="302.75" table:style-name="ce1">
            <text:p>302.75</text:p>
          </table:table-cell>
          <table:table-cell office:value-type="float" office:value="302.92099999999999" table:style-name="ce1">
            <text:p>302.921</text:p>
          </table:table-cell>
          <table:table-cell office:value-type="float" office:value="302.78100000000001" table:style-name="ce1">
            <text:p>302.781</text:p>
          </table:table-cell>
          <table:table-cell office:value-type="float" office:value="302.95600000000002" table:style-name="ce1">
            <text:p>302.956</text:p>
          </table:table-cell>
          <table:table-cell office:value-type="float" office:value="302.84500000000003" table:style-name="ce1">
            <text:p>302.845</text:p>
          </table:table-cell>
          <table:table-cell office:value-type="float" office:value="302.387" table:style-name="ce1">
            <text:p>302.387</text:p>
          </table:table-cell>
          <table:table-cell office:value-type="float" office:value="302.988" table:style-name="ce1">
            <text:p>302.988</text:p>
          </table:table-cell>
          <table:table-cell office:value-type="float" office:value="302.82" table:style-name="ce1">
            <text:p>302.82</text:p>
          </table:table-cell>
          <table:table-cell office:value-type="float" office:value="302.86599999999999" table:style-name="ce1">
            <text:p>302.866</text:p>
          </table:table-cell>
          <table:table-cell office:value-type="float" office:value="302.26100000000002" table:style-name="ce1">
            <text:p>302.261</text:p>
          </table:table-cell>
          <table:table-cell office:value-type="float" office:value="302.65100000000001" table:style-name="ce1">
            <text:p>302.651</text:p>
          </table:table-cell>
          <table:table-cell office:value-type="float" office:value="302.82400000000001" table:style-name="ce1">
            <text:p>302.824</text:p>
          </table:table-cell>
          <table:table-cell office:value-type="float" office:value="302.96600000000001" table:style-name="ce1">
            <text:p>302.966</text:p>
          </table:table-cell>
          <table:table-cell office:value-type="float" office:value="303.31799999999998" table:style-name="ce1">
            <text:p>303.318</text:p>
          </table:table-cell>
          <table:table-cell table:style-name="ce1"/>
          <table:table-cell office:value-type="float" office:value="302.87624137931033" table:formula="of:=AVERAGE([.C2:.AE2])" table:style-name="ce1">
            <text:p>302.876241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2 thread(s)</text:p>
          </table:table-cell>
          <table:table-cell office:value-type="float" office:value="287.94799999999998" table:style-name="ce1">
            <text:p>287.948</text:p>
          </table:table-cell>
          <table:table-cell office:value-type="float" office:value="287.25700000000001" table:style-name="ce1">
            <text:p>287.257</text:p>
          </table:table-cell>
          <table:table-cell office:value-type="float" office:value="287.38200000000001" table:style-name="ce1">
            <text:p>287.382</text:p>
          </table:table-cell>
          <table:table-cell office:value-type="float" office:value="289.79599999999999" table:style-name="ce1">
            <text:p>289.796</text:p>
          </table:table-cell>
          <table:table-cell office:value-type="float" office:value="287.05500000000001" table:style-name="ce1">
            <text:p>287.055</text:p>
          </table:table-cell>
          <table:table-cell office:value-type="float" office:value="287.28300000000002" table:style-name="ce1">
            <text:p>287.283</text:p>
          </table:table-cell>
          <table:table-cell office:value-type="float" office:value="287.06299999999999" table:style-name="ce1">
            <text:p>287.063</text:p>
          </table:table-cell>
          <table:table-cell office:value-type="float" office:value="287.298" table:style-name="ce1">
            <text:p>287.298</text:p>
          </table:table-cell>
          <table:table-cell office:value-type="float" office:value="288.50299999999999" table:style-name="ce1">
            <text:p>288.503</text:p>
          </table:table-cell>
          <table:table-cell office:value-type="float" office:value="290.28199999999998" table:style-name="ce1">
            <text:p>290.282</text:p>
          </table:table-cell>
          <table:table-cell office:value-type="float" office:value="287.22899999999998" table:style-name="ce1">
            <text:p>287.229</text:p>
          </table:table-cell>
          <table:table-cell office:value-type="float" office:value="287.01900000000001" table:style-name="ce1">
            <text:p>287.019</text:p>
          </table:table-cell>
          <table:table-cell office:value-type="float" office:value="289.66399999999999" table:style-name="ce1">
            <text:p>289.664</text:p>
          </table:table-cell>
          <table:table-cell office:value-type="float" office:value="287.25200000000001" table:style-name="ce1">
            <text:p>287.252</text:p>
          </table:table-cell>
          <table:table-cell office:value-type="float" office:value="287.06" table:style-name="ce1">
            <text:p>287.06</text:p>
          </table:table-cell>
          <table:table-cell office:value-type="float" office:value="289.66699999999997" table:style-name="ce1">
            <text:p>289.667</text:p>
          </table:table-cell>
          <table:table-cell office:value-type="float" office:value="289.82100000000003" table:style-name="ce1">
            <text:p>289.821</text:p>
          </table:table-cell>
          <table:table-cell office:value-type="float" office:value="286.21100000000001" table:style-name="ce1">
            <text:p>286.211</text:p>
          </table:table-cell>
          <table:table-cell office:value-type="float" office:value="286.97300000000001" table:style-name="ce1">
            <text:p>286.973</text:p>
          </table:table-cell>
          <table:table-cell office:value-type="float" office:value="287.14800000000002" table:style-name="ce1">
            <text:p>287.148</text:p>
          </table:table-cell>
          <table:table-cell office:value-type="float" office:value="287.43599999999998" table:style-name="ce1">
            <text:p>287.436</text:p>
          </table:table-cell>
          <table:table-cell office:value-type="float" office:value="287.161" table:style-name="ce1">
            <text:p>287.161</text:p>
          </table:table-cell>
          <table:table-cell office:value-type="float" office:value="287.029" table:style-name="ce1">
            <text:p>287.029</text:p>
          </table:table-cell>
          <table:table-cell office:value-type="float" office:value="286.97000000000003" table:style-name="ce1">
            <text:p>286.97</text:p>
          </table:table-cell>
          <table:table-cell office:value-type="float" office:value="287.28100000000001" table:style-name="ce1">
            <text:p>287.281</text:p>
          </table:table-cell>
          <table:table-cell office:value-type="float" office:value="287.45" table:style-name="ce1">
            <text:p>287.45</text:p>
          </table:table-cell>
          <table:table-cell office:value-type="float" office:value="287.33800000000002" table:style-name="ce1">
            <text:p>287.338</text:p>
          </table:table-cell>
          <table:table-cell office:value-type="float" office:value="287.30700000000002" table:style-name="ce1">
            <text:p>287.307</text:p>
          </table:table-cell>
          <table:table-cell office:value-type="float" office:value="287.28699999999998" table:style-name="ce1">
            <text:p>287.287</text:p>
          </table:table-cell>
          <table:table-cell office:value-type="float" office:value="287.75299999999999" table:style-name="ce1">
            <text:p>287.753</text:p>
          </table:table-cell>
          <table:table-cell table:style-name="ce1"/>
          <table:table-cell office:value-type="float" office:value="287.68879310344829" table:formula="of:=AVERAGE([.C3:.AE3])" table:style-name="ce1">
            <text:p>287.6887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3 thread(s)</text:p>
          </table:table-cell>
          <table:table-cell office:value-type="float" office:value="282.41899999999998" table:style-name="ce1">
            <text:p>282.419</text:p>
          </table:table-cell>
          <table:table-cell office:value-type="float" office:value="280.39100000000002" table:style-name="ce1">
            <text:p>280.391</text:p>
          </table:table-cell>
          <table:table-cell office:value-type="float" office:value="281.20699999999999" table:style-name="ce1">
            <text:p>281.207</text:p>
          </table:table-cell>
          <table:table-cell office:value-type="float" office:value="281.67500000000001" table:style-name="ce1">
            <text:p>281.675</text:p>
          </table:table-cell>
          <table:table-cell office:value-type="float" office:value="280.40699999999998" table:style-name="ce1">
            <text:p>280.407</text:p>
          </table:table-cell>
          <table:table-cell office:value-type="float" office:value="280.19600000000003" table:style-name="ce1">
            <text:p>280.196</text:p>
          </table:table-cell>
          <table:table-cell office:value-type="float" office:value="282.20800000000003" table:style-name="ce1">
            <text:p>282.208</text:p>
          </table:table-cell>
          <table:table-cell office:value-type="float" office:value="282.53300000000002" table:style-name="ce1">
            <text:p>282.533</text:p>
          </table:table-cell>
          <table:table-cell office:value-type="float" office:value="281.79599999999999" table:style-name="ce1">
            <text:p>281.796</text:p>
          </table:table-cell>
          <table:table-cell office:value-type="float" office:value="280.41500000000002" table:style-name="ce1">
            <text:p>280.415</text:p>
          </table:table-cell>
          <table:table-cell office:value-type="float" office:value="282.649" table:style-name="ce1">
            <text:p>282.649</text:p>
          </table:table-cell>
          <table:table-cell office:value-type="float" office:value="281.79599999999999" table:style-name="ce1">
            <text:p>281.796</text:p>
          </table:table-cell>
          <table:table-cell office:value-type="float" office:value="281.11900000000003" table:style-name="ce1">
            <text:p>281.119</text:p>
          </table:table-cell>
          <table:table-cell office:value-type="float" office:value="282.21499999999997" table:style-name="ce1">
            <text:p>282.215</text:p>
          </table:table-cell>
          <table:table-cell office:value-type="float" office:value="280.298" table:style-name="ce1">
            <text:p>280.298</text:p>
          </table:table-cell>
          <table:table-cell office:value-type="float" office:value="282.10300000000001" table:style-name="ce1">
            <text:p>282.103</text:p>
          </table:table-cell>
          <table:table-cell office:value-type="float" office:value="281.67200000000003" table:style-name="ce1">
            <text:p>281.672</text:p>
          </table:table-cell>
          <table:table-cell office:value-type="float" office:value="282.20800000000003" table:style-name="ce1">
            <text:p>282.208</text:p>
          </table:table-cell>
          <table:table-cell office:value-type="float" office:value="281.30799999999999" table:style-name="ce1">
            <text:p>281.308</text:p>
          </table:table-cell>
          <table:table-cell office:value-type="float" office:value="281.41899999999998" table:style-name="ce1">
            <text:p>281.419</text:p>
          </table:table-cell>
          <table:table-cell office:value-type="float" office:value="281.98200000000003" table:style-name="ce1">
            <text:p>281.982</text:p>
          </table:table-cell>
          <table:table-cell office:value-type="float" office:value="281.44200000000001" table:style-name="ce1">
            <text:p>281.442</text:p>
          </table:table-cell>
          <table:table-cell office:value-type="float" office:value="282.13799999999998" table:style-name="ce1">
            <text:p>282.138</text:p>
          </table:table-cell>
          <table:table-cell office:value-type="float" office:value="280.23399999999998" table:style-name="ce1">
            <text:p>280.234</text:p>
          </table:table-cell>
          <table:table-cell office:value-type="float" office:value="281.113" table:style-name="ce1">
            <text:p>281.113</text:p>
          </table:table-cell>
          <table:table-cell office:value-type="float" office:value="282.435" table:style-name="ce1">
            <text:p>282.435</text:p>
          </table:table-cell>
          <table:table-cell office:value-type="float" office:value="280.17200000000003" table:style-name="ce1">
            <text:p>280.172</text:p>
          </table:table-cell>
          <table:table-cell office:value-type="float" office:value="281.39499999999998" table:style-name="ce1">
            <text:p>281.395</text:p>
          </table:table-cell>
          <table:table-cell office:value-type="float" office:value="281.47000000000003" table:style-name="ce1">
            <text:p>281.47</text:p>
          </table:table-cell>
          <table:table-cell office:value-type="float" office:value="281.53899999999999" table:style-name="ce1">
            <text:p>281.539</text:p>
          </table:table-cell>
          <table:table-cell table:style-name="ce1"/>
          <table:table-cell office:value-type="float" office:value="281.43224137931043" table:formula="of:=AVERAGE([.C4:.AE4])" table:style-name="ce1">
            <text:p>281.432241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4 thread(s)</text:p>
          </table:table-cell>
          <table:table-cell office:value-type="float" office:value="280.709" table:style-name="ce1">
            <text:p>280.709</text:p>
          </table:table-cell>
          <table:table-cell office:value-type="float" office:value="278.44200000000001" table:style-name="ce1">
            <text:p>278.442</text:p>
          </table:table-cell>
          <table:table-cell office:value-type="float" office:value="278.96800000000002" table:style-name="ce1">
            <text:p>278.968</text:p>
          </table:table-cell>
          <table:table-cell office:value-type="float" office:value="280.19799999999998" table:style-name="ce1">
            <text:p>280.198</text:p>
          </table:table-cell>
          <table:table-cell office:value-type="float" office:value="277.83999999999997" table:style-name="ce1">
            <text:p>277.84</text:p>
          </table:table-cell>
          <table:table-cell office:value-type="float" office:value="280.45699999999999" table:style-name="ce1">
            <text:p>280.457</text:p>
          </table:table-cell>
          <table:table-cell office:value-type="float" office:value="280.185" table:style-name="ce1">
            <text:p>280.185</text:p>
          </table:table-cell>
          <table:table-cell office:value-type="float" office:value="278.51100000000002" table:style-name="ce1">
            <text:p>278.511</text:p>
          </table:table-cell>
          <table:table-cell office:value-type="float" office:value="280.16199999999998" table:style-name="ce1">
            <text:p>280.162</text:p>
          </table:table-cell>
          <table:table-cell office:value-type="float" office:value="280.584" table:style-name="ce1">
            <text:p>280.584</text:p>
          </table:table-cell>
          <table:table-cell office:value-type="float" office:value="280.28699999999998" table:style-name="ce1">
            <text:p>280.287</text:p>
          </table:table-cell>
          <table:table-cell office:value-type="float" office:value="280.36500000000001" table:style-name="ce1">
            <text:p>280.365</text:p>
          </table:table-cell>
          <table:table-cell office:value-type="float" office:value="278.71699999999998" table:style-name="ce1">
            <text:p>278.717</text:p>
          </table:table-cell>
          <table:table-cell office:value-type="float" office:value="280.04399999999998" table:style-name="ce1">
            <text:p>280.044</text:p>
          </table:table-cell>
          <table:table-cell office:value-type="float" office:value="280.108" table:style-name="ce1">
            <text:p>280.108</text:p>
          </table:table-cell>
          <table:table-cell office:value-type="float" office:value="280.47199999999998" table:style-name="ce1">
            <text:p>280.472</text:p>
          </table:table-cell>
          <table:table-cell office:value-type="float" office:value="280.19400000000002" table:style-name="ce1">
            <text:p>280.194</text:p>
          </table:table-cell>
          <table:table-cell office:value-type="float" office:value="277.94900000000001" table:style-name="ce1">
            <text:p>277.949</text:p>
          </table:table-cell>
          <table:table-cell office:value-type="float" office:value="278.42399999999998" table:style-name="ce1">
            <text:p>278.424</text:p>
          </table:table-cell>
          <table:table-cell office:value-type="float" office:value="280.11399999999998" table:style-name="ce1">
            <text:p>280.114</text:p>
          </table:table-cell>
          <table:table-cell office:value-type="float" office:value="280.10300000000001" table:style-name="ce1">
            <text:p>280.103</text:p>
          </table:table-cell>
          <table:table-cell office:value-type="float" office:value="280.041" table:style-name="ce1">
            <text:p>280.041</text:p>
          </table:table-cell>
          <table:table-cell office:value-type="float" office:value="280.26100000000002" table:style-name="ce1">
            <text:p>280.261</text:p>
          </table:table-cell>
          <table:table-cell office:value-type="float" office:value="280.39800000000002" table:style-name="ce1">
            <text:p>280.398</text:p>
          </table:table-cell>
          <table:table-cell office:value-type="float" office:value="280.36500000000001" table:style-name="ce1">
            <text:p>280.365</text:p>
          </table:table-cell>
          <table:table-cell office:value-type="float" office:value="280.36200000000002" table:style-name="ce1">
            <text:p>280.362</text:p>
          </table:table-cell>
          <table:table-cell office:value-type="float" office:value="278.51100000000002" table:style-name="ce1">
            <text:p>278.511</text:p>
          </table:table-cell>
          <table:table-cell office:value-type="float" office:value="280.57600000000002" table:style-name="ce1">
            <text:p>280.576</text:p>
          </table:table-cell>
          <table:table-cell office:value-type="float" office:value="280.15499999999997" table:style-name="ce1">
            <text:p>280.155</text:p>
          </table:table-cell>
          <table:table-cell office:value-type="float" office:value="278.46600000000001" table:style-name="ce1">
            <text:p>278.466</text:p>
          </table:table-cell>
          <table:table-cell table:style-name="ce1"/>
          <table:table-cell office:value-type="float" office:value="279.69858620689661" table:formula="of:=AVERAGE([.C5:.AE5])" table:style-name="ce1">
            <text:p>279.698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5 thread(s)</text:p>
          </table:table-cell>
          <table:table-cell office:value-type="float" office:value="278.78300000000002" table:style-name="ce1">
            <text:p>278.783</text:p>
          </table:table-cell>
          <table:table-cell office:value-type="float" office:value="277.86099999999999" table:style-name="ce1">
            <text:p>277.861</text:p>
          </table:table-cell>
          <table:table-cell office:value-type="float" office:value="277.52300000000002" table:style-name="ce1">
            <text:p>277.523</text:p>
          </table:table-cell>
          <table:table-cell office:value-type="float" office:value="277.55599999999998" table:style-name="ce1">
            <text:p>277.556</text:p>
          </table:table-cell>
          <table:table-cell office:value-type="float" office:value="277.90499999999997" table:style-name="ce1">
            <text:p>277.905</text:p>
          </table:table-cell>
          <table:table-cell office:value-type="float" office:value="277.62200000000001" table:style-name="ce1">
            <text:p>277.622</text:p>
          </table:table-cell>
          <table:table-cell office:value-type="float" office:value="277.93799999999999" table:style-name="ce1">
            <text:p>277.938</text:p>
          </table:table-cell>
          <table:table-cell office:value-type="float" office:value="278.40100000000001" table:style-name="ce1">
            <text:p>278.401</text:p>
          </table:table-cell>
          <table:table-cell office:value-type="float" office:value="278.2" table:style-name="ce1">
            <text:p>278.2</text:p>
          </table:table-cell>
          <table:table-cell office:value-type="float" office:value="277.63" table:style-name="ce1">
            <text:p>277.63</text:p>
          </table:table-cell>
          <table:table-cell office:value-type="float" office:value="277.666" table:style-name="ce1">
            <text:p>277.666</text:p>
          </table:table-cell>
          <table:table-cell office:value-type="float" office:value="278.37700000000001" table:style-name="ce1">
            <text:p>278.377</text:p>
          </table:table-cell>
          <table:table-cell office:value-type="float" office:value="277.79700000000003" table:style-name="ce1">
            <text:p>277.797</text:p>
          </table:table-cell>
          <table:table-cell office:value-type="float" office:value="278.27300000000002" table:style-name="ce1">
            <text:p>278.273</text:p>
          </table:table-cell>
          <table:table-cell office:value-type="float" office:value="278.28500000000003" table:style-name="ce1">
            <text:p>278.285</text:p>
          </table:table-cell>
          <table:table-cell office:value-type="float" office:value="278.358" table:style-name="ce1">
            <text:p>278.358</text:p>
          </table:table-cell>
          <table:table-cell office:value-type="float" office:value="277.60500000000002" table:style-name="ce1">
            <text:p>277.605</text:p>
          </table:table-cell>
          <table:table-cell office:value-type="float" office:value="278.339" table:style-name="ce1">
            <text:p>278.339</text:p>
          </table:table-cell>
          <table:table-cell office:value-type="float" office:value="277.59899999999999" table:style-name="ce1">
            <text:p>277.599</text:p>
          </table:table-cell>
          <table:table-cell office:value-type="float" office:value="277.69099999999997" table:style-name="ce1">
            <text:p>277.691</text:p>
          </table:table-cell>
          <table:table-cell office:value-type="float" office:value="277.65600000000001" table:style-name="ce1">
            <text:p>277.656</text:p>
          </table:table-cell>
          <table:table-cell office:value-type="float" office:value="277.73899999999998" table:style-name="ce1">
            <text:p>277.739</text:p>
          </table:table-cell>
          <table:table-cell office:value-type="float" office:value="278.04399999999998" table:style-name="ce1">
            <text:p>278.044</text:p>
          </table:table-cell>
          <table:table-cell office:value-type="float" office:value="277.78699999999998" table:style-name="ce1">
            <text:p>277.787</text:p>
          </table:table-cell>
          <table:table-cell office:value-type="float" office:value="278.053" table:style-name="ce1">
            <text:p>278.053</text:p>
          </table:table-cell>
          <table:table-cell office:value-type="float" office:value="277.38400000000001" table:style-name="ce1">
            <text:p>277.384</text:p>
          </table:table-cell>
          <table:table-cell office:value-type="float" office:value="277.96300000000002" table:style-name="ce1">
            <text:p>277.963</text:p>
          </table:table-cell>
          <table:table-cell office:value-type="float" office:value="278.22300000000001" table:style-name="ce1">
            <text:p>278.223</text:p>
          </table:table-cell>
          <table:table-cell office:value-type="float" office:value="277.81700000000001" table:style-name="ce1">
            <text:p>277.817</text:p>
          </table:table-cell>
          <table:table-cell office:value-type="float" office:value="278.22800000000001" table:style-name="ce1">
            <text:p>278.228</text:p>
          </table:table-cell>
          <table:table-cell table:style-name="ce1"/>
          <table:table-cell office:value-type="float" office:value="277.91448275862069" table:formula="of:=AVERAGE([.C6:.AE6])" table:style-name="ce1">
            <text:p>277.9144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6 thread(s)</text:p>
          </table:table-cell>
          <table:table-cell office:value-type="float" office:value="276.51" table:style-name="ce1">
            <text:p>276.51</text:p>
          </table:table-cell>
          <table:table-cell office:value-type="float" office:value="276.04500000000002" table:style-name="ce1">
            <text:p>276.045</text:p>
          </table:table-cell>
          <table:table-cell office:value-type="float" office:value="276.221" table:style-name="ce1">
            <text:p>276.221</text:p>
          </table:table-cell>
          <table:table-cell office:value-type="float" office:value="276.245" table:style-name="ce1">
            <text:p>276.245</text:p>
          </table:table-cell>
          <table:table-cell office:value-type="float" office:value="276.26799999999997" table:style-name="ce1">
            <text:p>276.268</text:p>
          </table:table-cell>
          <table:table-cell office:value-type="float" office:value="276.47000000000003" table:style-name="ce1">
            <text:p>276.47</text:p>
          </table:table-cell>
          <table:table-cell office:value-type="float" office:value="276.39699999999999" table:style-name="ce1">
            <text:p>276.397</text:p>
          </table:table-cell>
          <table:table-cell office:value-type="float" office:value="276.226" table:style-name="ce1">
            <text:p>276.226</text:p>
          </table:table-cell>
          <table:table-cell office:value-type="float" office:value="275.928" table:style-name="ce1">
            <text:p>275.928</text:p>
          </table:table-cell>
          <table:table-cell office:value-type="float" office:value="275.983" table:style-name="ce1">
            <text:p>275.983</text:p>
          </table:table-cell>
          <table:table-cell office:value-type="float" office:value="276.28399999999999" table:style-name="ce1">
            <text:p>276.284</text:p>
          </table:table-cell>
          <table:table-cell office:value-type="float" office:value="276.08199999999999" table:style-name="ce1">
            <text:p>276.082</text:p>
          </table:table-cell>
          <table:table-cell office:value-type="float" office:value="276.274" table:style-name="ce1">
            <text:p>276.274</text:p>
          </table:table-cell>
          <table:table-cell office:value-type="float" office:value="276.233" table:style-name="ce1">
            <text:p>276.233</text:p>
          </table:table-cell>
          <table:table-cell office:value-type="float" office:value="276.43099999999998" table:style-name="ce1">
            <text:p>276.431</text:p>
          </table:table-cell>
          <table:table-cell office:value-type="float" office:value="276.32100000000003" table:style-name="ce1">
            <text:p>276.321</text:p>
          </table:table-cell>
          <table:table-cell office:value-type="float" office:value="276.36500000000001" table:style-name="ce1">
            <text:p>276.365</text:p>
          </table:table-cell>
          <table:table-cell office:value-type="float" office:value="275.64600000000002" table:style-name="ce1">
            <text:p>275.646</text:p>
          </table:table-cell>
          <table:table-cell office:value-type="float" office:value="275.96800000000002" table:style-name="ce1">
            <text:p>275.968</text:p>
          </table:table-cell>
          <table:table-cell office:value-type="float" office:value="276.44299999999998" table:style-name="ce1">
            <text:p>276.443</text:p>
          </table:table-cell>
          <table:table-cell office:value-type="float" office:value="276.74099999999999" table:style-name="ce1">
            <text:p>276.741</text:p>
          </table:table-cell>
          <table:table-cell office:value-type="float" office:value="276.25099999999998" table:style-name="ce1">
            <text:p>276.251</text:p>
          </table:table-cell>
          <table:table-cell office:value-type="float" office:value="276.58800000000002" table:style-name="ce1">
            <text:p>276.588</text:p>
          </table:table-cell>
          <table:table-cell office:value-type="float" office:value="276.75" table:style-name="ce1">
            <text:p>276.75</text:p>
          </table:table-cell>
          <table:table-cell office:value-type="float" office:value="276.60199999999998" table:style-name="ce1">
            <text:p>276.602</text:p>
          </table:table-cell>
          <table:table-cell office:value-type="float" office:value="276.30700000000002" table:style-name="ce1">
            <text:p>276.307</text:p>
          </table:table-cell>
          <table:table-cell office:value-type="float" office:value="276.596" table:style-name="ce1">
            <text:p>276.596</text:p>
          </table:table-cell>
          <table:table-cell office:value-type="float" office:value="279.86" table:style-name="ce1">
            <text:p>279.86</text:p>
          </table:table-cell>
          <table:table-cell office:value-type="float" office:value="276.84800000000001" table:style-name="ce1">
            <text:p>276.848</text:p>
          </table:table-cell>
          <table:table-cell office:value-type="float" office:value="276.25400000000002" table:style-name="ce1">
            <text:p>276.254</text:p>
          </table:table-cell>
          <table:table-cell table:style-name="ce1"/>
          <table:table-cell office:value-type="float" office:value="276.43541379310341" table:formula="of:=AVERAGE([.C7:.AE7])" table:style-name="ce1">
            <text:p>276.435413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7 thread(s)</text:p>
          </table:table-cell>
          <table:table-cell office:value-type="float" office:value="275.57799999999997" table:style-name="ce1">
            <text:p>275.578</text:p>
          </table:table-cell>
          <table:table-cell office:value-type="float" office:value="275.36200000000002" table:style-name="ce1">
            <text:p>275.362</text:p>
          </table:table-cell>
          <table:table-cell office:value-type="float" office:value="275.02199999999999" table:style-name="ce1">
            <text:p>275.022</text:p>
          </table:table-cell>
          <table:table-cell office:value-type="float" office:value="275.13799999999998" table:style-name="ce1">
            <text:p>275.138</text:p>
          </table:table-cell>
          <table:table-cell office:value-type="float" office:value="275.32400000000001" table:style-name="ce1">
            <text:p>275.324</text:p>
          </table:table-cell>
          <table:table-cell office:value-type="float" office:value="275.142" table:style-name="ce1">
            <text:p>275.142</text:p>
          </table:table-cell>
          <table:table-cell office:value-type="float" office:value="275.52999999999997" table:style-name="ce1">
            <text:p>275.53</text:p>
          </table:table-cell>
          <table:table-cell office:value-type="float" office:value="274.76900000000001" table:style-name="ce1">
            <text:p>274.769</text:p>
          </table:table-cell>
          <table:table-cell office:value-type="float" office:value="275.238" table:style-name="ce1">
            <text:p>275.238</text:p>
          </table:table-cell>
          <table:table-cell office:value-type="float" office:value="275.23399999999998" table:style-name="ce1">
            <text:p>275.234</text:p>
          </table:table-cell>
          <table:table-cell office:value-type="float" office:value="274.995" table:style-name="ce1">
            <text:p>274.995</text:p>
          </table:table-cell>
          <table:table-cell office:value-type="float" office:value="274.85899999999998" table:style-name="ce1">
            <text:p>274.859</text:p>
          </table:table-cell>
          <table:table-cell office:value-type="float" office:value="275.084" table:style-name="ce1">
            <text:p>275.084</text:p>
          </table:table-cell>
          <table:table-cell office:value-type="float" office:value="275.11500000000001" table:style-name="ce1">
            <text:p>275.115</text:p>
          </table:table-cell>
          <table:table-cell office:value-type="float" office:value="275.04300000000001" table:style-name="ce1">
            <text:p>275.043</text:p>
          </table:table-cell>
          <table:table-cell office:value-type="float" office:value="275.25400000000002" table:style-name="ce1">
            <text:p>275.254</text:p>
          </table:table-cell>
          <table:table-cell office:value-type="float" office:value="275.012" table:style-name="ce1">
            <text:p>275.012</text:p>
          </table:table-cell>
          <table:table-cell office:value-type="float" office:value="275.209" table:style-name="ce1">
            <text:p>275.209</text:p>
          </table:table-cell>
          <table:table-cell office:value-type="float" office:value="275.39400000000001" table:style-name="ce1">
            <text:p>275.394</text:p>
          </table:table-cell>
          <table:table-cell office:value-type="float" office:value="275.64299999999997" table:style-name="ce1">
            <text:p>275.643</text:p>
          </table:table-cell>
          <table:table-cell office:value-type="float" office:value="274.87099999999998" table:style-name="ce1">
            <text:p>274.871</text:p>
          </table:table-cell>
          <table:table-cell office:value-type="float" office:value="274.916" table:style-name="ce1">
            <text:p>274.916</text:p>
          </table:table-cell>
          <table:table-cell office:value-type="float" office:value="275.10599999999999" table:style-name="ce1">
            <text:p>275.106</text:p>
          </table:table-cell>
          <table:table-cell office:value-type="float" office:value="275.30099999999999" table:style-name="ce1">
            <text:p>275.301</text:p>
          </table:table-cell>
          <table:table-cell office:value-type="float" office:value="275.303" table:style-name="ce1">
            <text:p>275.303</text:p>
          </table:table-cell>
          <table:table-cell office:value-type="float" office:value="275.459" table:style-name="ce1">
            <text:p>275.459</text:p>
          </table:table-cell>
          <table:table-cell office:value-type="float" office:value="274.91500000000002" table:style-name="ce1">
            <text:p>274.915</text:p>
          </table:table-cell>
          <table:table-cell office:value-type="float" office:value="275.30399999999997" table:style-name="ce1">
            <text:p>275.304</text:p>
          </table:table-cell>
          <table:table-cell office:value-type="float" office:value="275.44799999999998" table:style-name="ce1">
            <text:p>275.448</text:p>
          </table:table-cell>
          <table:table-cell office:value-type="float" office:value="275.75299999999999" table:style-name="ce1">
            <text:p>275.753</text:p>
          </table:table-cell>
          <table:table-cell table:style-name="ce1"/>
          <table:table-cell office:value-type="float" office:value="275.19803448275866" table:formula="of:=AVERAGE([.C8:.AE8])" table:style-name="ce1">
            <text:p>275.198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8 thread(s)</text:p>
          </table:table-cell>
          <table:table-cell office:value-type="float" office:value="278.65899999999999" table:style-name="ce1">
            <text:p>278.659</text:p>
          </table:table-cell>
          <table:table-cell office:value-type="float" office:value="278.58999999999997" table:style-name="ce1">
            <text:p>278.59</text:p>
          </table:table-cell>
          <table:table-cell office:value-type="float" office:value="279.178" table:style-name="ce1">
            <text:p>279.178</text:p>
          </table:table-cell>
          <table:table-cell office:value-type="float" office:value="278.423" table:style-name="ce1">
            <text:p>278.423</text:p>
          </table:table-cell>
          <table:table-cell office:value-type="float" office:value="278.75599999999997" table:style-name="ce1">
            <text:p>278.756</text:p>
          </table:table-cell>
          <table:table-cell office:value-type="float" office:value="278.29300000000001" table:style-name="ce1">
            <text:p>278.293</text:p>
          </table:table-cell>
          <table:table-cell office:value-type="float" office:value="278.56" table:style-name="ce1">
            <text:p>278.56</text:p>
          </table:table-cell>
          <table:table-cell office:value-type="float" office:value="279.21699999999998" table:style-name="ce1">
            <text:p>279.217</text:p>
          </table:table-cell>
          <table:table-cell office:value-type="float" office:value="278.55200000000002" table:style-name="ce1">
            <text:p>278.552</text:p>
          </table:table-cell>
          <table:table-cell office:value-type="float" office:value="279.14600000000002" table:style-name="ce1">
            <text:p>279.146</text:p>
          </table:table-cell>
          <table:table-cell office:value-type="float" office:value="278.98200000000003" table:style-name="ce1">
            <text:p>278.982</text:p>
          </table:table-cell>
          <table:table-cell office:value-type="float" office:value="278.77199999999999" table:style-name="ce1">
            <text:p>278.772</text:p>
          </table:table-cell>
          <table:table-cell office:value-type="float" office:value="278.78899999999999" table:style-name="ce1">
            <text:p>278.789</text:p>
          </table:table-cell>
          <table:table-cell office:value-type="float" office:value="278.476" table:style-name="ce1">
            <text:p>278.476</text:p>
          </table:table-cell>
          <table:table-cell office:value-type="float" office:value="278.14" table:style-name="ce1">
            <text:p>278.14</text:p>
          </table:table-cell>
          <table:table-cell office:value-type="float" office:value="278.46699999999998" table:style-name="ce1">
            <text:p>278.467</text:p>
          </table:table-cell>
          <table:table-cell office:value-type="float" office:value="278.55" table:style-name="ce1">
            <text:p>278.55</text:p>
          </table:table-cell>
          <table:table-cell office:value-type="float" office:value="278.95600000000002" table:style-name="ce1">
            <text:p>278.956</text:p>
          </table:table-cell>
          <table:table-cell office:value-type="float" office:value="278.642" table:style-name="ce1">
            <text:p>278.642</text:p>
          </table:table-cell>
          <table:table-cell office:value-type="float" office:value="279.05099999999999" table:style-name="ce1">
            <text:p>279.051</text:p>
          </table:table-cell>
          <table:table-cell office:value-type="float" office:value="279.18" table:style-name="ce1">
            <text:p>279.18</text:p>
          </table:table-cell>
          <table:table-cell office:value-type="float" office:value="278.08199999999999" table:style-name="ce1">
            <text:p>278.082</text:p>
          </table:table-cell>
          <table:table-cell office:value-type="float" office:value="279.00799999999998" table:style-name="ce1">
            <text:p>279.008</text:p>
          </table:table-cell>
          <table:table-cell office:value-type="float" office:value="278.97500000000002" table:style-name="ce1">
            <text:p>278.975</text:p>
          </table:table-cell>
          <table:table-cell office:value-type="float" office:value="279.14800000000002" table:style-name="ce1">
            <text:p>279.148</text:p>
          </table:table-cell>
          <table:table-cell office:value-type="float" office:value="279.12400000000002" table:style-name="ce1">
            <text:p>279.124</text:p>
          </table:table-cell>
          <table:table-cell office:value-type="float" office:value="278.41500000000002" table:style-name="ce1">
            <text:p>278.415</text:p>
          </table:table-cell>
          <table:table-cell office:value-type="float" office:value="279.37200000000001" table:style-name="ce1">
            <text:p>279.372</text:p>
          </table:table-cell>
          <table:table-cell office:value-type="float" office:value="279.02699999999999" table:style-name="ce1">
            <text:p>279.027</text:p>
          </table:table-cell>
          <table:table-cell office:value-type="float" office:value="279.327" table:style-name="ce1">
            <text:p>279.327</text:p>
          </table:table-cell>
          <table:table-cell table:style-name="ce1"/>
          <table:table-cell office:value-type="float" office:value="278.79993103448282" table:formula="of:=AVERAGE([.C9:.AE9])" table:style-name="ce1">
            <text:p>278.799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9 thread(s)</text:p>
          </table:table-cell>
          <table:table-cell office:value-type="float" office:value="278.185" table:style-name="ce1">
            <text:p>278.185</text:p>
          </table:table-cell>
          <table:table-cell office:value-type="float" office:value="277.108" table:style-name="ce1">
            <text:p>277.108</text:p>
          </table:table-cell>
          <table:table-cell office:value-type="float" office:value="277.149" table:style-name="ce1">
            <text:p>277.149</text:p>
          </table:table-cell>
          <table:table-cell office:value-type="float" office:value="277.40100000000001" table:style-name="ce1">
            <text:p>277.401</text:p>
          </table:table-cell>
          <table:table-cell office:value-type="float" office:value="277.33100000000002" table:style-name="ce1">
            <text:p>277.331</text:p>
          </table:table-cell>
          <table:table-cell office:value-type="float" office:value="277.44400000000002" table:style-name="ce1">
            <text:p>277.444</text:p>
          </table:table-cell>
          <table:table-cell office:value-type="float" office:value="277.34100000000001" table:style-name="ce1">
            <text:p>277.341</text:p>
          </table:table-cell>
          <table:table-cell office:value-type="float" office:value="277.29899999999998" table:style-name="ce1">
            <text:p>277.299</text:p>
          </table:table-cell>
          <table:table-cell office:value-type="float" office:value="277.86" table:style-name="ce1">
            <text:p>277.86</text:p>
          </table:table-cell>
          <table:table-cell office:value-type="float" office:value="277.16699999999997" table:style-name="ce1">
            <text:p>277.167</text:p>
          </table:table-cell>
          <table:table-cell office:value-type="float" office:value="277.75700000000001" table:style-name="ce1">
            <text:p>277.757</text:p>
          </table:table-cell>
          <table:table-cell office:value-type="float" office:value="277.327" table:style-name="ce1">
            <text:p>277.327</text:p>
          </table:table-cell>
          <table:table-cell office:value-type="float" office:value="277.411" table:style-name="ce1">
            <text:p>277.411</text:p>
          </table:table-cell>
          <table:table-cell office:value-type="float" office:value="277.07299999999998" table:style-name="ce1">
            <text:p>277.073</text:p>
          </table:table-cell>
          <table:table-cell office:value-type="float" office:value="277.62400000000002" table:style-name="ce1">
            <text:p>277.624</text:p>
          </table:table-cell>
          <table:table-cell office:value-type="float" office:value="277.11200000000002" table:style-name="ce1">
            <text:p>277.112</text:p>
          </table:table-cell>
          <table:table-cell office:value-type="float" office:value="277.48899999999998" table:style-name="ce1">
            <text:p>277.489</text:p>
          </table:table-cell>
          <table:table-cell office:value-type="float" office:value="277.17599999999999" table:style-name="ce1">
            <text:p>277.176</text:p>
          </table:table-cell>
          <table:table-cell office:value-type="float" office:value="277.661" table:style-name="ce1">
            <text:p>277.661</text:p>
          </table:table-cell>
          <table:table-cell office:value-type="float" office:value="277.70400000000001" table:style-name="ce1">
            <text:p>277.704</text:p>
          </table:table-cell>
          <table:table-cell office:value-type="float" office:value="277.48599999999999" table:style-name="ce1">
            <text:p>277.486</text:p>
          </table:table-cell>
          <table:table-cell office:value-type="float" office:value="277.25799999999998" table:style-name="ce1">
            <text:p>277.258</text:p>
          </table:table-cell>
          <table:table-cell office:value-type="float" office:value="277.113" table:style-name="ce1">
            <text:p>277.113</text:p>
          </table:table-cell>
          <table:table-cell office:value-type="float" office:value="277.26100000000002" table:style-name="ce1">
            <text:p>277.261</text:p>
          </table:table-cell>
          <table:table-cell office:value-type="float" office:value="277.39100000000002" table:style-name="ce1">
            <text:p>277.391</text:p>
          </table:table-cell>
          <table:table-cell office:value-type="float" office:value="277.22800000000001" table:style-name="ce1">
            <text:p>277.228</text:p>
          </table:table-cell>
          <table:table-cell office:value-type="float" office:value="277.44499999999999" table:style-name="ce1">
            <text:p>277.445</text:p>
          </table:table-cell>
          <table:table-cell office:value-type="float" office:value="276.846" table:style-name="ce1">
            <text:p>276.846</text:p>
          </table:table-cell>
          <table:table-cell office:value-type="float" office:value="277.27600000000001" table:style-name="ce1">
            <text:p>277.276</text:p>
          </table:table-cell>
          <table:table-cell office:value-type="float" office:value="277.58699999999999" table:style-name="ce1">
            <text:p>277.587</text:p>
          </table:table-cell>
          <table:table-cell table:style-name="ce1"/>
          <table:table-cell office:value-type="float" office:value="277.35603448275856" table:formula="of:=AVERAGE([.C10:.AE10])" table:style-name="ce1">
            <text:p>277.356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0 thread(s)</text:p>
          </table:table-cell>
          <table:table-cell office:value-type="float" office:value="277.38900000000001" table:style-name="ce1">
            <text:p>277.389</text:p>
          </table:table-cell>
          <table:table-cell office:value-type="float" office:value="277.10500000000002" table:style-name="ce1">
            <text:p>277.105</text:p>
          </table:table-cell>
          <table:table-cell office:value-type="float" office:value="276.70100000000002" table:style-name="ce1">
            <text:p>276.701</text:p>
          </table:table-cell>
          <table:table-cell office:value-type="float" office:value="277.66899999999998" table:style-name="ce1">
            <text:p>277.669</text:p>
          </table:table-cell>
          <table:table-cell office:value-type="float" office:value="276.25" table:style-name="ce1">
            <text:p>276.25</text:p>
          </table:table-cell>
          <table:table-cell office:value-type="float" office:value="277.93" table:style-name="ce1">
            <text:p>277.93</text:p>
          </table:table-cell>
          <table:table-cell office:value-type="float" office:value="276.541" table:style-name="ce1">
            <text:p>276.541</text:p>
          </table:table-cell>
          <table:table-cell office:value-type="float" office:value="276.94799999999998" table:style-name="ce1">
            <text:p>276.948</text:p>
          </table:table-cell>
          <table:table-cell office:value-type="float" office:value="276.41199999999998" table:style-name="ce1">
            <text:p>276.412</text:p>
          </table:table-cell>
          <table:table-cell office:value-type="float" office:value="276.76400000000001" table:style-name="ce1">
            <text:p>276.764</text:p>
          </table:table-cell>
          <table:table-cell office:value-type="float" office:value="276.98899999999998" table:style-name="ce1">
            <text:p>276.989</text:p>
          </table:table-cell>
          <table:table-cell office:value-type="float" office:value="277.28399999999999" table:style-name="ce1">
            <text:p>277.284</text:p>
          </table:table-cell>
          <table:table-cell office:value-type="float" office:value="276.72500000000002" table:style-name="ce1">
            <text:p>276.725</text:p>
          </table:table-cell>
          <table:table-cell office:value-type="float" office:value="276.60700000000003" table:style-name="ce1">
            <text:p>276.607</text:p>
          </table:table-cell>
          <table:table-cell office:value-type="float" office:value="276.58199999999999" table:style-name="ce1">
            <text:p>276.582</text:p>
          </table:table-cell>
          <table:table-cell office:value-type="float" office:value="278.91300000000001" table:style-name="ce1">
            <text:p>278.913</text:p>
          </table:table-cell>
          <table:table-cell office:value-type="float" office:value="276.363" table:style-name="ce1">
            <text:p>276.363</text:p>
          </table:table-cell>
          <table:table-cell office:value-type="float" office:value="276.613" table:style-name="ce1">
            <text:p>276.613</text:p>
          </table:table-cell>
          <table:table-cell office:value-type="float" office:value="276.86700000000002" table:style-name="ce1">
            <text:p>276.867</text:p>
          </table:table-cell>
          <table:table-cell office:value-type="float" office:value="276.46600000000001" table:style-name="ce1">
            <text:p>276.466</text:p>
          </table:table-cell>
          <table:table-cell office:value-type="float" office:value="276.52" table:style-name="ce1">
            <text:p>276.52</text:p>
          </table:table-cell>
          <table:table-cell office:value-type="float" office:value="276.66500000000002" table:style-name="ce1">
            <text:p>276.665</text:p>
          </table:table-cell>
          <table:table-cell office:value-type="float" office:value="276.666" table:style-name="ce1">
            <text:p>276.666</text:p>
          </table:table-cell>
          <table:table-cell office:value-type="float" office:value="276.56799999999998" table:style-name="ce1">
            <text:p>276.568</text:p>
          </table:table-cell>
          <table:table-cell office:value-type="float" office:value="277.29000000000002" table:style-name="ce1">
            <text:p>277.29</text:p>
          </table:table-cell>
          <table:table-cell office:value-type="float" office:value="276.35599999999999" table:style-name="ce1">
            <text:p>276.356</text:p>
          </table:table-cell>
          <table:table-cell office:value-type="float" office:value="276.69900000000001" table:style-name="ce1">
            <text:p>276.699</text:p>
          </table:table-cell>
          <table:table-cell office:value-type="float" office:value="279.048" table:style-name="ce1">
            <text:p>279.048</text:p>
          </table:table-cell>
          <table:table-cell office:value-type="float" office:value="276.697" table:style-name="ce1">
            <text:p>276.697</text:p>
          </table:table-cell>
          <table:table-cell office:value-type="float" office:value="276.48" table:style-name="ce1">
            <text:p>276.48</text:p>
          </table:table-cell>
          <table:table-cell table:style-name="ce1"/>
          <table:table-cell office:value-type="float" office:value="276.92131034482759" table:formula="of:=AVERAGE([.C11:.AE11])" table:style-name="ce1">
            <text:p>276.921310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1 thread(s)</text:p>
          </table:table-cell>
          <table:table-cell office:value-type="float" office:value="277.38299999999998" table:style-name="ce1">
            <text:p>277.383</text:p>
          </table:table-cell>
          <table:table-cell office:value-type="float" office:value="276.79300000000001" table:style-name="ce1">
            <text:p>276.793</text:p>
          </table:table-cell>
          <table:table-cell office:value-type="float" office:value="276.97000000000003" table:style-name="ce1">
            <text:p>276.97</text:p>
          </table:table-cell>
          <table:table-cell office:value-type="float" office:value="276.322" table:style-name="ce1">
            <text:p>276.322</text:p>
          </table:table-cell>
          <table:table-cell office:value-type="float" office:value="276.62900000000002" table:style-name="ce1">
            <text:p>276.629</text:p>
          </table:table-cell>
          <table:table-cell office:value-type="float" office:value="277.73700000000002" table:style-name="ce1">
            <text:p>277.737</text:p>
          </table:table-cell>
          <table:table-cell office:value-type="float" office:value="276.55399999999997" table:style-name="ce1">
            <text:p>276.554</text:p>
          </table:table-cell>
          <table:table-cell office:value-type="float" office:value="277.22699999999998" table:style-name="ce1">
            <text:p>277.227</text:p>
          </table:table-cell>
          <table:table-cell office:value-type="float" office:value="277.09899999999999" table:style-name="ce1">
            <text:p>277.099</text:p>
          </table:table-cell>
          <table:table-cell office:value-type="float" office:value="276.96600000000001" table:style-name="ce1">
            <text:p>276.966</text:p>
          </table:table-cell>
          <table:table-cell office:value-type="float" office:value="276.66699999999997" table:style-name="ce1">
            <text:p>276.667</text:p>
          </table:table-cell>
          <table:table-cell office:value-type="float" office:value="278.19200000000001" table:style-name="ce1">
            <text:p>278.192</text:p>
          </table:table-cell>
          <table:table-cell office:value-type="float" office:value="277.03100000000001" table:style-name="ce1">
            <text:p>277.031</text:p>
          </table:table-cell>
          <table:table-cell office:value-type="float" office:value="276.41899999999998" table:style-name="ce1">
            <text:p>276.419</text:p>
          </table:table-cell>
          <table:table-cell office:value-type="float" office:value="276.68099999999998" table:style-name="ce1">
            <text:p>276.681</text:p>
          </table:table-cell>
          <table:table-cell office:value-type="float" office:value="277.41899999999998" table:style-name="ce1">
            <text:p>277.419</text:p>
          </table:table-cell>
          <table:table-cell office:value-type="float" office:value="278.08499999999998" table:style-name="ce1">
            <text:p>278.085</text:p>
          </table:table-cell>
          <table:table-cell office:value-type="float" office:value="277.05399999999997" table:style-name="ce1">
            <text:p>277.054</text:p>
          </table:table-cell>
          <table:table-cell office:value-type="float" office:value="277.08999999999997" table:style-name="ce1">
            <text:p>277.09</text:p>
          </table:table-cell>
          <table:table-cell office:value-type="float" office:value="277.49" table:style-name="ce1">
            <text:p>277.49</text:p>
          </table:table-cell>
          <table:table-cell office:value-type="float" office:value="276.779" table:style-name="ce1">
            <text:p>276.779</text:p>
          </table:table-cell>
          <table:table-cell office:value-type="float" office:value="277.03300000000002" table:style-name="ce1">
            <text:p>277.033</text:p>
          </table:table-cell>
          <table:table-cell office:value-type="float" office:value="277.17899999999997" table:style-name="ce1">
            <text:p>277.179</text:p>
          </table:table-cell>
          <table:table-cell office:value-type="float" office:value="276.11099999999999" table:style-name="ce1">
            <text:p>276.111</text:p>
          </table:table-cell>
          <table:table-cell office:value-type="float" office:value="277.27800000000002" table:style-name="ce1">
            <text:p>277.278</text:p>
          </table:table-cell>
          <table:table-cell office:value-type="float" office:value="277.33100000000002" table:style-name="ce1">
            <text:p>277.331</text:p>
          </table:table-cell>
          <table:table-cell office:value-type="float" office:value="276.94900000000001" table:style-name="ce1">
            <text:p>276.949</text:p>
          </table:table-cell>
          <table:table-cell office:value-type="float" office:value="277.22699999999998" table:style-name="ce1">
            <text:p>277.227</text:p>
          </table:table-cell>
          <table:table-cell office:value-type="float" office:value="276.89400000000001" table:style-name="ce1">
            <text:p>276.894</text:p>
          </table:table-cell>
          <table:table-cell office:value-type="float" office:value="276.67599999999999" table:style-name="ce1">
            <text:p>276.676</text:p>
          </table:table-cell>
          <table:table-cell table:style-name="ce1"/>
          <table:table-cell office:value-type="float" office:value="277.03041379310349" table:formula="of:=AVERAGE([.C12:.AE12])" table:style-name="ce1">
            <text:p>277.030413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2 thread(s)</text:p>
          </table:table-cell>
          <table:table-cell office:value-type="float" office:value="278.50400000000002" table:style-name="ce1">
            <text:p>278.504</text:p>
          </table:table-cell>
          <table:table-cell office:value-type="float" office:value="277.70499999999998" table:style-name="ce1">
            <text:p>277.705</text:p>
          </table:table-cell>
          <table:table-cell office:value-type="float" office:value="276.35399999999998" table:style-name="ce1">
            <text:p>276.354</text:p>
          </table:table-cell>
          <table:table-cell office:value-type="float" office:value="277.14499999999998" table:style-name="ce1">
            <text:p>277.145</text:p>
          </table:table-cell>
          <table:table-cell office:value-type="float" office:value="276.01900000000001" table:style-name="ce1">
            <text:p>276.019</text:p>
          </table:table-cell>
          <table:table-cell office:value-type="float" office:value="276.85500000000002" table:style-name="ce1">
            <text:p>276.855</text:p>
          </table:table-cell>
          <table:table-cell office:value-type="float" office:value="276.072" table:style-name="ce1">
            <text:p>276.072</text:p>
          </table:table-cell>
          <table:table-cell office:value-type="float" office:value="276.13" table:style-name="ce1">
            <text:p>276.13</text:p>
          </table:table-cell>
          <table:table-cell office:value-type="float" office:value="276.12200000000001" table:style-name="ce1">
            <text:p>276.122</text:p>
          </table:table-cell>
          <table:table-cell office:value-type="float" office:value="276.66300000000001" table:style-name="ce1">
            <text:p>276.663</text:p>
          </table:table-cell>
          <table:table-cell office:value-type="float" office:value="276.02100000000002" table:style-name="ce1">
            <text:p>276.021</text:p>
          </table:table-cell>
          <table:table-cell office:value-type="float" office:value="277.75200000000001" table:style-name="ce1">
            <text:p>277.752</text:p>
          </table:table-cell>
          <table:table-cell office:value-type="float" office:value="276.14400000000001" table:style-name="ce1">
            <text:p>276.144</text:p>
          </table:table-cell>
          <table:table-cell office:value-type="float" office:value="277.21100000000001" table:style-name="ce1">
            <text:p>277.211</text:p>
          </table:table-cell>
          <table:table-cell office:value-type="float" office:value="276.89" table:style-name="ce1">
            <text:p>276.89</text:p>
          </table:table-cell>
          <table:table-cell office:value-type="float" office:value="277.93900000000002" table:style-name="ce1">
            <text:p>277.939</text:p>
          </table:table-cell>
          <table:table-cell office:value-type="float" office:value="276.505" table:style-name="ce1">
            <text:p>276.505</text:p>
          </table:table-cell>
          <table:table-cell office:value-type="float" office:value="276.22300000000001" table:style-name="ce1">
            <text:p>276.223</text:p>
          </table:table-cell>
          <table:table-cell office:value-type="float" office:value="276.78199999999998" table:style-name="ce1">
            <text:p>276.782</text:p>
          </table:table-cell>
          <table:table-cell office:value-type="float" office:value="275.613" table:style-name="ce1">
            <text:p>275.613</text:p>
          </table:table-cell>
          <table:table-cell office:value-type="float" office:value="276.05599999999998" table:style-name="ce1">
            <text:p>276.056</text:p>
          </table:table-cell>
          <table:table-cell office:value-type="float" office:value="276.60300000000001" table:style-name="ce1">
            <text:p>276.603</text:p>
          </table:table-cell>
          <table:table-cell office:value-type="float" office:value="276.14" table:style-name="ce1">
            <text:p>276.14</text:p>
          </table:table-cell>
          <table:table-cell office:value-type="float" office:value="276.30799999999999" table:style-name="ce1">
            <text:p>276.308</text:p>
          </table:table-cell>
          <table:table-cell office:value-type="float" office:value="275.99900000000002" table:style-name="ce1">
            <text:p>275.999</text:p>
          </table:table-cell>
          <table:table-cell office:value-type="float" office:value="277.74400000000003" table:style-name="ce1">
            <text:p>277.744</text:p>
          </table:table-cell>
          <table:table-cell office:value-type="float" office:value="276.16199999999998" table:style-name="ce1">
            <text:p>276.162</text:p>
          </table:table-cell>
          <table:table-cell office:value-type="float" office:value="275.512" table:style-name="ce1">
            <text:p>275.512</text:p>
          </table:table-cell>
          <table:table-cell office:value-type="float" office:value="275.93599999999998" table:style-name="ce1">
            <text:p>275.936</text:p>
          </table:table-cell>
          <table:table-cell office:value-type="float" office:value="276.286" table:style-name="ce1">
            <text:p>276.286</text:p>
          </table:table-cell>
          <table:table-cell table:style-name="ce1"/>
          <table:table-cell office:value-type="float" office:value="276.51348275862068" table:formula="of:=AVERAGE([.C13:.AE13])" table:style-name="ce1">
            <text:p>276.5134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3 thread(s)</text:p>
          </table:table-cell>
          <table:table-cell office:value-type="float" office:value="276.31099999999998" table:style-name="ce1">
            <text:p>276.311</text:p>
          </table:table-cell>
          <table:table-cell office:value-type="float" office:value="275.904" table:style-name="ce1">
            <text:p>275.904</text:p>
          </table:table-cell>
          <table:table-cell office:value-type="float" office:value="276.29700000000003" table:style-name="ce1">
            <text:p>276.297</text:p>
          </table:table-cell>
          <table:table-cell office:value-type="float" office:value="278.30599999999998" table:style-name="ce1">
            <text:p>278.306</text:p>
          </table:table-cell>
          <table:table-cell office:value-type="float" office:value="276.37700000000001" table:style-name="ce1">
            <text:p>276.377</text:p>
          </table:table-cell>
          <table:table-cell office:value-type="float" office:value="277.13200000000001" table:style-name="ce1">
            <text:p>277.132</text:p>
          </table:table-cell>
          <table:table-cell office:value-type="float" office:value="278.01600000000002" table:style-name="ce1">
            <text:p>278.016</text:p>
          </table:table-cell>
          <table:table-cell office:value-type="float" office:value="276.64400000000001" table:style-name="ce1">
            <text:p>276.644</text:p>
          </table:table-cell>
          <table:table-cell office:value-type="float" office:value="278.25700000000001" table:style-name="ce1">
            <text:p>278.257</text:p>
          </table:table-cell>
          <table:table-cell office:value-type="float" office:value="278.37" table:style-name="ce1">
            <text:p>278.37</text:p>
          </table:table-cell>
          <table:table-cell office:value-type="float" office:value="275.55799999999999" table:style-name="ce1">
            <text:p>275.558</text:p>
          </table:table-cell>
          <table:table-cell office:value-type="float" office:value="275.59500000000003" table:style-name="ce1">
            <text:p>275.595</text:p>
          </table:table-cell>
          <table:table-cell office:value-type="float" office:value="275.54199999999997" table:style-name="ce1">
            <text:p>275.542</text:p>
          </table:table-cell>
          <table:table-cell office:value-type="float" office:value="278.55099999999999" table:style-name="ce1">
            <text:p>278.551</text:p>
          </table:table-cell>
          <table:table-cell office:value-type="float" office:value="275.39699999999999" table:style-name="ce1">
            <text:p>275.397</text:p>
          </table:table-cell>
          <table:table-cell office:value-type="float" office:value="275.399" table:style-name="ce1">
            <text:p>275.399</text:p>
          </table:table-cell>
          <table:table-cell office:value-type="float" office:value="276.31099999999998" table:style-name="ce1">
            <text:p>276.311</text:p>
          </table:table-cell>
          <table:table-cell office:value-type="float" office:value="277.04700000000003" table:style-name="ce1">
            <text:p>277.047</text:p>
          </table:table-cell>
          <table:table-cell office:value-type="float" office:value="275.63400000000001" table:style-name="ce1">
            <text:p>275.634</text:p>
          </table:table-cell>
          <table:table-cell office:value-type="float" office:value="275.995" table:style-name="ce1">
            <text:p>275.995</text:p>
          </table:table-cell>
          <table:table-cell office:value-type="float" office:value="277.85899999999998" table:style-name="ce1">
            <text:p>277.859</text:p>
          </table:table-cell>
          <table:table-cell office:value-type="float" office:value="278.38400000000001" table:style-name="ce1">
            <text:p>278.384</text:p>
          </table:table-cell>
          <table:table-cell office:value-type="float" office:value="277.21300000000002" table:style-name="ce1">
            <text:p>277.213</text:p>
          </table:table-cell>
          <table:table-cell office:value-type="float" office:value="277.30700000000002" table:style-name="ce1">
            <text:p>277.307</text:p>
          </table:table-cell>
          <table:table-cell office:value-type="float" office:value="278.32400000000001" table:style-name="ce1">
            <text:p>278.324</text:p>
          </table:table-cell>
          <table:table-cell office:value-type="float" office:value="278.07900000000001" table:style-name="ce1">
            <text:p>278.079</text:p>
          </table:table-cell>
          <table:table-cell office:value-type="float" office:value="275.68400000000003" table:style-name="ce1">
            <text:p>275.684</text:p>
          </table:table-cell>
          <table:table-cell office:value-type="float" office:value="277.50700000000001" table:style-name="ce1">
            <text:p>277.507</text:p>
          </table:table-cell>
          <table:table-cell office:value-type="float" office:value="278.91399999999999" table:style-name="ce1">
            <text:p>278.914</text:p>
          </table:table-cell>
          <table:table-cell office:value-type="float" office:value="277.10899999999998" table:style-name="ce1">
            <text:p>277.109</text:p>
          </table:table-cell>
          <table:table-cell table:style-name="ce1"/>
          <table:table-cell office:value-type="float" office:value="276.9900689655172" table:formula="of:=AVERAGE([.C14:.AE14])" table:style-name="ce1">
            <text:p>276.990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4 thread(s)</text:p>
          </table:table-cell>
          <table:table-cell office:value-type="float" office:value="275.57299999999998" table:style-name="ce1">
            <text:p>275.573</text:p>
          </table:table-cell>
          <table:table-cell office:value-type="float" office:value="275.16699999999997" table:style-name="ce1">
            <text:p>275.167</text:p>
          </table:table-cell>
          <table:table-cell office:value-type="float" office:value="277.87099999999998" table:style-name="ce1">
            <text:p>277.871</text:p>
          </table:table-cell>
          <table:table-cell office:value-type="float" office:value="276.88" table:style-name="ce1">
            <text:p>276.88</text:p>
          </table:table-cell>
          <table:table-cell office:value-type="float" office:value="277.42700000000002" table:style-name="ce1">
            <text:p>277.427</text:p>
          </table:table-cell>
          <table:table-cell office:value-type="float" office:value="276.137" table:style-name="ce1">
            <text:p>276.137</text:p>
          </table:table-cell>
          <table:table-cell office:value-type="float" office:value="276.209" table:style-name="ce1">
            <text:p>276.209</text:p>
          </table:table-cell>
          <table:table-cell office:value-type="float" office:value="276.96699999999998" table:style-name="ce1">
            <text:p>276.967</text:p>
          </table:table-cell>
          <table:table-cell office:value-type="float" office:value="276.471" table:style-name="ce1">
            <text:p>276.471</text:p>
          </table:table-cell>
          <table:table-cell office:value-type="float" office:value="278.87299999999999" table:style-name="ce1">
            <text:p>278.873</text:p>
          </table:table-cell>
          <table:table-cell office:value-type="float" office:value="274.952" table:style-name="ce1">
            <text:p>274.952</text:p>
          </table:table-cell>
          <table:table-cell office:value-type="float" office:value="276.99799999999999" table:style-name="ce1">
            <text:p>276.998</text:p>
          </table:table-cell>
          <table:table-cell office:value-type="float" office:value="276.90899999999999" table:style-name="ce1">
            <text:p>276.909</text:p>
          </table:table-cell>
          <table:table-cell office:value-type="float" office:value="277.63200000000001" table:style-name="ce1">
            <text:p>277.632</text:p>
          </table:table-cell>
          <table:table-cell office:value-type="float" office:value="276.78500000000003" table:style-name="ce1">
            <text:p>276.785</text:p>
          </table:table-cell>
          <table:table-cell office:value-type="float" office:value="279.85399999999998" table:style-name="ce1">
            <text:p>279.854</text:p>
          </table:table-cell>
          <table:table-cell office:value-type="float" office:value="276.69499999999999" table:style-name="ce1">
            <text:p>276.695</text:p>
          </table:table-cell>
          <table:table-cell office:value-type="float" office:value="274.96300000000002" table:style-name="ce1">
            <text:p>274.963</text:p>
          </table:table-cell>
          <table:table-cell office:value-type="float" office:value="276.58199999999999" table:style-name="ce1">
            <text:p>276.582</text:p>
          </table:table-cell>
          <table:table-cell office:value-type="float" office:value="274.80399999999997" table:style-name="ce1">
            <text:p>274.804</text:p>
          </table:table-cell>
          <table:table-cell office:value-type="float" office:value="279.01799999999997" table:style-name="ce1">
            <text:p>279.018</text:p>
          </table:table-cell>
          <table:table-cell office:value-type="float" office:value="276.11399999999998" table:style-name="ce1">
            <text:p>276.114</text:p>
          </table:table-cell>
          <table:table-cell office:value-type="float" office:value="275.39100000000002" table:style-name="ce1">
            <text:p>275.391</text:p>
          </table:table-cell>
          <table:table-cell office:value-type="float" office:value="275.52" table:style-name="ce1">
            <text:p>275.52</text:p>
          </table:table-cell>
          <table:table-cell office:value-type="float" office:value="276.15600000000001" table:style-name="ce1">
            <text:p>276.156</text:p>
          </table:table-cell>
          <table:table-cell office:value-type="float" office:value="277.06900000000002" table:style-name="ce1">
            <text:p>277.069</text:p>
          </table:table-cell>
          <table:table-cell office:value-type="float" office:value="276.27999999999997" table:style-name="ce1">
            <text:p>276.28</text:p>
          </table:table-cell>
          <table:table-cell office:value-type="float" office:value="276.471" table:style-name="ce1">
            <text:p>276.471</text:p>
          </table:table-cell>
          <table:table-cell office:value-type="float" office:value="276.31299999999999" table:style-name="ce1">
            <text:p>276.313</text:p>
          </table:table-cell>
          <table:table-cell office:value-type="float" office:value="274.911" table:style-name="ce1">
            <text:p>274.911</text:p>
          </table:table-cell>
          <table:table-cell table:style-name="ce1"/>
          <table:table-cell office:value-type="float" office:value="276.60065517241378" table:formula="of:=AVERAGE([.C15:.AE15])" table:style-name="ce1">
            <text:p>276.600655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5 thread(s)</text:p>
          </table:table-cell>
          <table:table-cell office:value-type="float" office:value="275.59899999999999" table:style-name="ce1">
            <text:p>275.599</text:p>
          </table:table-cell>
          <table:table-cell office:value-type="float" office:value="274.935" table:style-name="ce1">
            <text:p>274.935</text:p>
          </table:table-cell>
          <table:table-cell office:value-type="float" office:value="276.84800000000001" table:style-name="ce1">
            <text:p>276.848</text:p>
          </table:table-cell>
          <table:table-cell office:value-type="float" office:value="274.97300000000001" table:style-name="ce1">
            <text:p>274.973</text:p>
          </table:table-cell>
          <table:table-cell office:value-type="float" office:value="276.19499999999999" table:style-name="ce1">
            <text:p>276.195</text:p>
          </table:table-cell>
          <table:table-cell office:value-type="float" office:value="277.74400000000003" table:style-name="ce1">
            <text:p>277.744</text:p>
          </table:table-cell>
          <table:table-cell office:value-type="float" office:value="275.96800000000002" table:style-name="ce1">
            <text:p>275.968</text:p>
          </table:table-cell>
          <table:table-cell office:value-type="float" office:value="274.91000000000003" table:style-name="ce1">
            <text:p>274.91</text:p>
          </table:table-cell>
          <table:table-cell office:value-type="float" office:value="274.625" table:style-name="ce1">
            <text:p>274.625</text:p>
          </table:table-cell>
          <table:table-cell office:value-type="float" office:value="275.61" table:style-name="ce1">
            <text:p>275.61</text:p>
          </table:table-cell>
          <table:table-cell office:value-type="float" office:value="274.81599999999997" table:style-name="ce1">
            <text:p>274.816</text:p>
          </table:table-cell>
          <table:table-cell office:value-type="float" office:value="276.25700000000001" table:style-name="ce1">
            <text:p>276.257</text:p>
          </table:table-cell>
          <table:table-cell office:value-type="float" office:value="275.34899999999999" table:style-name="ce1">
            <text:p>275.349</text:p>
          </table:table-cell>
          <table:table-cell office:value-type="float" office:value="274.96199999999999" table:style-name="ce1">
            <text:p>274.962</text:p>
          </table:table-cell>
          <table:table-cell office:value-type="float" office:value="274.59300000000002" table:style-name="ce1">
            <text:p>274.593</text:p>
          </table:table-cell>
          <table:table-cell office:value-type="float" office:value="276.81200000000001" table:style-name="ce1">
            <text:p>276.812</text:p>
          </table:table-cell>
          <table:table-cell office:value-type="float" office:value="275.42399999999998" table:style-name="ce1">
            <text:p>275.424</text:p>
          </table:table-cell>
          <table:table-cell office:value-type="float" office:value="276.56799999999998" table:style-name="ce1">
            <text:p>276.568</text:p>
          </table:table-cell>
          <table:table-cell office:value-type="float" office:value="275.762" table:style-name="ce1">
            <text:p>275.762</text:p>
          </table:table-cell>
          <table:table-cell office:value-type="float" office:value="277.065" table:style-name="ce1">
            <text:p>277.065</text:p>
          </table:table-cell>
          <table:table-cell office:value-type="float" office:value="275.17399999999998" table:style-name="ce1">
            <text:p>275.174</text:p>
          </table:table-cell>
          <table:table-cell office:value-type="float" office:value="277.84500000000003" table:style-name="ce1">
            <text:p>277.845</text:p>
          </table:table-cell>
          <table:table-cell office:value-type="float" office:value="276.31599999999997" table:style-name="ce1">
            <text:p>276.316</text:p>
          </table:table-cell>
          <table:table-cell office:value-type="float" office:value="274.71600000000001" table:style-name="ce1">
            <text:p>274.716</text:p>
          </table:table-cell>
          <table:table-cell office:value-type="float" office:value="276.97399999999999" table:style-name="ce1">
            <text:p>276.974</text:p>
          </table:table-cell>
          <table:table-cell office:value-type="float" office:value="278.54500000000002" table:style-name="ce1">
            <text:p>278.545</text:p>
          </table:table-cell>
          <table:table-cell office:value-type="float" office:value="276.27600000000001" table:style-name="ce1">
            <text:p>276.276</text:p>
          </table:table-cell>
          <table:table-cell office:value-type="float" office:value="276.77199999999999" table:style-name="ce1">
            <text:p>276.772</text:p>
          </table:table-cell>
          <table:table-cell office:value-type="float" office:value="275.32499999999999" table:style-name="ce1">
            <text:p>275.325</text:p>
          </table:table-cell>
          <table:table-cell office:value-type="float" office:value="276.09800000000001" table:style-name="ce1">
            <text:p>276.098</text:p>
          </table:table-cell>
          <table:table-cell table:style-name="ce1"/>
          <table:table-cell office:value-type="float" office:value="275.98127586206897" table:formula="of:=AVERAGE([.C16:.AE16])" table:style-name="ce1">
            <text:p>275.9812759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2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>1 thread(s)</text:p>
          </table:table-cell>
          <table:table-cell office:value-type="float" office:value="311.37599999999998" table:style-name="ce1">
            <text:p>311.376</text:p>
          </table:table-cell>
          <table:table-cell office:value-type="float" office:value="305.07400000000001" table:style-name="ce1">
            <text:p>305.074</text:p>
          </table:table-cell>
          <table:table-cell office:value-type="float" office:value="304.786" table:style-name="ce1">
            <text:p>304.786</text:p>
          </table:table-cell>
          <table:table-cell office:value-type="float" office:value="304.75299999999999" table:style-name="ce1">
            <text:p>304.753</text:p>
          </table:table-cell>
          <table:table-cell office:value-type="float" office:value="305.01499999999999" table:style-name="ce1">
            <text:p>305.015</text:p>
          </table:table-cell>
          <table:table-cell office:value-type="float" office:value="305.24700000000001" table:style-name="ce1">
            <text:p>305.247</text:p>
          </table:table-cell>
          <table:table-cell office:value-type="float" office:value="305.09899999999999" table:style-name="ce1">
            <text:p>305.099</text:p>
          </table:table-cell>
          <table:table-cell office:value-type="float" office:value="304.92" table:style-name="ce1">
            <text:p>304.92</text:p>
          </table:table-cell>
          <table:table-cell office:value-type="float" office:value="305.26799999999997" table:style-name="ce1">
            <text:p>305.268</text:p>
          </table:table-cell>
          <table:table-cell office:value-type="float" office:value="305.31200000000001" table:style-name="ce1">
            <text:p>305.312</text:p>
          </table:table-cell>
          <table:table-cell office:value-type="float" office:value="304.54399999999998" table:style-name="ce1">
            <text:p>304.544</text:p>
          </table:table-cell>
          <table:table-cell office:value-type="float" office:value="304.846" table:style-name="ce1">
            <text:p>304.846</text:p>
          </table:table-cell>
          <table:table-cell office:value-type="float" office:value="305.13499999999999" table:style-name="ce1">
            <text:p>305.135</text:p>
          </table:table-cell>
          <table:table-cell office:value-type="float" office:value="304.952" table:style-name="ce1">
            <text:p>304.952</text:p>
          </table:table-cell>
          <table:table-cell office:value-type="float" office:value="305.22899999999998" table:style-name="ce1">
            <text:p>305.229</text:p>
          </table:table-cell>
          <table:table-cell office:value-type="float" office:value="305.02699999999999" table:style-name="ce1">
            <text:p>305.027</text:p>
          </table:table-cell>
          <table:table-cell office:value-type="float" office:value="304.673" table:style-name="ce1">
            <text:p>304.673</text:p>
          </table:table-cell>
          <table:table-cell office:value-type="float" office:value="304.928" table:style-name="ce1">
            <text:p>304.928</text:p>
          </table:table-cell>
          <table:table-cell office:value-type="float" office:value="305.55700000000002" table:style-name="ce1">
            <text:p>305.557</text:p>
          </table:table-cell>
          <table:table-cell office:value-type="float" office:value="305.05799999999999" table:style-name="ce1">
            <text:p>305.058</text:p>
          </table:table-cell>
          <table:table-cell office:value-type="float" office:value="304.79300000000001" table:style-name="ce1">
            <text:p>304.793</text:p>
          </table:table-cell>
          <table:table-cell office:value-type="float" office:value="304.577" table:style-name="ce1">
            <text:p>304.577</text:p>
          </table:table-cell>
          <table:table-cell office:value-type="float" office:value="304.70299999999997" table:style-name="ce1">
            <text:p>304.703</text:p>
          </table:table-cell>
          <table:table-cell office:value-type="float" office:value="304.68700000000001" table:style-name="ce1">
            <text:p>304.687</text:p>
          </table:table-cell>
          <table:table-cell office:value-type="float" office:value="305.14800000000002" table:style-name="ce1">
            <text:p>305.148</text:p>
          </table:table-cell>
          <table:table-cell office:value-type="float" office:value="304.74599999999998" table:style-name="ce1">
            <text:p>304.746</text:p>
          </table:table-cell>
          <table:table-cell office:value-type="float" office:value="304.69400000000002" table:style-name="ce1">
            <text:p>304.694</text:p>
          </table:table-cell>
          <table:table-cell office:value-type="float" office:value="307.62400000000002" table:style-name="ce1">
            <text:p>307.624</text:p>
          </table:table-cell>
          <table:table-cell office:value-type="float" office:value="305.18599999999998" table:style-name="ce1">
            <text:p>305.186</text:p>
          </table:table-cell>
          <table:table-cell office:value-type="float" office:value="304.673" table:style-name="ce1">
            <text:p>304.673</text:p>
          </table:table-cell>
          <table:table-cell table:style-name="ce1"/>
          <table:table-cell office:value-type="float" office:value="305.04324137931036" table:formula="of:=AVERAGE([.C2:.AE2])" table:style-name="ce1">
            <text:p>305.043241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2 thread(s)</text:p>
          </table:table-cell>
          <table:table-cell office:value-type="float" office:value="300.74400000000003" table:style-name="ce1">
            <text:p>300.744</text:p>
          </table:table-cell>
          <table:table-cell office:value-type="float" office:value="298.411" table:style-name="ce1">
            <text:p>298.411</text:p>
          </table:table-cell>
          <table:table-cell office:value-type="float" office:value="296.82499999999999" table:style-name="ce1">
            <text:p>296.825</text:p>
          </table:table-cell>
          <table:table-cell office:value-type="float" office:value="298.03699999999998" table:style-name="ce1">
            <text:p>298.037</text:p>
          </table:table-cell>
          <table:table-cell office:value-type="float" office:value="294.99799999999999" table:style-name="ce1">
            <text:p>294.998</text:p>
          </table:table-cell>
          <table:table-cell office:value-type="float" office:value="296.79300000000001" table:style-name="ce1">
            <text:p>296.793</text:p>
          </table:table-cell>
          <table:table-cell office:value-type="float" office:value="298.06799999999998" table:style-name="ce1">
            <text:p>298.068</text:p>
          </table:table-cell>
          <table:table-cell office:value-type="float" office:value="297.93400000000003" table:style-name="ce1">
            <text:p>297.934</text:p>
          </table:table-cell>
          <table:table-cell office:value-type="float" office:value="296.654" table:style-name="ce1">
            <text:p>296.654</text:p>
          </table:table-cell>
          <table:table-cell office:value-type="float" office:value="296.82799999999997" table:style-name="ce1">
            <text:p>296.828</text:p>
          </table:table-cell>
          <table:table-cell office:value-type="float" office:value="296.86200000000002" table:style-name="ce1">
            <text:p>296.862</text:p>
          </table:table-cell>
          <table:table-cell office:value-type="float" office:value="296.48599999999999" table:style-name="ce1">
            <text:p>296.486</text:p>
          </table:table-cell>
          <table:table-cell office:value-type="float" office:value="297.98" table:style-name="ce1">
            <text:p>297.98</text:p>
          </table:table-cell>
          <table:table-cell office:value-type="float" office:value="296.78800000000001" table:style-name="ce1">
            <text:p>296.788</text:p>
          </table:table-cell>
          <table:table-cell office:value-type="float" office:value="297.82100000000003" table:style-name="ce1">
            <text:p>297.821</text:p>
          </table:table-cell>
          <table:table-cell office:value-type="float" office:value="297.09199999999998" table:style-name="ce1">
            <text:p>297.092</text:p>
          </table:table-cell>
          <table:table-cell office:value-type="float" office:value="297.97199999999998" table:style-name="ce1">
            <text:p>297.972</text:p>
          </table:table-cell>
          <table:table-cell office:value-type="float" office:value="295.06900000000002" table:style-name="ce1">
            <text:p>295.069</text:p>
          </table:table-cell>
          <table:table-cell office:value-type="float" office:value="297.73599999999999" table:style-name="ce1">
            <text:p>297.736</text:p>
          </table:table-cell>
          <table:table-cell office:value-type="float" office:value="296.88799999999998" table:style-name="ce1">
            <text:p>296.888</text:p>
          </table:table-cell>
          <table:table-cell office:value-type="float" office:value="296.73200000000003" table:style-name="ce1">
            <text:p>296.732</text:p>
          </table:table-cell>
          <table:table-cell office:value-type="float" office:value="296.608" table:style-name="ce1">
            <text:p>296.608</text:p>
          </table:table-cell>
          <table:table-cell office:value-type="float" office:value="298.03699999999998" table:style-name="ce1">
            <text:p>298.037</text:p>
          </table:table-cell>
          <table:table-cell office:value-type="float" office:value="296.87599999999998" table:style-name="ce1">
            <text:p>296.876</text:p>
          </table:table-cell>
          <table:table-cell office:value-type="float" office:value="298.43200000000002" table:style-name="ce1">
            <text:p>298.432</text:p>
          </table:table-cell>
          <table:table-cell office:value-type="float" office:value="296.08699999999999" table:style-name="ce1">
            <text:p>296.087</text:p>
          </table:table-cell>
          <table:table-cell office:value-type="float" office:value="296.209" table:style-name="ce1">
            <text:p>296.209</text:p>
          </table:table-cell>
          <table:table-cell office:value-type="float" office:value="297.95699999999999" table:style-name="ce1">
            <text:p>297.957</text:p>
          </table:table-cell>
          <table:table-cell office:value-type="float" office:value="296.26299999999998" table:style-name="ce1">
            <text:p>296.263</text:p>
          </table:table-cell>
          <table:table-cell office:value-type="float" office:value="296.03399999999999" table:style-name="ce1">
            <text:p>296.034</text:p>
          </table:table-cell>
          <table:table-cell table:style-name="ce1"/>
          <table:table-cell office:value-type="float" office:value="297.05093103448274" table:formula="of:=AVERAGE([.C3:.AE3])" table:style-name="ce1">
            <text:p>297.050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3 thread(s)</text:p>
          </table:table-cell>
          <table:table-cell office:value-type="float" office:value="282.30099999999999" table:style-name="ce1">
            <text:p>282.301</text:p>
          </table:table-cell>
          <table:table-cell office:value-type="float" office:value="280.19299999999998" table:style-name="ce1">
            <text:p>280.193</text:p>
          </table:table-cell>
          <table:table-cell office:value-type="float" office:value="281.36099999999999" table:style-name="ce1">
            <text:p>281.361</text:p>
          </table:table-cell>
          <table:table-cell office:value-type="float" office:value="280.89699999999999" table:style-name="ce1">
            <text:p>280.897</text:p>
          </table:table-cell>
          <table:table-cell office:value-type="float" office:value="281.15300000000002" table:style-name="ce1">
            <text:p>281.153</text:p>
          </table:table-cell>
          <table:table-cell office:value-type="float" office:value="281.40199999999999" table:style-name="ce1">
            <text:p>281.402</text:p>
          </table:table-cell>
          <table:table-cell office:value-type="float" office:value="281.71800000000002" table:style-name="ce1">
            <text:p>281.718</text:p>
          </table:table-cell>
          <table:table-cell office:value-type="float" office:value="280.988" table:style-name="ce1">
            <text:p>280.988</text:p>
          </table:table-cell>
          <table:table-cell office:value-type="float" office:value="281.36799999999999" table:style-name="ce1">
            <text:p>281.368</text:p>
          </table:table-cell>
          <table:table-cell office:value-type="float" office:value="280.53800000000001" table:style-name="ce1">
            <text:p>280.538</text:p>
          </table:table-cell>
          <table:table-cell office:value-type="float" office:value="280.96899999999999" table:style-name="ce1">
            <text:p>280.969</text:p>
          </table:table-cell>
          <table:table-cell office:value-type="float" office:value="281.07400000000001" table:style-name="ce1">
            <text:p>281.074</text:p>
          </table:table-cell>
          <table:table-cell office:value-type="float" office:value="281.54199999999997" table:style-name="ce1">
            <text:p>281.542</text:p>
          </table:table-cell>
          <table:table-cell office:value-type="float" office:value="281.726" table:style-name="ce1">
            <text:p>281.726</text:p>
          </table:table-cell>
          <table:table-cell office:value-type="float" office:value="282" table:style-name="ce1">
            <text:p>282</text:p>
          </table:table-cell>
          <table:table-cell office:value-type="float" office:value="280.995" table:style-name="ce1">
            <text:p>280.995</text:p>
          </table:table-cell>
          <table:table-cell office:value-type="float" office:value="281.262" table:style-name="ce1">
            <text:p>281.262</text:p>
          </table:table-cell>
          <table:table-cell office:value-type="float" office:value="281.04000000000002" table:style-name="ce1">
            <text:p>281.04</text:p>
          </table:table-cell>
          <table:table-cell office:value-type="float" office:value="281.47199999999998" table:style-name="ce1">
            <text:p>281.472</text:p>
          </table:table-cell>
          <table:table-cell office:value-type="float" office:value="281.05599999999998" table:style-name="ce1">
            <text:p>281.056</text:p>
          </table:table-cell>
          <table:table-cell office:value-type="float" office:value="280.67899999999997" table:style-name="ce1">
            <text:p>280.679</text:p>
          </table:table-cell>
          <table:table-cell office:value-type="float" office:value="280.63200000000001" table:style-name="ce1">
            <text:p>280.632</text:p>
          </table:table-cell>
          <table:table-cell office:value-type="float" office:value="280.94099999999997" table:style-name="ce1">
            <text:p>280.941</text:p>
          </table:table-cell>
          <table:table-cell office:value-type="float" office:value="281.54399999999998" table:style-name="ce1">
            <text:p>281.544</text:p>
          </table:table-cell>
          <table:table-cell office:value-type="float" office:value="280.988" table:style-name="ce1">
            <text:p>280.988</text:p>
          </table:table-cell>
          <table:table-cell office:value-type="float" office:value="281.82499999999999" table:style-name="ce1">
            <text:p>281.825</text:p>
          </table:table-cell>
          <table:table-cell office:value-type="float" office:value="281.81400000000002" table:style-name="ce1">
            <text:p>281.814</text:p>
          </table:table-cell>
          <table:table-cell office:value-type="float" office:value="281.767" table:style-name="ce1">
            <text:p>281.767</text:p>
          </table:table-cell>
          <table:table-cell office:value-type="float" office:value="282.02499999999998" table:style-name="ce1">
            <text:p>282.025</text:p>
          </table:table-cell>
          <table:table-cell office:value-type="float" office:value="280.64400000000001" table:style-name="ce1">
            <text:p>280.644</text:p>
          </table:table-cell>
          <table:table-cell table:style-name="ce1"/>
          <table:table-cell office:value-type="float" office:value="281.22803448275857" table:formula="of:=AVERAGE([.C4:.AE4])" table:style-name="ce1">
            <text:p>281.228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4 thread(s)</text:p>
          </table:table-cell>
          <table:table-cell office:value-type="float" office:value="279.68700000000001" table:style-name="ce1">
            <text:p>279.687</text:p>
          </table:table-cell>
          <table:table-cell office:value-type="float" office:value="279.32799999999997" table:style-name="ce1">
            <text:p>279.328</text:p>
          </table:table-cell>
          <table:table-cell office:value-type="float" office:value="278.84199999999998" table:style-name="ce1">
            <text:p>278.842</text:p>
          </table:table-cell>
          <table:table-cell office:value-type="float" office:value="280.32499999999999" table:style-name="ce1">
            <text:p>280.325</text:p>
          </table:table-cell>
          <table:table-cell office:value-type="float" office:value="279.798" table:style-name="ce1">
            <text:p>279.798</text:p>
          </table:table-cell>
          <table:table-cell office:value-type="float" office:value="279.19600000000003" table:style-name="ce1">
            <text:p>279.196</text:p>
          </table:table-cell>
          <table:table-cell office:value-type="float" office:value="280.363" table:style-name="ce1">
            <text:p>280.363</text:p>
          </table:table-cell>
          <table:table-cell office:value-type="float" office:value="280.24" table:style-name="ce1">
            <text:p>280.24</text:p>
          </table:table-cell>
          <table:table-cell office:value-type="float" office:value="279.02" table:style-name="ce1">
            <text:p>279.02</text:p>
          </table:table-cell>
          <table:table-cell office:value-type="float" office:value="280.08999999999997" table:style-name="ce1">
            <text:p>280.09</text:p>
          </table:table-cell>
          <table:table-cell office:value-type="float" office:value="279.03199999999998" table:style-name="ce1">
            <text:p>279.032</text:p>
          </table:table-cell>
          <table:table-cell office:value-type="float" office:value="278.983" table:style-name="ce1">
            <text:p>278.983</text:p>
          </table:table-cell>
          <table:table-cell office:value-type="float" office:value="278.36" table:style-name="ce1">
            <text:p>278.36</text:p>
          </table:table-cell>
          <table:table-cell office:value-type="float" office:value="279.07400000000001" table:style-name="ce1">
            <text:p>279.074</text:p>
          </table:table-cell>
          <table:table-cell office:value-type="float" office:value="279.77800000000002" table:style-name="ce1">
            <text:p>279.778</text:p>
          </table:table-cell>
          <table:table-cell office:value-type="float" office:value="279.65899999999999" table:style-name="ce1">
            <text:p>279.659</text:p>
          </table:table-cell>
          <table:table-cell office:value-type="float" office:value="280.209" table:style-name="ce1">
            <text:p>280.209</text:p>
          </table:table-cell>
          <table:table-cell office:value-type="float" office:value="279.81200000000001" table:style-name="ce1">
            <text:p>279.812</text:p>
          </table:table-cell>
          <table:table-cell office:value-type="float" office:value="280.39299999999997" table:style-name="ce1">
            <text:p>280.393</text:p>
          </table:table-cell>
          <table:table-cell office:value-type="float" office:value="278.339" table:style-name="ce1">
            <text:p>278.339</text:p>
          </table:table-cell>
          <table:table-cell office:value-type="float" office:value="280.13799999999998" table:style-name="ce1">
            <text:p>280.138</text:p>
          </table:table-cell>
          <table:table-cell office:value-type="float" office:value="280.42200000000003" table:style-name="ce1">
            <text:p>280.422</text:p>
          </table:table-cell>
          <table:table-cell office:value-type="float" office:value="279.03399999999999" table:style-name="ce1">
            <text:p>279.034</text:p>
          </table:table-cell>
          <table:table-cell office:value-type="float" office:value="278.851" table:style-name="ce1">
            <text:p>278.851</text:p>
          </table:table-cell>
          <table:table-cell office:value-type="float" office:value="279.11" table:style-name="ce1">
            <text:p>279.11</text:p>
          </table:table-cell>
          <table:table-cell office:value-type="float" office:value="280.11399999999998" table:style-name="ce1">
            <text:p>280.114</text:p>
          </table:table-cell>
          <table:table-cell office:value-type="float" office:value="277.53300000000002" table:style-name="ce1">
            <text:p>277.533</text:p>
          </table:table-cell>
          <table:table-cell office:value-type="float" office:value="280.42" table:style-name="ce1">
            <text:p>280.42</text:p>
          </table:table-cell>
          <table:table-cell office:value-type="float" office:value="278.27699999999999" table:style-name="ce1">
            <text:p>278.277</text:p>
          </table:table-cell>
          <table:table-cell office:value-type="float" office:value="277.64" table:style-name="ce1">
            <text:p>277.64</text:p>
          </table:table-cell>
          <table:table-cell table:style-name="ce1"/>
          <table:table-cell office:value-type="float" office:value="279.3924137931034" table:formula="of:=AVERAGE([.C5:.AE5])" table:style-name="ce1">
            <text:p>279.392413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5 thread(s)</text:p>
          </table:table-cell>
          <table:table-cell office:value-type="float" office:value="277.61399999999998" table:style-name="ce1">
            <text:p>277.614</text:p>
          </table:table-cell>
          <table:table-cell office:value-type="float" office:value="278.255" table:style-name="ce1">
            <text:p>278.255</text:p>
          </table:table-cell>
          <table:table-cell office:value-type="float" office:value="278.06900000000002" table:style-name="ce1">
            <text:p>278.069</text:p>
          </table:table-cell>
          <table:table-cell office:value-type="float" office:value="278.471" table:style-name="ce1">
            <text:p>278.471</text:p>
          </table:table-cell>
          <table:table-cell office:value-type="float" office:value="277.96600000000001" table:style-name="ce1">
            <text:p>277.966</text:p>
          </table:table-cell>
          <table:table-cell office:value-type="float" office:value="277.93299999999999" table:style-name="ce1">
            <text:p>277.933</text:p>
          </table:table-cell>
          <table:table-cell office:value-type="float" office:value="277.86599999999999" table:style-name="ce1">
            <text:p>277.866</text:p>
          </table:table-cell>
          <table:table-cell office:value-type="float" office:value="277.34399999999999" table:style-name="ce1">
            <text:p>277.344</text:p>
          </table:table-cell>
          <table:table-cell office:value-type="float" office:value="277.97199999999998" table:style-name="ce1">
            <text:p>277.972</text:p>
          </table:table-cell>
          <table:table-cell office:value-type="float" office:value="277.40899999999999" table:style-name="ce1">
            <text:p>277.409</text:p>
          </table:table-cell>
          <table:table-cell office:value-type="float" office:value="278.07799999999997" table:style-name="ce1">
            <text:p>278.078</text:p>
          </table:table-cell>
          <table:table-cell office:value-type="float" office:value="277.68799999999999" table:style-name="ce1">
            <text:p>277.688</text:p>
          </table:table-cell>
          <table:table-cell office:value-type="float" office:value="277.54599999999999" table:style-name="ce1">
            <text:p>277.546</text:p>
          </table:table-cell>
          <table:table-cell office:value-type="float" office:value="278.45999999999998" table:style-name="ce1">
            <text:p>278.46</text:p>
          </table:table-cell>
          <table:table-cell office:value-type="float" office:value="277.84800000000001" table:style-name="ce1">
            <text:p>277.848</text:p>
          </table:table-cell>
          <table:table-cell office:value-type="float" office:value="277.84500000000003" table:style-name="ce1">
            <text:p>277.845</text:p>
          </table:table-cell>
          <table:table-cell office:value-type="float" office:value="277.05599999999998" table:style-name="ce1">
            <text:p>277.056</text:p>
          </table:table-cell>
          <table:table-cell office:value-type="float" office:value="277.47899999999998" table:style-name="ce1">
            <text:p>277.479</text:p>
          </table:table-cell>
          <table:table-cell office:value-type="float" office:value="277.84899999999999" table:style-name="ce1">
            <text:p>277.849</text:p>
          </table:table-cell>
          <table:table-cell office:value-type="float" office:value="277.79700000000003" table:style-name="ce1">
            <text:p>277.797</text:p>
          </table:table-cell>
          <table:table-cell office:value-type="float" office:value="277.53699999999998" table:style-name="ce1">
            <text:p>277.537</text:p>
          </table:table-cell>
          <table:table-cell office:value-type="float" office:value="277.62700000000001" table:style-name="ce1">
            <text:p>277.627</text:p>
          </table:table-cell>
          <table:table-cell office:value-type="float" office:value="278.08100000000002" table:style-name="ce1">
            <text:p>278.081</text:p>
          </table:table-cell>
          <table:table-cell office:value-type="float" office:value="277.666" table:style-name="ce1">
            <text:p>277.666</text:p>
          </table:table-cell>
          <table:table-cell office:value-type="float" office:value="277.35599999999999" table:style-name="ce1">
            <text:p>277.356</text:p>
          </table:table-cell>
          <table:table-cell office:value-type="float" office:value="277.529" table:style-name="ce1">
            <text:p>277.529</text:p>
          </table:table-cell>
          <table:table-cell office:value-type="float" office:value="278.161" table:style-name="ce1">
            <text:p>278.161</text:p>
          </table:table-cell>
          <table:table-cell office:value-type="float" office:value="277.875" table:style-name="ce1">
            <text:p>277.875</text:p>
          </table:table-cell>
          <table:table-cell office:value-type="float" office:value="277.20400000000001" table:style-name="ce1">
            <text:p>277.204</text:p>
          </table:table-cell>
          <table:table-cell office:value-type="float" office:value="277.40800000000002" table:style-name="ce1">
            <text:p>277.408</text:p>
          </table:table-cell>
          <table:table-cell table:style-name="ce1"/>
          <table:table-cell office:value-type="float" office:value="277.77155172413796" table:formula="of:=AVERAGE([.C6:.AE6])" table:style-name="ce1">
            <text:p>277.771551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6 thread(s)</text:p>
          </table:table-cell>
          <table:table-cell office:value-type="float" office:value="277.57400000000001" table:style-name="ce1">
            <text:p>277.574</text:p>
          </table:table-cell>
          <table:table-cell office:value-type="float" office:value="276.61099999999999" table:style-name="ce1">
            <text:p>276.611</text:p>
          </table:table-cell>
          <table:table-cell office:value-type="float" office:value="276.66500000000002" table:style-name="ce1">
            <text:p>276.665</text:p>
          </table:table-cell>
          <table:table-cell office:value-type="float" office:value="277.31599999999997" table:style-name="ce1">
            <text:p>277.316</text:p>
          </table:table-cell>
          <table:table-cell office:value-type="float" office:value="277.428" table:style-name="ce1">
            <text:p>277.428</text:p>
          </table:table-cell>
          <table:table-cell office:value-type="float" office:value="277.90499999999997" table:style-name="ce1">
            <text:p>277.905</text:p>
          </table:table-cell>
          <table:table-cell office:value-type="float" office:value="277.37200000000001" table:style-name="ce1">
            <text:p>277.372</text:p>
          </table:table-cell>
          <table:table-cell office:value-type="float" office:value="277.05799999999999" table:style-name="ce1">
            <text:p>277.058</text:p>
          </table:table-cell>
          <table:table-cell office:value-type="float" office:value="277.72899999999998" table:style-name="ce1">
            <text:p>277.729</text:p>
          </table:table-cell>
          <table:table-cell office:value-type="float" office:value="277.34199999999998" table:style-name="ce1">
            <text:p>277.342</text:p>
          </table:table-cell>
          <table:table-cell office:value-type="float" office:value="277.03199999999998" table:style-name="ce1">
            <text:p>277.032</text:p>
          </table:table-cell>
          <table:table-cell office:value-type="float" office:value="278.065" table:style-name="ce1">
            <text:p>278.065</text:p>
          </table:table-cell>
          <table:table-cell office:value-type="float" office:value="278.17700000000002" table:style-name="ce1">
            <text:p>278.177</text:p>
          </table:table-cell>
          <table:table-cell office:value-type="float" office:value="278.05" table:style-name="ce1">
            <text:p>278.05</text:p>
          </table:table-cell>
          <table:table-cell office:value-type="float" office:value="276.46699999999998" table:style-name="ce1">
            <text:p>276.467</text:p>
          </table:table-cell>
          <table:table-cell office:value-type="float" office:value="277.44499999999999" table:style-name="ce1">
            <text:p>277.445</text:p>
          </table:table-cell>
          <table:table-cell office:value-type="float" office:value="276.755" table:style-name="ce1">
            <text:p>276.755</text:p>
          </table:table-cell>
          <table:table-cell office:value-type="float" office:value="277.86700000000002" table:style-name="ce1">
            <text:p>277.867</text:p>
          </table:table-cell>
          <table:table-cell office:value-type="float" office:value="277.70999999999998" table:style-name="ce1">
            <text:p>277.71</text:p>
          </table:table-cell>
          <table:table-cell office:value-type="float" office:value="277.81" table:style-name="ce1">
            <text:p>277.81</text:p>
          </table:table-cell>
          <table:table-cell office:value-type="float" office:value="277.87099999999998" table:style-name="ce1">
            <text:p>277.871</text:p>
          </table:table-cell>
          <table:table-cell office:value-type="float" office:value="278.26799999999997" table:style-name="ce1">
            <text:p>278.268</text:p>
          </table:table-cell>
          <table:table-cell office:value-type="float" office:value="277.53300000000002" table:style-name="ce1">
            <text:p>277.533</text:p>
          </table:table-cell>
          <table:table-cell office:value-type="float" office:value="277.66699999999997" table:style-name="ce1">
            <text:p>277.667</text:p>
          </table:table-cell>
          <table:table-cell office:value-type="float" office:value="278.06900000000002" table:style-name="ce1">
            <text:p>278.069</text:p>
          </table:table-cell>
          <table:table-cell office:value-type="float" office:value="277.87299999999999" table:style-name="ce1">
            <text:p>277.873</text:p>
          </table:table-cell>
          <table:table-cell office:value-type="float" office:value="277.572" table:style-name="ce1">
            <text:p>277.572</text:p>
          </table:table-cell>
          <table:table-cell office:value-type="float" office:value="277.34699999999998" table:style-name="ce1">
            <text:p>277.347</text:p>
          </table:table-cell>
          <table:table-cell office:value-type="float" office:value="277.19" table:style-name="ce1">
            <text:p>277.19</text:p>
          </table:table-cell>
          <table:table-cell office:value-type="float" office:value="278.012" table:style-name="ce1">
            <text:p>278.012</text:p>
          </table:table-cell>
          <table:table-cell table:style-name="ce1"/>
          <table:table-cell office:value-type="float" office:value="277.52434482758622" table:formula="of:=AVERAGE([.C7:.AE7])" table:style-name="ce1">
            <text:p>277.524344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7 thread(s)</text:p>
          </table:table-cell>
          <table:table-cell office:value-type="float" office:value="279.012" table:style-name="ce1">
            <text:p>279.012</text:p>
          </table:table-cell>
          <table:table-cell office:value-type="float" office:value="278.30200000000002" table:style-name="ce1">
            <text:p>278.302</text:p>
          </table:table-cell>
          <table:table-cell office:value-type="float" office:value="278.2" table:style-name="ce1">
            <text:p>278.2</text:p>
          </table:table-cell>
          <table:table-cell office:value-type="float" office:value="278.18400000000003" table:style-name="ce1">
            <text:p>278.184</text:p>
          </table:table-cell>
          <table:table-cell office:value-type="float" office:value="279.89100000000002" table:style-name="ce1">
            <text:p>279.891</text:p>
          </table:table-cell>
          <table:table-cell office:value-type="float" office:value="278.61900000000003" table:style-name="ce1">
            <text:p>278.619</text:p>
          </table:table-cell>
          <table:table-cell office:value-type="float" office:value="278.36700000000002" table:style-name="ce1">
            <text:p>278.367</text:p>
          </table:table-cell>
          <table:table-cell office:value-type="float" office:value="278.52999999999997" table:style-name="ce1">
            <text:p>278.53</text:p>
          </table:table-cell>
          <table:table-cell office:value-type="float" office:value="278.23599999999999" table:style-name="ce1">
            <text:p>278.236</text:p>
          </table:table-cell>
          <table:table-cell office:value-type="float" office:value="278.74400000000003" table:style-name="ce1">
            <text:p>278.744</text:p>
          </table:table-cell>
          <table:table-cell office:value-type="float" office:value="278.24599999999998" table:style-name="ce1">
            <text:p>278.246</text:p>
          </table:table-cell>
          <table:table-cell office:value-type="float" office:value="278.51" table:style-name="ce1">
            <text:p>278.51</text:p>
          </table:table-cell>
          <table:table-cell office:value-type="float" office:value="278.36399999999998" table:style-name="ce1">
            <text:p>278.364</text:p>
          </table:table-cell>
          <table:table-cell office:value-type="float" office:value="278.44299999999998" table:style-name="ce1">
            <text:p>278.443</text:p>
          </table:table-cell>
          <table:table-cell office:value-type="float" office:value="278.077" table:style-name="ce1">
            <text:p>278.077</text:p>
          </table:table-cell>
          <table:table-cell office:value-type="float" office:value="278.16300000000001" table:style-name="ce1">
            <text:p>278.163</text:p>
          </table:table-cell>
          <table:table-cell office:value-type="float" office:value="278.39100000000002" table:style-name="ce1">
            <text:p>278.391</text:p>
          </table:table-cell>
          <table:table-cell office:value-type="float" office:value="278.75200000000001" table:style-name="ce1">
            <text:p>278.752</text:p>
          </table:table-cell>
          <table:table-cell office:value-type="float" office:value="278.298" table:style-name="ce1">
            <text:p>278.298</text:p>
          </table:table-cell>
          <table:table-cell office:value-type="float" office:value="278.47000000000003" table:style-name="ce1">
            <text:p>278.47</text:p>
          </table:table-cell>
          <table:table-cell office:value-type="float" office:value="278.23" table:style-name="ce1">
            <text:p>278.23</text:p>
          </table:table-cell>
          <table:table-cell office:value-type="float" office:value="278.28800000000001" table:style-name="ce1">
            <text:p>278.288</text:p>
          </table:table-cell>
          <table:table-cell office:value-type="float" office:value="278.29700000000003" table:style-name="ce1">
            <text:p>278.297</text:p>
          </table:table-cell>
          <table:table-cell office:value-type="float" office:value="278.375" table:style-name="ce1">
            <text:p>278.375</text:p>
          </table:table-cell>
          <table:table-cell office:value-type="float" office:value="278.25" table:style-name="ce1">
            <text:p>278.25</text:p>
          </table:table-cell>
          <table:table-cell office:value-type="float" office:value="278.45299999999997" table:style-name="ce1">
            <text:p>278.453</text:p>
          </table:table-cell>
          <table:table-cell office:value-type="float" office:value="278.14400000000001" table:style-name="ce1">
            <text:p>278.144</text:p>
          </table:table-cell>
          <table:table-cell office:value-type="float" office:value="278.01100000000002" table:style-name="ce1">
            <text:p>278.011</text:p>
          </table:table-cell>
          <table:table-cell office:value-type="float" office:value="278.17399999999998" table:style-name="ce1">
            <text:p>278.174</text:p>
          </table:table-cell>
          <table:table-cell office:value-type="float" office:value="278.47899999999998" table:style-name="ce1">
            <text:p>278.479</text:p>
          </table:table-cell>
          <table:table-cell table:style-name="ce1"/>
          <table:table-cell office:value-type="float" office:value="278.3961379310345" table:formula="of:=AVERAGE([.C8:.AE8])" table:style-name="ce1">
            <text:p>278.396137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8 thread(s)</text:p>
          </table:table-cell>
          <table:table-cell office:value-type="float" office:value="275.53100000000001" table:style-name="ce1">
            <text:p>275.531</text:p>
          </table:table-cell>
          <table:table-cell office:value-type="float" office:value="276.24599999999998" table:style-name="ce1">
            <text:p>276.246</text:p>
          </table:table-cell>
          <table:table-cell office:value-type="float" office:value="274.66899999999998" table:style-name="ce1">
            <text:p>274.669</text:p>
          </table:table-cell>
          <table:table-cell office:value-type="float" office:value="276.56099999999998" table:style-name="ce1">
            <text:p>276.561</text:p>
          </table:table-cell>
          <table:table-cell office:value-type="float" office:value="274.81099999999998" table:style-name="ce1">
            <text:p>274.811</text:p>
          </table:table-cell>
          <table:table-cell office:value-type="float" office:value="274.505" table:style-name="ce1">
            <text:p>274.505</text:p>
          </table:table-cell>
          <table:table-cell office:value-type="float" office:value="274.52699999999999" table:style-name="ce1">
            <text:p>274.527</text:p>
          </table:table-cell>
          <table:table-cell office:value-type="float" office:value="274.93700000000001" table:style-name="ce1">
            <text:p>274.937</text:p>
          </table:table-cell>
          <table:table-cell office:value-type="float" office:value="274.85399999999998" table:style-name="ce1">
            <text:p>274.854</text:p>
          </table:table-cell>
          <table:table-cell office:value-type="float" office:value="276.62299999999999" table:style-name="ce1">
            <text:p>276.623</text:p>
          </table:table-cell>
          <table:table-cell office:value-type="float" office:value="275.15699999999998" table:style-name="ce1">
            <text:p>275.157</text:p>
          </table:table-cell>
          <table:table-cell office:value-type="float" office:value="274.54000000000002" table:style-name="ce1">
            <text:p>274.54</text:p>
          </table:table-cell>
          <table:table-cell office:value-type="float" office:value="274.411" table:style-name="ce1">
            <text:p>274.411</text:p>
          </table:table-cell>
          <table:table-cell office:value-type="float" office:value="275.68200000000002" table:style-name="ce1">
            <text:p>275.682</text:p>
          </table:table-cell>
          <table:table-cell office:value-type="float" office:value="274.67599999999999" table:style-name="ce1">
            <text:p>274.676</text:p>
          </table:table-cell>
          <table:table-cell office:value-type="float" office:value="274.45" table:style-name="ce1">
            <text:p>274.45</text:p>
          </table:table-cell>
          <table:table-cell office:value-type="float" office:value="276.95100000000002" table:style-name="ce1">
            <text:p>276.951</text:p>
          </table:table-cell>
          <table:table-cell office:value-type="float" office:value="276.10500000000002" table:style-name="ce1">
            <text:p>276.105</text:p>
          </table:table-cell>
          <table:table-cell office:value-type="float" office:value="274.10000000000002" table:style-name="ce1">
            <text:p>274.1</text:p>
          </table:table-cell>
          <table:table-cell office:value-type="float" office:value="275.26" table:style-name="ce1">
            <text:p>275.26</text:p>
          </table:table-cell>
          <table:table-cell office:value-type="float" office:value="274.56599999999997" table:style-name="ce1">
            <text:p>274.566</text:p>
          </table:table-cell>
          <table:table-cell office:value-type="float" office:value="274.71300000000002" table:style-name="ce1">
            <text:p>274.713</text:p>
          </table:table-cell>
          <table:table-cell office:value-type="float" office:value="275.01799999999997" table:style-name="ce1">
            <text:p>275.018</text:p>
          </table:table-cell>
          <table:table-cell office:value-type="float" office:value="275.25599999999997" table:style-name="ce1">
            <text:p>275.256</text:p>
          </table:table-cell>
          <table:table-cell office:value-type="float" office:value="274.91500000000002" table:style-name="ce1">
            <text:p>274.915</text:p>
          </table:table-cell>
          <table:table-cell office:value-type="float" office:value="278.88900000000001" table:style-name="ce1">
            <text:p>278.889</text:p>
          </table:table-cell>
          <table:table-cell office:value-type="float" office:value="274.57799999999997" table:style-name="ce1">
            <text:p>274.578</text:p>
          </table:table-cell>
          <table:table-cell office:value-type="float" office:value="274.73899999999998" table:style-name="ce1">
            <text:p>274.739</text:p>
          </table:table-cell>
          <table:table-cell office:value-type="float" office:value="274.68400000000003" table:style-name="ce1">
            <text:p>274.684</text:p>
          </table:table-cell>
          <table:table-cell office:value-type="float" office:value="275.48" table:style-name="ce1">
            <text:p>275.48</text:p>
          </table:table-cell>
          <table:table-cell table:style-name="ce1"/>
          <table:table-cell office:value-type="float" office:value="275.23803448275862" table:formula="of:=AVERAGE([.C9:.AE9])" table:style-name="ce1">
            <text:p>275.238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9 thread(s)</text:p>
          </table:table-cell>
          <table:table-cell office:value-type="float" office:value="278.10500000000002" table:style-name="ce1">
            <text:p>278.105</text:p>
          </table:table-cell>
          <table:table-cell office:value-type="float" office:value="277.20100000000002" table:style-name="ce1">
            <text:p>277.201</text:p>
          </table:table-cell>
          <table:table-cell office:value-type="float" office:value="277.48200000000003" table:style-name="ce1">
            <text:p>277.482</text:p>
          </table:table-cell>
          <table:table-cell office:value-type="float" office:value="277.04000000000002" table:style-name="ce1">
            <text:p>277.04</text:p>
          </table:table-cell>
          <table:table-cell office:value-type="float" office:value="277.73700000000002" table:style-name="ce1">
            <text:p>277.737</text:p>
          </table:table-cell>
          <table:table-cell office:value-type="float" office:value="277.55599999999998" table:style-name="ce1">
            <text:p>277.556</text:p>
          </table:table-cell>
          <table:table-cell office:value-type="float" office:value="277.49900000000002" table:style-name="ce1">
            <text:p>277.499</text:p>
          </table:table-cell>
          <table:table-cell office:value-type="float" office:value="277.61900000000003" table:style-name="ce1">
            <text:p>277.619</text:p>
          </table:table-cell>
          <table:table-cell office:value-type="float" office:value="277.23099999999999" table:style-name="ce1">
            <text:p>277.231</text:p>
          </table:table-cell>
          <table:table-cell office:value-type="float" office:value="277.142" table:style-name="ce1">
            <text:p>277.142</text:p>
          </table:table-cell>
          <table:table-cell office:value-type="float" office:value="277.197" table:style-name="ce1">
            <text:p>277.197</text:p>
          </table:table-cell>
          <table:table-cell office:value-type="float" office:value="277.584" table:style-name="ce1">
            <text:p>277.584</text:p>
          </table:table-cell>
          <table:table-cell office:value-type="float" office:value="277.411" table:style-name="ce1">
            <text:p>277.411</text:p>
          </table:table-cell>
          <table:table-cell office:value-type="float" office:value="277.88200000000001" table:style-name="ce1">
            <text:p>277.882</text:p>
          </table:table-cell>
          <table:table-cell office:value-type="float" office:value="277.60899999999998" table:style-name="ce1">
            <text:p>277.609</text:p>
          </table:table-cell>
          <table:table-cell office:value-type="float" office:value="277.464" table:style-name="ce1">
            <text:p>277.464</text:p>
          </table:table-cell>
          <table:table-cell office:value-type="float" office:value="280.16399999999999" table:style-name="ce1">
            <text:p>280.164</text:p>
          </table:table-cell>
          <table:table-cell office:value-type="float" office:value="277.01" table:style-name="ce1">
            <text:p>277.01</text:p>
          </table:table-cell>
          <table:table-cell office:value-type="float" office:value="277.26400000000001" table:style-name="ce1">
            <text:p>277.264</text:p>
          </table:table-cell>
          <table:table-cell office:value-type="float" office:value="277.52699999999999" table:style-name="ce1">
            <text:p>277.527</text:p>
          </table:table-cell>
          <table:table-cell office:value-type="float" office:value="277.59800000000001" table:style-name="ce1">
            <text:p>277.598</text:p>
          </table:table-cell>
          <table:table-cell office:value-type="float" office:value="277.30599999999998" table:style-name="ce1">
            <text:p>277.306</text:p>
          </table:table-cell>
          <table:table-cell office:value-type="float" office:value="277.13" table:style-name="ce1">
            <text:p>277.13</text:p>
          </table:table-cell>
          <table:table-cell office:value-type="float" office:value="277.452" table:style-name="ce1">
            <text:p>277.452</text:p>
          </table:table-cell>
          <table:table-cell office:value-type="float" office:value="277.59899999999999" table:style-name="ce1">
            <text:p>277.599</text:p>
          </table:table-cell>
          <table:table-cell office:value-type="float" office:value="277.495" table:style-name="ce1">
            <text:p>277.495</text:p>
          </table:table-cell>
          <table:table-cell office:value-type="float" office:value="277.48700000000002" table:style-name="ce1">
            <text:p>277.487</text:p>
          </table:table-cell>
          <table:table-cell office:value-type="float" office:value="277.43299999999999" table:style-name="ce1">
            <text:p>277.433</text:p>
          </table:table-cell>
          <table:table-cell office:value-type="float" office:value="277.44200000000001" table:style-name="ce1">
            <text:p>277.442</text:p>
          </table:table-cell>
          <table:table-cell office:value-type="float" office:value="277.54399999999998" table:style-name="ce1">
            <text:p>277.544</text:p>
          </table:table-cell>
          <table:table-cell table:style-name="ce1"/>
          <table:table-cell office:value-type="float" office:value="277.52086206896553" table:formula="of:=AVERAGE([.C10:.AE10])" table:style-name="ce1">
            <text:p>277.520862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0 thread(s)</text:p>
          </table:table-cell>
          <table:table-cell office:value-type="float" office:value="277.38400000000001" table:style-name="ce1">
            <text:p>277.384</text:p>
          </table:table-cell>
          <table:table-cell office:value-type="float" office:value="277.60199999999998" table:style-name="ce1">
            <text:p>277.602</text:p>
          </table:table-cell>
          <table:table-cell office:value-type="float" office:value="277.11599999999999" table:style-name="ce1">
            <text:p>277.116</text:p>
          </table:table-cell>
          <table:table-cell office:value-type="float" office:value="278.05399999999997" table:style-name="ce1">
            <text:p>278.054</text:p>
          </table:table-cell>
          <table:table-cell office:value-type="float" office:value="276.55799999999999" table:style-name="ce1">
            <text:p>276.558</text:p>
          </table:table-cell>
          <table:table-cell office:value-type="float" office:value="276.99400000000003" table:style-name="ce1">
            <text:p>276.994</text:p>
          </table:table-cell>
          <table:table-cell office:value-type="float" office:value="276.54399999999998" table:style-name="ce1">
            <text:p>276.544</text:p>
          </table:table-cell>
          <table:table-cell office:value-type="float" office:value="277.41800000000001" table:style-name="ce1">
            <text:p>277.418</text:p>
          </table:table-cell>
          <table:table-cell office:value-type="float" office:value="277.59300000000002" table:style-name="ce1">
            <text:p>277.593</text:p>
          </table:table-cell>
          <table:table-cell office:value-type="float" office:value="276.64400000000001" table:style-name="ce1">
            <text:p>276.644</text:p>
          </table:table-cell>
          <table:table-cell office:value-type="float" office:value="276.45299999999997" table:style-name="ce1">
            <text:p>276.453</text:p>
          </table:table-cell>
          <table:table-cell office:value-type="float" office:value="277.39400000000001" table:style-name="ce1">
            <text:p>277.394</text:p>
          </table:table-cell>
          <table:table-cell office:value-type="float" office:value="276.416" table:style-name="ce1">
            <text:p>276.416</text:p>
          </table:table-cell>
          <table:table-cell office:value-type="float" office:value="276.38299999999998" table:style-name="ce1">
            <text:p>276.383</text:p>
          </table:table-cell>
          <table:table-cell office:value-type="float" office:value="276.80799999999999" table:style-name="ce1">
            <text:p>276.808</text:p>
          </table:table-cell>
          <table:table-cell office:value-type="float" office:value="276.43599999999998" table:style-name="ce1">
            <text:p>276.436</text:p>
          </table:table-cell>
          <table:table-cell office:value-type="float" office:value="277.38799999999998" table:style-name="ce1">
            <text:p>277.388</text:p>
          </table:table-cell>
          <table:table-cell office:value-type="float" office:value="277.327" table:style-name="ce1">
            <text:p>277.327</text:p>
          </table:table-cell>
          <table:table-cell office:value-type="float" office:value="276.73500000000001" table:style-name="ce1">
            <text:p>276.735</text:p>
          </table:table-cell>
          <table:table-cell office:value-type="float" office:value="277.72300000000001" table:style-name="ce1">
            <text:p>277.723</text:p>
          </table:table-cell>
          <table:table-cell office:value-type="float" office:value="277.25900000000001" table:style-name="ce1">
            <text:p>277.259</text:p>
          </table:table-cell>
          <table:table-cell office:value-type="float" office:value="276.38" table:style-name="ce1">
            <text:p>276.38</text:p>
          </table:table-cell>
          <table:table-cell office:value-type="float" office:value="277.25599999999997" table:style-name="ce1">
            <text:p>277.256</text:p>
          </table:table-cell>
          <table:table-cell office:value-type="float" office:value="278.69799999999998" table:style-name="ce1">
            <text:p>278.698</text:p>
          </table:table-cell>
          <table:table-cell office:value-type="float" office:value="277.27499999999998" table:style-name="ce1">
            <text:p>277.275</text:p>
          </table:table-cell>
          <table:table-cell office:value-type="float" office:value="276.45600000000002" table:style-name="ce1">
            <text:p>276.456</text:p>
          </table:table-cell>
          <table:table-cell office:value-type="float" office:value="276.62" table:style-name="ce1">
            <text:p>276.62</text:p>
          </table:table-cell>
          <table:table-cell office:value-type="float" office:value="276.99" table:style-name="ce1">
            <text:p>276.99</text:p>
          </table:table-cell>
          <table:table-cell office:value-type="float" office:value="277.02300000000002" table:style-name="ce1">
            <text:p>277.023</text:p>
          </table:table-cell>
          <table:table-cell office:value-type="float" office:value="276.86599999999999" table:style-name="ce1">
            <text:p>276.866</text:p>
          </table:table-cell>
          <table:table-cell table:style-name="ce1"/>
          <table:table-cell office:value-type="float" office:value="277.04858620689652" table:formula="of:=AVERAGE([.C11:.AE11])" table:style-name="ce1">
            <text:p>277.048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1 thread(s)</text:p>
          </table:table-cell>
          <table:table-cell office:value-type="float" office:value="276.85599999999999" table:style-name="ce1">
            <text:p>276.856</text:p>
          </table:table-cell>
          <table:table-cell office:value-type="float" office:value="276.30900000000003" table:style-name="ce1">
            <text:p>276.309</text:p>
          </table:table-cell>
          <table:table-cell office:value-type="float" office:value="276.048" table:style-name="ce1">
            <text:p>276.048</text:p>
          </table:table-cell>
          <table:table-cell office:value-type="float" office:value="276.66500000000002" table:style-name="ce1">
            <text:p>276.665</text:p>
          </table:table-cell>
          <table:table-cell office:value-type="float" office:value="276.93700000000001" table:style-name="ce1">
            <text:p>276.937</text:p>
          </table:table-cell>
          <table:table-cell office:value-type="float" office:value="276.43299999999999" table:style-name="ce1">
            <text:p>276.433</text:p>
          </table:table-cell>
          <table:table-cell office:value-type="float" office:value="277.517" table:style-name="ce1">
            <text:p>277.517</text:p>
          </table:table-cell>
          <table:table-cell office:value-type="float" office:value="276.92700000000002" table:style-name="ce1">
            <text:p>276.927</text:p>
          </table:table-cell>
          <table:table-cell office:value-type="float" office:value="277.11599999999999" table:style-name="ce1">
            <text:p>277.116</text:p>
          </table:table-cell>
          <table:table-cell office:value-type="float" office:value="277.33100000000002" table:style-name="ce1">
            <text:p>277.331</text:p>
          </table:table-cell>
          <table:table-cell office:value-type="float" office:value="276.89999999999998" table:style-name="ce1">
            <text:p>276.9</text:p>
          </table:table-cell>
          <table:table-cell office:value-type="float" office:value="277.404" table:style-name="ce1">
            <text:p>277.404</text:p>
          </table:table-cell>
          <table:table-cell office:value-type="float" office:value="276.81799999999998" table:style-name="ce1">
            <text:p>276.818</text:p>
          </table:table-cell>
          <table:table-cell office:value-type="float" office:value="276.86200000000002" table:style-name="ce1">
            <text:p>276.862</text:p>
          </table:table-cell>
          <table:table-cell office:value-type="float" office:value="276.45100000000002" table:style-name="ce1">
            <text:p>276.451</text:p>
          </table:table-cell>
          <table:table-cell office:value-type="float" office:value="276.642" table:style-name="ce1">
            <text:p>276.642</text:p>
          </table:table-cell>
          <table:table-cell office:value-type="float" office:value="277.471" table:style-name="ce1">
            <text:p>277.471</text:p>
          </table:table-cell>
          <table:table-cell office:value-type="float" office:value="276.505" table:style-name="ce1">
            <text:p>276.505</text:p>
          </table:table-cell>
          <table:table-cell office:value-type="float" office:value="276.85599999999999" table:style-name="ce1">
            <text:p>276.856</text:p>
          </table:table-cell>
          <table:table-cell office:value-type="float" office:value="277.04199999999997" table:style-name="ce1">
            <text:p>277.042</text:p>
          </table:table-cell>
          <table:table-cell office:value-type="float" office:value="276.58999999999997" table:style-name="ce1">
            <text:p>276.59</text:p>
          </table:table-cell>
          <table:table-cell office:value-type="float" office:value="276.71300000000002" table:style-name="ce1">
            <text:p>276.713</text:p>
          </table:table-cell>
          <table:table-cell office:value-type="float" office:value="276.79300000000001" table:style-name="ce1">
            <text:p>276.793</text:p>
          </table:table-cell>
          <table:table-cell office:value-type="float" office:value="276.65899999999999" table:style-name="ce1">
            <text:p>276.659</text:p>
          </table:table-cell>
          <table:table-cell office:value-type="float" office:value="277.08100000000002" table:style-name="ce1">
            <text:p>277.081</text:p>
          </table:table-cell>
          <table:table-cell office:value-type="float" office:value="275.83199999999999" table:style-name="ce1">
            <text:p>275.832</text:p>
          </table:table-cell>
          <table:table-cell office:value-type="float" office:value="277.2" table:style-name="ce1">
            <text:p>277.2</text:p>
          </table:table-cell>
          <table:table-cell office:value-type="float" office:value="276.67599999999999" table:style-name="ce1">
            <text:p>276.676</text:p>
          </table:table-cell>
          <table:table-cell office:value-type="float" office:value="276.31" table:style-name="ce1">
            <text:p>276.31</text:p>
          </table:table-cell>
          <table:table-cell office:value-type="float" office:value="276.81" table:style-name="ce1">
            <text:p>276.81</text:p>
          </table:table-cell>
          <table:table-cell table:style-name="ce1"/>
          <table:table-cell office:value-type="float" office:value="276.78958620689662" table:formula="of:=AVERAGE([.C12:.AE12])" table:style-name="ce1">
            <text:p>276.789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2 thread(s)</text:p>
          </table:table-cell>
          <table:table-cell office:value-type="float" office:value="276.66000000000003" table:style-name="ce1">
            <text:p>276.66</text:p>
          </table:table-cell>
          <table:table-cell office:value-type="float" office:value="276.11700000000002" table:style-name="ce1">
            <text:p>276.117</text:p>
          </table:table-cell>
          <table:table-cell office:value-type="float" office:value="276.01900000000001" table:style-name="ce1">
            <text:p>276.019</text:p>
          </table:table-cell>
          <table:table-cell office:value-type="float" office:value="275.88" table:style-name="ce1">
            <text:p>275.88</text:p>
          </table:table-cell>
          <table:table-cell office:value-type="float" office:value="275.84199999999998" table:style-name="ce1">
            <text:p>275.842</text:p>
          </table:table-cell>
          <table:table-cell office:value-type="float" office:value="278.16399999999999" table:style-name="ce1">
            <text:p>278.164</text:p>
          </table:table-cell>
          <table:table-cell office:value-type="float" office:value="275.98200000000003" table:style-name="ce1">
            <text:p>275.982</text:p>
          </table:table-cell>
          <table:table-cell office:value-type="float" office:value="275.97800000000001" table:style-name="ce1">
            <text:p>275.978</text:p>
          </table:table-cell>
          <table:table-cell office:value-type="float" office:value="275.92500000000001" table:style-name="ce1">
            <text:p>275.925</text:p>
          </table:table-cell>
          <table:table-cell office:value-type="float" office:value="275.82499999999999" table:style-name="ce1">
            <text:p>275.825</text:p>
          </table:table-cell>
          <table:table-cell office:value-type="float" office:value="276.04399999999998" table:style-name="ce1">
            <text:p>276.044</text:p>
          </table:table-cell>
          <table:table-cell office:value-type="float" office:value="277.49700000000001" table:style-name="ce1">
            <text:p>277.497</text:p>
          </table:table-cell>
          <table:table-cell office:value-type="float" office:value="275.86399999999998" table:style-name="ce1">
            <text:p>275.864</text:p>
          </table:table-cell>
          <table:table-cell office:value-type="float" office:value="276.08199999999999" table:style-name="ce1">
            <text:p>276.082</text:p>
          </table:table-cell>
          <table:table-cell office:value-type="float" office:value="277.50099999999998" table:style-name="ce1">
            <text:p>277.501</text:p>
          </table:table-cell>
          <table:table-cell office:value-type="float" office:value="276.28199999999998" table:style-name="ce1">
            <text:p>276.282</text:p>
          </table:table-cell>
          <table:table-cell office:value-type="float" office:value="275.91399999999999" table:style-name="ce1">
            <text:p>275.914</text:p>
          </table:table-cell>
          <table:table-cell office:value-type="float" office:value="277.56099999999998" table:style-name="ce1">
            <text:p>277.561</text:p>
          </table:table-cell>
          <table:table-cell office:value-type="float" office:value="280.24200000000002" table:style-name="ce1">
            <text:p>280.242</text:p>
          </table:table-cell>
          <table:table-cell office:value-type="float" office:value="276.06599999999997" table:style-name="ce1">
            <text:p>276.066</text:p>
          </table:table-cell>
          <table:table-cell office:value-type="float" office:value="276.09399999999999" table:style-name="ce1">
            <text:p>276.094</text:p>
          </table:table-cell>
          <table:table-cell office:value-type="float" office:value="275.69099999999997" table:style-name="ce1">
            <text:p>275.691</text:p>
          </table:table-cell>
          <table:table-cell office:value-type="float" office:value="275.67399999999998" table:style-name="ce1">
            <text:p>275.674</text:p>
          </table:table-cell>
          <table:table-cell office:value-type="float" office:value="276.42700000000002" table:style-name="ce1">
            <text:p>276.427</text:p>
          </table:table-cell>
          <table:table-cell office:value-type="float" office:value="275.846" table:style-name="ce1">
            <text:p>275.846</text:p>
          </table:table-cell>
          <table:table-cell office:value-type="float" office:value="275.983" table:style-name="ce1">
            <text:p>275.983</text:p>
          </table:table-cell>
          <table:table-cell office:value-type="float" office:value="275.79599999999999" table:style-name="ce1">
            <text:p>275.796</text:p>
          </table:table-cell>
          <table:table-cell office:value-type="float" office:value="276.14600000000002" table:style-name="ce1">
            <text:p>276.146</text:p>
          </table:table-cell>
          <table:table-cell office:value-type="float" office:value="277.68700000000001" table:style-name="ce1">
            <text:p>277.687</text:p>
          </table:table-cell>
          <table:table-cell office:value-type="float" office:value="277.16000000000003" table:style-name="ce1">
            <text:p>277.16</text:p>
          </table:table-cell>
          <table:table-cell table:style-name="ce1"/>
          <table:table-cell office:value-type="float" office:value="276.45824137931027" table:formula="of:=AVERAGE([.C13:.AE13])" table:style-name="ce1">
            <text:p>276.458241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3 thread(s)</text:p>
          </table:table-cell>
          <table:table-cell office:value-type="float" office:value="277.79199999999997" table:style-name="ce1">
            <text:p>277.792</text:p>
          </table:table-cell>
          <table:table-cell office:value-type="float" office:value="275.72800000000001" table:style-name="ce1">
            <text:p>275.728</text:p>
          </table:table-cell>
          <table:table-cell office:value-type="float" office:value="275.822" table:style-name="ce1">
            <text:p>275.822</text:p>
          </table:table-cell>
          <table:table-cell office:value-type="float" office:value="275.822" table:style-name="ce1">
            <text:p>275.822</text:p>
          </table:table-cell>
          <table:table-cell office:value-type="float" office:value="276.142" table:style-name="ce1">
            <text:p>276.142</text:p>
          </table:table-cell>
          <table:table-cell office:value-type="float" office:value="277.85700000000003" table:style-name="ce1">
            <text:p>277.857</text:p>
          </table:table-cell>
          <table:table-cell office:value-type="float" office:value="277.90199999999999" table:style-name="ce1">
            <text:p>277.902</text:p>
          </table:table-cell>
          <table:table-cell office:value-type="float" office:value="276.39699999999999" table:style-name="ce1">
            <text:p>276.397</text:p>
          </table:table-cell>
          <table:table-cell office:value-type="float" office:value="278.048" table:style-name="ce1">
            <text:p>278.048</text:p>
          </table:table-cell>
          <table:table-cell office:value-type="float" office:value="276.64600000000002" table:style-name="ce1">
            <text:p>276.646</text:p>
          </table:table-cell>
          <table:table-cell office:value-type="float" office:value="277.39100000000002" table:style-name="ce1">
            <text:p>277.391</text:p>
          </table:table-cell>
          <table:table-cell office:value-type="float" office:value="280.21499999999997" table:style-name="ce1">
            <text:p>280.215</text:p>
          </table:table-cell>
          <table:table-cell office:value-type="float" office:value="278.18" table:style-name="ce1">
            <text:p>278.18</text:p>
          </table:table-cell>
          <table:table-cell office:value-type="float" office:value="277.935" table:style-name="ce1">
            <text:p>277.935</text:p>
          </table:table-cell>
          <table:table-cell office:value-type="float" office:value="278.78399999999999" table:style-name="ce1">
            <text:p>278.784</text:p>
          </table:table-cell>
          <table:table-cell office:value-type="float" office:value="277.75400000000002" table:style-name="ce1">
            <text:p>277.754</text:p>
          </table:table-cell>
          <table:table-cell office:value-type="float" office:value="278.13600000000002" table:style-name="ce1">
            <text:p>278.136</text:p>
          </table:table-cell>
          <table:table-cell office:value-type="float" office:value="276.59899999999999" table:style-name="ce1">
            <text:p>276.599</text:p>
          </table:table-cell>
          <table:table-cell office:value-type="float" office:value="278.77" table:style-name="ce1">
            <text:p>278.77</text:p>
          </table:table-cell>
          <table:table-cell office:value-type="float" office:value="277.78100000000001" table:style-name="ce1">
            <text:p>277.781</text:p>
          </table:table-cell>
          <table:table-cell office:value-type="float" office:value="276.55200000000002" table:style-name="ce1">
            <text:p>276.552</text:p>
          </table:table-cell>
          <table:table-cell office:value-type="float" office:value="278.33199999999999" table:style-name="ce1">
            <text:p>278.332</text:p>
          </table:table-cell>
          <table:table-cell office:value-type="float" office:value="277.73200000000003" table:style-name="ce1">
            <text:p>277.732</text:p>
          </table:table-cell>
          <table:table-cell office:value-type="float" office:value="278.19600000000003" table:style-name="ce1">
            <text:p>278.196</text:p>
          </table:table-cell>
          <table:table-cell office:value-type="float" office:value="277.70400000000001" table:style-name="ce1">
            <text:p>277.704</text:p>
          </table:table-cell>
          <table:table-cell office:value-type="float" office:value="276.33999999999997" table:style-name="ce1">
            <text:p>276.34</text:p>
          </table:table-cell>
          <table:table-cell office:value-type="float" office:value="276.14100000000002" table:style-name="ce1">
            <text:p>276.141</text:p>
          </table:table-cell>
          <table:table-cell office:value-type="float" office:value="278.81599999999997" table:style-name="ce1">
            <text:p>278.816</text:p>
          </table:table-cell>
          <table:table-cell office:value-type="float" office:value="276.642" table:style-name="ce1">
            <text:p>276.642</text:p>
          </table:table-cell>
          <table:table-cell office:value-type="float" office:value="276.25" table:style-name="ce1">
            <text:p>276.25</text:p>
          </table:table-cell>
          <table:table-cell table:style-name="ce1"/>
          <table:table-cell office:value-type="float" office:value="277.40048275862068" table:formula="of:=AVERAGE([.C14:.AE14])" table:style-name="ce1">
            <text:p>277.4004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4 thread(s)</text:p>
          </table:table-cell>
          <table:table-cell office:value-type="float" office:value="275.75900000000001" table:style-name="ce1">
            <text:p>275.759</text:p>
          </table:table-cell>
          <table:table-cell office:value-type="float" office:value="275.52600000000001" table:style-name="ce1">
            <text:p>275.526</text:p>
          </table:table-cell>
          <table:table-cell office:value-type="float" office:value="275.12200000000001" table:style-name="ce1">
            <text:p>275.122</text:p>
          </table:table-cell>
          <table:table-cell office:value-type="float" office:value="274.84899999999999" table:style-name="ce1">
            <text:p>274.849</text:p>
          </table:table-cell>
          <table:table-cell office:value-type="float" office:value="275.57" table:style-name="ce1">
            <text:p>275.57</text:p>
          </table:table-cell>
          <table:table-cell office:value-type="float" office:value="274.89400000000001" table:style-name="ce1">
            <text:p>274.894</text:p>
          </table:table-cell>
          <table:table-cell office:value-type="float" office:value="277.15199999999999" table:style-name="ce1">
            <text:p>277.152</text:p>
          </table:table-cell>
          <table:table-cell office:value-type="float" office:value="275.863" table:style-name="ce1">
            <text:p>275.863</text:p>
          </table:table-cell>
          <table:table-cell office:value-type="float" office:value="275.62299999999999" table:style-name="ce1">
            <text:p>275.623</text:p>
          </table:table-cell>
          <table:table-cell office:value-type="float" office:value="275.27" table:style-name="ce1">
            <text:p>275.27</text:p>
          </table:table-cell>
          <table:table-cell office:value-type="float" office:value="275.29899999999998" table:style-name="ce1">
            <text:p>275.299</text:p>
          </table:table-cell>
          <table:table-cell office:value-type="float" office:value="276.03399999999999" table:style-name="ce1">
            <text:p>276.034</text:p>
          </table:table-cell>
          <table:table-cell office:value-type="float" office:value="277.863" table:style-name="ce1">
            <text:p>277.863</text:p>
          </table:table-cell>
          <table:table-cell office:value-type="float" office:value="276.38799999999998" table:style-name="ce1">
            <text:p>276.388</text:p>
          </table:table-cell>
          <table:table-cell office:value-type="float" office:value="275.786" table:style-name="ce1">
            <text:p>275.786</text:p>
          </table:table-cell>
          <table:table-cell office:value-type="float" office:value="278.46800000000002" table:style-name="ce1">
            <text:p>278.468</text:p>
          </table:table-cell>
          <table:table-cell office:value-type="float" office:value="275.87900000000002" table:style-name="ce1">
            <text:p>275.879</text:p>
          </table:table-cell>
          <table:table-cell office:value-type="float" office:value="274.976" table:style-name="ce1">
            <text:p>274.976</text:p>
          </table:table-cell>
          <table:table-cell office:value-type="float" office:value="275.82100000000003" table:style-name="ce1">
            <text:p>275.821</text:p>
          </table:table-cell>
          <table:table-cell office:value-type="float" office:value="274.99799999999999" table:style-name="ce1">
            <text:p>274.998</text:p>
          </table:table-cell>
          <table:table-cell office:value-type="float" office:value="276.75299999999999" table:style-name="ce1">
            <text:p>276.753</text:p>
          </table:table-cell>
          <table:table-cell office:value-type="float" office:value="275.21699999999998" table:style-name="ce1">
            <text:p>275.217</text:p>
          </table:table-cell>
          <table:table-cell office:value-type="float" office:value="276.60199999999998" table:style-name="ce1">
            <text:p>276.602</text:p>
          </table:table-cell>
          <table:table-cell office:value-type="float" office:value="276.65100000000001" table:style-name="ce1">
            <text:p>276.651</text:p>
          </table:table-cell>
          <table:table-cell office:value-type="float" office:value="274.87099999999998" table:style-name="ce1">
            <text:p>274.871</text:p>
          </table:table-cell>
          <table:table-cell office:value-type="float" office:value="277.553" table:style-name="ce1">
            <text:p>277.553</text:p>
          </table:table-cell>
          <table:table-cell office:value-type="float" office:value="276.25099999999998" table:style-name="ce1">
            <text:p>276.251</text:p>
          </table:table-cell>
          <table:table-cell office:value-type="float" office:value="276.63" table:style-name="ce1">
            <text:p>276.63</text:p>
          </table:table-cell>
          <table:table-cell office:value-type="float" office:value="275.11" table:style-name="ce1">
            <text:p>275.11</text:p>
          </table:table-cell>
          <table:table-cell office:value-type="float" office:value="276.69499999999999" table:style-name="ce1">
            <text:p>276.695</text:p>
          </table:table-cell>
          <table:table-cell table:style-name="ce1"/>
          <table:table-cell office:value-type="float" office:value="275.99013793103444" table:formula="of:=AVERAGE([.C15:.AE15])" table:style-name="ce1">
            <text:p>275.990137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5 thread(s)</text:p>
          </table:table-cell>
          <table:table-cell office:value-type="float" office:value="276.29700000000003" table:style-name="ce1">
            <text:p>276.297</text:p>
          </table:table-cell>
          <table:table-cell office:value-type="float" office:value="275.76299999999998" table:style-name="ce1">
            <text:p>275.763</text:p>
          </table:table-cell>
          <table:table-cell office:value-type="float" office:value="277.26499999999999" table:style-name="ce1">
            <text:p>277.265</text:p>
          </table:table-cell>
          <table:table-cell office:value-type="float" office:value="276.22699999999998" table:style-name="ce1">
            <text:p>276.227</text:p>
          </table:table-cell>
          <table:table-cell office:value-type="float" office:value="278.14600000000002" table:style-name="ce1">
            <text:p>278.146</text:p>
          </table:table-cell>
          <table:table-cell office:value-type="float" office:value="275.27300000000002" table:style-name="ce1">
            <text:p>275.273</text:p>
          </table:table-cell>
          <table:table-cell office:value-type="float" office:value="278.42899999999997" table:style-name="ce1">
            <text:p>278.429</text:p>
          </table:table-cell>
          <table:table-cell office:value-type="float" office:value="278.12200000000001" table:style-name="ce1">
            <text:p>278.122</text:p>
          </table:table-cell>
          <table:table-cell office:value-type="float" office:value="278.24599999999998" table:style-name="ce1">
            <text:p>278.246</text:p>
          </table:table-cell>
          <table:table-cell office:value-type="float" office:value="278.18099999999998" table:style-name="ce1">
            <text:p>278.181</text:p>
          </table:table-cell>
          <table:table-cell office:value-type="float" office:value="278.012" table:style-name="ce1">
            <text:p>278.012</text:p>
          </table:table-cell>
          <table:table-cell office:value-type="float" office:value="277.839" table:style-name="ce1">
            <text:p>277.839</text:p>
          </table:table-cell>
          <table:table-cell office:value-type="float" office:value="279.11399999999998" table:style-name="ce1">
            <text:p>279.114</text:p>
          </table:table-cell>
          <table:table-cell office:value-type="float" office:value="277.95299999999997" table:style-name="ce1">
            <text:p>277.953</text:p>
          </table:table-cell>
          <table:table-cell office:value-type="float" office:value="277.85000000000002" table:style-name="ce1">
            <text:p>277.85</text:p>
          </table:table-cell>
          <table:table-cell office:value-type="float" office:value="278.2" table:style-name="ce1">
            <text:p>278.2</text:p>
          </table:table-cell>
          <table:table-cell office:value-type="float" office:value="274.52" table:style-name="ce1">
            <text:p>274.52</text:p>
          </table:table-cell>
          <table:table-cell office:value-type="float" office:value="278.54500000000002" table:style-name="ce1">
            <text:p>278.545</text:p>
          </table:table-cell>
          <table:table-cell office:value-type="float" office:value="275.73200000000003" table:style-name="ce1">
            <text:p>275.732</text:p>
          </table:table-cell>
          <table:table-cell office:value-type="float" office:value="275.90600000000001" table:style-name="ce1">
            <text:p>275.906</text:p>
          </table:table-cell>
          <table:table-cell office:value-type="float" office:value="277.77100000000002" table:style-name="ce1">
            <text:p>277.771</text:p>
          </table:table-cell>
          <table:table-cell office:value-type="float" office:value="277.87799999999999" table:style-name="ce1">
            <text:p>277.878</text:p>
          </table:table-cell>
          <table:table-cell office:value-type="float" office:value="278.12799999999999" table:style-name="ce1">
            <text:p>278.128</text:p>
          </table:table-cell>
          <table:table-cell office:value-type="float" office:value="278.96600000000001" table:style-name="ce1">
            <text:p>278.966</text:p>
          </table:table-cell>
          <table:table-cell office:value-type="float" office:value="278.202" table:style-name="ce1">
            <text:p>278.202</text:p>
          </table:table-cell>
          <table:table-cell office:value-type="float" office:value="277.83999999999997" table:style-name="ce1">
            <text:p>277.84</text:p>
          </table:table-cell>
          <table:table-cell office:value-type="float" office:value="276.66800000000001" table:style-name="ce1">
            <text:p>276.668</text:p>
          </table:table-cell>
          <table:table-cell office:value-type="float" office:value="275.04500000000002" table:style-name="ce1">
            <text:p>275.045</text:p>
          </table:table-cell>
          <table:table-cell office:value-type="float" office:value="277.79199999999997" table:style-name="ce1">
            <text:p>277.792</text:p>
          </table:table-cell>
          <table:table-cell office:value-type="float" office:value="279.13799999999998" table:style-name="ce1">
            <text:p>279.138</text:p>
          </table:table-cell>
          <table:table-cell table:style-name="ce1"/>
          <table:table-cell office:value-type="float" office:value="277.4741724137931" table:formula="of:=AVERAGE([.C16:.AE16])" table:style-name="ce1">
            <text:p>277.4741724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1" table:style-name="ta1">
        <table:table-column table:style-name="co4" table:number-columns-repeated="16384" table:default-cell-style-name="ce1"/>
        <table:table-row table:style-name="ro1">
          <table:table-cell office:value-type="string" table:style-name="ce1">
            <text:p>Run 1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Run 3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table:style-name="ce1"/>
          <table:table-cell office:value-type="string" table:style-name="ce1">
            <text:p>Run 1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Run 3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office:value-type="string" table:style-name="ce1">
            <text:p>Mean</text:p>
          </table:table-cell>
          <table:table-cell table:number-columns-repeated="16372"/>
        </table:table-row>
        <table:table-row table:style-name="ro1">
          <table:table-cell office:value-type="float" office:value="305.04324137931036" table:style-name="ce1">
            <text:p>305.0432414</text:p>
          </table:table-cell>
          <table:table-cell office:value-type="float" office:value="302.87624137931033" table:style-name="ce1">
            <text:p>302.8762414</text:p>
          </table:table-cell>
          <table:table-cell office:value-type="float" office:value="317.08024137931039" table:style-name="ce1">
            <text:p>317.0802414</text:p>
          </table:table-cell>
          <table:table-cell office:value-type="float" office:value="323.49048275862071" table:style-name="ce1">
            <text:p>323.4904828</text:p>
          </table:table-cell>
          <table:table-cell office:value-type="float" office:value="302.46113793103456" table:style-name="ce1">
            <text:p>302.4611379</text:p>
          </table:table-cell>
          <table:table-cell table:style-name="ce1"/>
          <table:table-cell office:value-type="float" office:value="305.04324137931036" table:style-name="ce1">
            <text:p>305.0432414</text:p>
          </table:table-cell>
          <table:table-cell office:value-type="float" office:value="302.87624137931033" table:style-name="ce1">
            <text:p>302.8762414</text:p>
          </table:table-cell>
          <table:table-cell table:number-columns-repeated="2" table:style-name="ce1"/>
          <table:table-cell office:value-type="float" office:value="302.46113793103456" table:style-name="ce1">
            <text:p>302.4611379</text:p>
          </table:table-cell>
          <table:table-cell office:value-type="float" office:value="303.46020689655171" table:formula="of:=AVERAGE([.G2:.K2])" table:style-name="ce1">
            <text:p>303.4602069</text:p>
          </table:table-cell>
          <table:table-cell table:number-columns-repeated="16372"/>
        </table:table-row>
        <table:table-row table:style-name="ro1">
          <table:table-cell office:value-type="float" office:value="297.05093103448274" table:style-name="ce1">
            <text:p>297.050931</text:p>
          </table:table-cell>
          <table:table-cell office:value-type="float" office:value="287.68879310344829" table:style-name="ce1">
            <text:p>287.6887931</text:p>
          </table:table-cell>
          <table:table-cell office:value-type="float" office:value="286.59003448275865" table:style-name="ce1">
            <text:p>286.5900345</text:p>
          </table:table-cell>
          <table:table-cell office:value-type="float" office:value="288.30272413793102" table:style-name="ce1">
            <text:p>288.3027241</text:p>
          </table:table-cell>
          <table:table-cell office:value-type="float" office:value="290.36472413793109" table:style-name="ce1">
            <text:p>290.3647241</text:p>
          </table:table-cell>
          <table:table-cell table:number-columns-repeated="2" table:style-name="ce1"/>
          <table:table-cell office:value-type="float" office:value="287.68879310344829" table:style-name="ce1">
            <text:p>287.6887931</text:p>
          </table:table-cell>
          <table:table-cell office:value-type="float" office:value="286.59003448275865" table:style-name="ce1">
            <text:p>286.5900345</text:p>
          </table:table-cell>
          <table:table-cell office:value-type="float" office:value="288.30272413793102" table:style-name="ce1">
            <text:p>288.3027241</text:p>
          </table:table-cell>
          <table:table-cell table:style-name="ce1"/>
          <table:table-cell office:value-type="float" office:value="287.52718390804597" table:formula="of:=AVERAGE([.G3:.K3])" table:style-name="ce1">
            <text:p>287.5271839</text:p>
          </table:table-cell>
          <table:table-cell table:number-columns-repeated="16372"/>
        </table:table-row>
        <table:table-row table:style-name="ro1">
          <table:table-cell office:value-type="float" office:value="281.22803448275857" table:style-name="ce1">
            <text:p>281.2280345</text:p>
          </table:table-cell>
          <table:table-cell office:value-type="float" office:value="281.43224137931043" table:style-name="ce1">
            <text:p>281.4322414</text:p>
          </table:table-cell>
          <table:table-cell office:value-type="float" office:value="281.00179310344828" table:style-name="ce1">
            <text:p>281.0017931</text:p>
          </table:table-cell>
          <table:table-cell office:value-type="float" office:value="281.64855172413792" table:style-name="ce1">
            <text:p>281.6485517</text:p>
          </table:table-cell>
          <table:table-cell office:value-type="float" office:value="281.40013793103446" table:style-name="ce1">
            <text:p>281.4001379</text:p>
          </table:table-cell>
          <table:table-cell table:style-name="ce1"/>
          <table:table-cell office:value-type="float" office:value="281.22803448275857" table:style-name="ce1">
            <text:p>281.2280345</text:p>
          </table:table-cell>
          <table:table-cell table:style-name="ce1"/>
          <table:table-cell office:value-type="float" office:value="281.00179310344828" table:style-name="ce1">
            <text:p>281.0017931</text:p>
          </table:table-cell>
          <table:table-cell table:style-name="ce1"/>
          <table:table-cell office:value-type="float" office:value="281.40013793103446" table:style-name="ce1">
            <text:p>281.4001379</text:p>
          </table:table-cell>
          <table:table-cell office:value-type="float" office:value="281.20998850574711" table:formula="of:=AVERAGE([.G4:.K4])" table:style-name="ce1">
            <text:p>281.2099885</text:p>
          </table:table-cell>
          <table:table-cell table:number-columns-repeated="16372"/>
        </table:table-row>
        <table:table-row table:style-name="ro1">
          <table:table-cell office:value-type="float" office:value="279.3924137931034" table:style-name="ce1">
            <text:p>279.3924138</text:p>
          </table:table-cell>
          <table:table-cell office:value-type="float" office:value="279.69858620689661" table:style-name="ce1">
            <text:p>279.6985862</text:p>
          </table:table-cell>
          <table:table-cell office:value-type="float" office:value="281.11200000000002" table:style-name="ce1">
            <text:p>281.112</text:p>
          </table:table-cell>
          <table:table-cell office:value-type="float" office:value="285.51362068965523" table:style-name="ce1">
            <text:p>285.5136207</text:p>
          </table:table-cell>
          <table:table-cell office:value-type="float" office:value="279.608" table:style-name="ce1">
            <text:p>279.608</text:p>
          </table:table-cell>
          <table:table-cell table:style-name="ce1"/>
          <table:table-cell office:value-type="float" office:value="279.3924137931034" table:style-name="ce1">
            <text:p>279.3924138</text:p>
          </table:table-cell>
          <table:table-cell office:value-type="float" office:value="279.69858620689661" table:style-name="ce1">
            <text:p>279.6985862</text:p>
          </table:table-cell>
          <table:table-cell table:number-columns-repeated="2" table:style-name="ce1"/>
          <table:table-cell office:value-type="float" office:value="279.608" table:style-name="ce1">
            <text:p>279.608</text:p>
          </table:table-cell>
          <table:table-cell office:value-type="float" office:value="279.56633333333338" table:formula="of:=AVERAGE([.G5:.K5])" table:style-name="ce1">
            <text:p>279.5663333</text:p>
          </table:table-cell>
          <table:table-cell table:number-columns-repeated="16372"/>
        </table:table-row>
        <table:table-row table:style-name="ro1">
          <table:table-cell office:value-type="float" office:value="277.77155172413796" table:style-name="ce1">
            <text:p>277.7715517</text:p>
          </table:table-cell>
          <table:table-cell office:value-type="float" office:value="277.91448275862069" table:style-name="ce1">
            <text:p>277.9144828</text:p>
          </table:table-cell>
          <table:table-cell office:value-type="float" office:value="277.9075862068965" table:style-name="ce1">
            <text:p>277.9075862</text:p>
          </table:table-cell>
          <table:table-cell office:value-type="float" office:value="277.74158620689661" table:style-name="ce1">
            <text:p>277.7415862</text:p>
          </table:table-cell>
          <table:table-cell office:value-type="float" office:value="277.76655172413797" table:style-name="ce1">
            <text:p>277.7665517</text:p>
          </table:table-cell>
          <table:table-cell table:style-name="ce1"/>
          <table:table-cell office:value-type="float" office:value="277.77155172413796" table:style-name="ce1">
            <text:p>277.7715517</text:p>
          </table:table-cell>
          <table:table-cell table:number-columns-repeated="2" table:style-name="ce1"/>
          <table:table-cell office:value-type="float" office:value="277.74158620689661" table:style-name="ce1">
            <text:p>277.7415862</text:p>
          </table:table-cell>
          <table:table-cell office:value-type="float" office:value="277.76655172413797" table:style-name="ce1">
            <text:p>277.7665517</text:p>
          </table:table-cell>
          <table:table-cell office:value-type="float" office:value="277.75989655172424" table:formula="of:=AVERAGE([.G6:.K6])" table:style-name="ce1">
            <text:p>277.7598966</text:p>
          </table:table-cell>
          <table:table-cell table:number-columns-repeated="16372"/>
        </table:table-row>
        <table:table-row table:style-name="ro1">
          <table:table-cell office:value-type="float" office:value="277.52434482758622" table:style-name="ce1">
            <text:p>277.5243448</text:p>
          </table:table-cell>
          <table:table-cell office:value-type="float" office:value="276.43541379310341" table:style-name="ce1">
            <text:p>276.4354138</text:p>
          </table:table-cell>
          <table:table-cell office:value-type="float" office:value="276.30110344827585" table:style-name="ce1">
            <text:p>276.3011034</text:p>
          </table:table-cell>
          <table:table-cell office:value-type="float" office:value="276.13786206896549" table:style-name="ce1">
            <text:p>276.1378621</text:p>
          </table:table-cell>
          <table:table-cell office:value-type="float" office:value="276.2962413793104" table:style-name="ce1">
            <text:p>276.2962414</text:p>
          </table:table-cell>
          <table:table-cell table:number-columns-repeated="3" table:style-name="ce1"/>
          <table:table-cell office:value-type="float" office:value="276.30110344827585" table:style-name="ce1">
            <text:p>276.3011034</text:p>
          </table:table-cell>
          <table:table-cell office:value-type="float" office:value="276.13786206896549" table:style-name="ce1">
            <text:p>276.1378621</text:p>
          </table:table-cell>
          <table:table-cell office:value-type="float" office:value="276.2962413793104" table:style-name="ce1">
            <text:p>276.2962414</text:p>
          </table:table-cell>
          <table:table-cell office:value-type="float" office:value="276.24506896551725" table:formula="of:=AVERAGE([.G7:.K7])" table:style-name="ce1">
            <text:p>276.245069</text:p>
          </table:table-cell>
          <table:table-cell table:number-columns-repeated="16372"/>
        </table:table-row>
        <table:table-row table:style-name="ro1">
          <table:table-cell office:value-type="float" office:value="278.3961379310345" table:style-name="ce1">
            <text:p>278.3961379</text:p>
          </table:table-cell>
          <table:table-cell office:value-type="float" office:value="275.19803448275866" table:style-name="ce1">
            <text:p>275.1980345</text:p>
          </table:table-cell>
          <table:table-cell office:value-type="float" office:value="275.34093103448276" table:style-name="ce1">
            <text:p>275.340931</text:p>
          </table:table-cell>
          <table:table-cell office:value-type="float" office:value="275.21755172413793" table:style-name="ce1">
            <text:p>275.2175517</text:p>
          </table:table-cell>
          <table:table-cell office:value-type="float" office:value="275.33044827586207" table:style-name="ce1">
            <text:p>275.3304483</text:p>
          </table:table-cell>
          <table:table-cell table:number-columns-repeated="2" table:style-name="ce1"/>
          <table:table-cell office:value-type="float" office:value="275.19803448275866" table:style-name="ce1">
            <text:p>275.1980345</text:p>
          </table:table-cell>
          <table:table-cell table:style-name="ce1"/>
          <table:table-cell office:value-type="float" office:value="275.21755172413793" table:style-name="ce1">
            <text:p>275.2175517</text:p>
          </table:table-cell>
          <table:table-cell office:value-type="float" office:value="275.33044827586207" table:style-name="ce1">
            <text:p>275.3304483</text:p>
          </table:table-cell>
          <table:table-cell office:value-type="float" office:value="275.24867816091955" table:formula="of:=AVERAGE([.G8:.K8])" table:style-name="ce1">
            <text:p>275.2486782</text:p>
          </table:table-cell>
          <table:table-cell table:number-columns-repeated="16372"/>
        </table:table-row>
        <table:table-row table:style-name="ro1">
          <table:table-cell office:value-type="float" office:value="275.23803448275862" table:style-name="ce1">
            <text:p>275.2380345</text:p>
          </table:table-cell>
          <table:table-cell office:value-type="float" office:value="278.79993103448282" table:style-name="ce1">
            <text:p>278.799931</text:p>
          </table:table-cell>
          <table:table-cell office:value-type="float" office:value="275.10213793103446" table:style-name="ce1">
            <text:p>275.1021379</text:p>
          </table:table-cell>
          <table:table-cell office:value-type="float" office:value="275.42210344827589" table:style-name="ce1">
            <text:p>275.4221034</text:p>
          </table:table-cell>
          <table:table-cell office:value-type="float" office:value="275.45600000000002" table:style-name="ce1">
            <text:p>275.456</text:p>
          </table:table-cell>
          <table:table-cell table:style-name="ce1"/>
          <table:table-cell office:value-type="float" office:value="275.23803448275862" table:style-name="ce1">
            <text:p>275.2380345</text:p>
          </table:table-cell>
          <table:table-cell table:style-name="ce1"/>
          <table:table-cell office:value-type="float" office:value="275.10213793103446" table:style-name="ce1">
            <text:p>275.1021379</text:p>
          </table:table-cell>
          <table:table-cell office:value-type="float" office:value="275.42210344827589" table:style-name="ce1">
            <text:p>275.4221034</text:p>
          </table:table-cell>
          <table:table-cell table:style-name="ce1"/>
          <table:table-cell office:value-type="float" office:value="275.25409195402295" table:formula="of:=AVERAGE([.G9:.K9])" table:style-name="ce1">
            <text:p>275.254092</text:p>
          </table:table-cell>
          <table:table-cell table:number-columns-repeated="16372"/>
        </table:table-row>
        <table:table-row table:style-name="ro1">
          <table:table-cell office:value-type="float" office:value="277.52086206896553" table:style-name="ce1">
            <text:p>277.5208621</text:p>
          </table:table-cell>
          <table:table-cell office:value-type="float" office:value="277.35603448275856" table:style-name="ce1">
            <text:p>277.3560345</text:p>
          </table:table-cell>
          <table:table-cell office:value-type="float" office:value="277.52158620689653" table:style-name="ce1">
            <text:p>277.5215862</text:p>
          </table:table-cell>
          <table:table-cell office:value-type="float" office:value="277.58913793103443" table:style-name="ce1">
            <text:p>277.5891379</text:p>
          </table:table-cell>
          <table:table-cell office:value-type="float" office:value="277.43662068965517" table:style-name="ce1">
            <text:p>277.4366207</text:p>
          </table:table-cell>
          <table:table-cell table:number-columns-repeated="2" table:style-name="ce1"/>
          <table:table-cell office:value-type="float" office:value="277.35603448275856" table:style-name="ce1">
            <text:p>277.3560345</text:p>
          </table:table-cell>
          <table:table-cell office:value-type="float" office:value="277.52158620689653" table:style-name="ce1">
            <text:p>277.5215862</text:p>
          </table:table-cell>
          <table:table-cell table:style-name="ce1"/>
          <table:table-cell office:value-type="float" office:value="277.43662068965517" table:style-name="ce1">
            <text:p>277.4366207</text:p>
          </table:table-cell>
          <table:table-cell office:value-type="float" office:value="277.43808045977011" table:formula="of:=AVERAGE([.G10:.K10])" table:style-name="ce1">
            <text:p>277.4380805</text:p>
          </table:table-cell>
          <table:table-cell table:number-columns-repeated="16372"/>
        </table:table-row>
        <table:table-row table:style-name="ro1">
          <table:table-cell office:value-type="float" office:value="277.04858620689652" table:style-name="ce1">
            <text:p>277.0485862</text:p>
          </table:table-cell>
          <table:table-cell office:value-type="float" office:value="276.92131034482759" table:style-name="ce1">
            <text:p>276.9213103</text:p>
          </table:table-cell>
          <table:table-cell office:value-type="float" office:value="277.4167931034483" table:style-name="ce1">
            <text:p>277.4167931</text:p>
          </table:table-cell>
          <table:table-cell office:value-type="float" office:value="277.50099999999998" table:style-name="ce1">
            <text:p>277.501</text:p>
          </table:table-cell>
          <table:table-cell office:value-type="float" office:value="277.14289655172411" table:style-name="ce1">
            <text:p>277.1428966</text:p>
          </table:table-cell>
          <table:table-cell table:style-name="ce1"/>
          <table:table-cell office:value-type="float" office:value="277.04858620689652" table:style-name="ce1">
            <text:p>277.0485862</text:p>
          </table:table-cell>
          <table:table-cell office:value-type="float" office:value="276.92131034482759" table:style-name="ce1">
            <text:p>276.9213103</text:p>
          </table:table-cell>
          <table:table-cell table:number-columns-repeated="2" table:style-name="ce1"/>
          <table:table-cell office:value-type="float" office:value="277.14289655172411" table:style-name="ce1">
            <text:p>277.1428966</text:p>
          </table:table-cell>
          <table:table-cell office:value-type="float" office:value="277.03759770114942" table:formula="of:=AVERAGE([.G11:.K11])" table:style-name="ce1">
            <text:p>277.0375977</text:p>
          </table:table-cell>
          <table:table-cell table:number-columns-repeated="16372"/>
        </table:table-row>
        <table:table-row table:style-name="ro1">
          <table:table-cell office:value-type="float" office:value="276.78958620689662" table:style-name="ce1">
            <text:p>276.7895862</text:p>
          </table:table-cell>
          <table:table-cell office:value-type="float" office:value="277.03041379310349" table:style-name="ce1">
            <text:p>277.0304138</text:p>
          </table:table-cell>
          <table:table-cell office:value-type="float" office:value="276.96920689655178" table:style-name="ce1">
            <text:p>276.9692069</text:p>
          </table:table-cell>
          <table:table-cell office:value-type="float" office:value="276.9764137931034" table:style-name="ce1">
            <text:p>276.9764138</text:p>
          </table:table-cell>
          <table:table-cell office:value-type="float" office:value="276.7194137931034" table:style-name="ce1">
            <text:p>276.7194138</text:p>
          </table:table-cell>
          <table:table-cell table:style-name="ce1"/>
          <table:table-cell office:value-type="float" office:value="276.78958620689662" table:style-name="ce1">
            <text:p>276.7895862</text:p>
          </table:table-cell>
          <table:table-cell table:style-name="ce1"/>
          <table:table-cell office:value-type="float" office:value="276.96920689655178" table:style-name="ce1">
            <text:p>276.9692069</text:p>
          </table:table-cell>
          <table:table-cell table:style-name="ce1"/>
          <table:table-cell office:value-type="float" office:value="276.7194137931034" table:style-name="ce1">
            <text:p>276.7194138</text:p>
          </table:table-cell>
          <table:table-cell office:value-type="float" office:value="276.82606896551727" table:formula="of:=AVERAGE([.G12:.K12])" table:style-name="ce1">
            <text:p>276.826069</text:p>
          </table:table-cell>
          <table:table-cell table:number-columns-repeated="16372"/>
        </table:table-row>
        <table:table-row table:style-name="ro1">
          <table:table-cell office:value-type="float" office:value="276.45824137931027" table:style-name="ce1">
            <text:p>276.4582414</text:p>
          </table:table-cell>
          <table:table-cell office:value-type="float" office:value="276.51348275862068" table:style-name="ce1">
            <text:p>276.5134828</text:p>
          </table:table-cell>
          <table:table-cell office:value-type="float" office:value="276.42599999999993" table:style-name="ce1">
            <text:p>276.426</text:p>
          </table:table-cell>
          <table:table-cell office:value-type="float" office:value="276.25048275862071" table:style-name="ce1">
            <text:p>276.2504828</text:p>
          </table:table-cell>
          <table:table-cell office:value-type="float" office:value="276.5178620689656" table:style-name="ce1">
            <text:p>276.5178621</text:p>
          </table:table-cell>
          <table:table-cell table:style-name="ce1"/>
          <table:table-cell office:value-type="float" office:value="276.45824137931027" table:style-name="ce1">
            <text:p>276.4582414</text:p>
          </table:table-cell>
          <table:table-cell table:style-name="ce1"/>
          <table:table-cell office:value-type="float" office:value="276.42599999999993" table:style-name="ce1">
            <text:p>276.426</text:p>
          </table:table-cell>
          <table:table-cell office:value-type="float" office:value="276.25048275862071" table:style-name="ce1">
            <text:p>276.2504828</text:p>
          </table:table-cell>
          <table:table-cell table:style-name="ce1"/>
          <table:table-cell office:value-type="float" office:value="276.37824137931028" table:formula="of:=AVERAGE([.G13:.K13])" table:style-name="ce1">
            <text:p>276.3782414</text:p>
          </table:table-cell>
          <table:table-cell table:number-columns-repeated="16372"/>
        </table:table-row>
        <table:table-row table:style-name="ro1">
          <table:table-cell office:value-type="float" office:value="277.40048275862068" table:style-name="ce1">
            <text:p>277.4004828</text:p>
          </table:table-cell>
          <table:table-cell office:value-type="float" office:value="276.9900689655172" table:style-name="ce1">
            <text:p>276.990069</text:p>
          </table:table-cell>
          <table:table-cell office:value-type="float" office:value="276.89658620689659" table:style-name="ce1">
            <text:p>276.8965862</text:p>
          </table:table-cell>
          <table:table-cell office:value-type="float" office:value="275.9836206896552" table:style-name="ce1">
            <text:p>275.9836207</text:p>
          </table:table-cell>
          <table:table-cell office:value-type="float" office:value="275.88689655172413" table:style-name="ce1">
            <text:p>275.8868966</text:p>
          </table:table-cell>
          <table:table-cell table:number-columns-repeated="3" table:style-name="ce1"/>
          <table:table-cell office:value-type="float" office:value="276.89658620689659" table:style-name="ce1">
            <text:p>276.8965862</text:p>
          </table:table-cell>
          <table:table-cell office:value-type="float" office:value="275.9836206896552" table:style-name="ce1">
            <text:p>275.9836207</text:p>
          </table:table-cell>
          <table:table-cell office:value-type="float" office:value="275.88689655172413" table:style-name="ce1">
            <text:p>275.8868966</text:p>
          </table:table-cell>
          <table:table-cell office:value-type="float" office:value="276.25570114942531" table:formula="of:=AVERAGE([.G14:.K14])" table:style-name="ce1">
            <text:p>276.2557011</text:p>
          </table:table-cell>
          <table:table-cell table:number-columns-repeated="16372"/>
        </table:table-row>
        <table:table-row table:style-name="ro1">
          <table:table-cell office:value-type="float" office:value="275.99013793103444" table:style-name="ce1">
            <text:p>275.9901379</text:p>
          </table:table-cell>
          <table:table-cell office:value-type="float" office:value="276.60065517241378" table:style-name="ce1">
            <text:p>276.6006552</text:p>
          </table:table-cell>
          <table:table-cell office:value-type="float" office:value="275.67413793103447" table:style-name="ce1">
            <text:p>275.6741379</text:p>
          </table:table-cell>
          <table:table-cell office:value-type="float" office:value="275.37368965517243" table:style-name="ce1">
            <text:p>275.3736897</text:p>
          </table:table-cell>
          <table:table-cell office:value-type="float" office:value="276.11327586206897" table:style-name="ce1">
            <text:p>276.1132759</text:p>
          </table:table-cell>
          <table:table-cell table:style-name="ce1"/>
          <table:table-cell office:value-type="float" office:value="275.99013793103444" table:style-name="ce1">
            <text:p>275.9901379</text:p>
          </table:table-cell>
          <table:table-cell table:style-name="ce1"/>
          <table:table-cell office:value-type="float" office:value="275.67413793103447" table:style-name="ce1">
            <text:p>275.6741379</text:p>
          </table:table-cell>
          <table:table-cell office:value-type="float" office:value="275.37368965517243" table:style-name="ce1">
            <text:p>275.3736897</text:p>
          </table:table-cell>
          <table:table-cell table:style-name="ce1"/>
          <table:table-cell office:value-type="float" office:value="275.6793218390805" table:formula="of:=AVERAGE([.G15:.K15])" table:style-name="ce1">
            <text:p>275.6793218</text:p>
          </table:table-cell>
          <table:table-cell table:number-columns-repeated="16372"/>
        </table:table-row>
        <table:table-row table:style-name="ro1">
          <table:table-cell office:value-type="float" office:value="277.4741724137931" table:style-name="ce1">
            <text:p>277.4741724</text:p>
          </table:table-cell>
          <table:table-cell office:value-type="float" office:value="275.98127586206897" table:style-name="ce1">
            <text:p>275.9812759</text:p>
          </table:table-cell>
          <table:table-cell office:value-type="float" office:value="275.66668965517249" table:style-name="ce1">
            <text:p>275.6666897</text:p>
          </table:table-cell>
          <table:table-cell office:value-type="float" office:value="277.1242068965517" table:style-name="ce1">
            <text:p>277.1242069</text:p>
          </table:table-cell>
          <table:table-cell office:value-type="float" office:value="276.06841379310345" table:style-name="ce1">
            <text:p>276.0684138</text:p>
          </table:table-cell>
          <table:table-cell table:number-columns-repeated="2" table:style-name="ce1"/>
          <table:table-cell office:value-type="float" office:value="275.98127586206897" table:style-name="ce1">
            <text:p>275.9812759</text:p>
          </table:table-cell>
          <table:table-cell office:value-type="float" office:value="275.66668965517249" table:style-name="ce1">
            <text:p>275.6666897</text:p>
          </table:table-cell>
          <table:table-cell table:style-name="ce1"/>
          <table:table-cell office:value-type="float" office:value="276.06841379310345" table:style-name="ce1">
            <text:p>276.0684138</text:p>
          </table:table-cell>
          <table:table-cell office:value-type="float" office:value="275.90545977011499" table:formula="of:=AVERAGE([.G16:.K16])" table:style-name="ce1">
            <text:p>275.9054598</text:p>
          </table:table-cell>
          <table:table-cell table:number-columns-repeated="16372"/>
        </table:table-row>
        <table:table-row table:number-rows-repeated="1048560" table:style-name="ro1">
          <table:table-cell table:number-columns-repeated="16384"/>
        </table:table-row>
      </table:table>
      <table:database-ranges>
        <table:database-range table:target-range-address="Ark6.A1:Ark6.AE16" table:name="db__5" table:display-filter-buttons="true" table:on-update-keep-size="false" table:on-update-keep-styles="true" table:refresh-delay="false">
          <table:database-source-sql table:database-name="Provider=Microsoft.Mashup.OleDb.1;Data Source=$Workbook$;Location=db (5);Extended Properties=&quot;&quot;" table:sql-statement="SELECT * FROM [db (5)]"/>
        </table:database-range>
        <table:database-range table:target-range-address="Ark5.A1:Ark5.AE16" table:name="db__4" table:display-filter-buttons="true" table:on-update-keep-size="false" table:on-update-keep-styles="true" table:refresh-delay="false">
          <table:database-source-sql table:database-name="Provider=Microsoft.Mashup.OleDb.1;Data Source=$Workbook$;Location=db (4);Extended Properties=&quot;&quot;" table:sql-statement="SELECT * FROM [db (4)]"/>
        </table:database-range>
        <table:database-range table:target-range-address="Ark4.A1:Ark4.AE16" table:name="db__3" table:display-filter-buttons="true" table:on-update-keep-size="false" table:on-update-keep-styles="true" table:refresh-delay="false">
          <table:database-source-sql table:database-name="Provider=Microsoft.Mashup.OleDb.1;Data Source=$Workbook$;Location=db (3);Extended Properties=&quot;&quot;" table:sql-statement="SELECT * FROM [db (3)]"/>
        </table:database-range>
        <table:database-range table:target-range-address="Ark3.A1:Ark3.AE16" table:name="db__2" table:display-filter-buttons="true" table:on-update-keep-size="false" table:on-update-keep-styles="true" table:refresh-delay="false">
          <table:database-source-sql table:database-name="Provider=Microsoft.Mashup.OleDb.1;Data Source=$Workbook$;Location=db (2);Extended Properties=&quot;&quot;" table:sql-statement="SELECT * FROM [db (2)]"/>
        </table:database-range>
        <table:database-range table:target-range-address="Ark2.A1:Ark2.AE16" table:name="db" table:display-filter-buttons="true" table:on-update-keep-size="false" table:on-update-keep-styles="true" table:refresh-delay="false">
          <table:database-source-sql table:database-name="Provider=Microsoft.Mashup.OleDb.1;Data Source=$Workbook$;Location=db;Extended Properties=&quot;&quot;" table:sql-statement="SELECT * FROM [db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Alexander Brandborg</meta:initial-creator>
    <dc:creator>Alexander Brandborg</dc:creator>
    <meta:creation-date>2018-06-04T17:25:34Z</meta:creation-date>
    <dc:date>2018-06-04T17:33:49Z</dc:date>
  </office:meta>
</office:document-meta>
</file>